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Open Sans" svg:font-family="Open Sans"/>
    <style:font-face style:name="Trebuchet MS" svg:font-family="Trebuchet MS"/>
  </office:font-face-decls>
  <office:automatic-styles>
    <style:style style:name="P1" style:family="paragraph" style:parent-style-name="Heading_20_3" style:master-page-name="Standard">
      <style:paragraph-properties fo:break-before="auto" fo:line-height="115%" fo:margin-top="0cm" style:writing-mode="lr-tb"/>
    </style:style>
    <style:style style:name="T1_1" style:family="text"/>
    <style:style style:name="T1_2" style:family="text">
      <style:text-properties fo:color="#00b2ee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_3" style:family="text"/>
    <style:style style:name="T1_4" style:family="text">
      <style:text-properties fo:color="#00b2ee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_5" style:family="text"/>
    <style:style style:name="T1_6" style:family="text">
      <style:text-properties fo:color="#00b2ee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_7" style:family="text"/>
    <style:style style:name="T1_8" style:family="text">
      <style:text-properties fo:color="#00b2ee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_9" style:family="text"/>
    <style:style style:name="T1_10" style:family="text">
      <style:text-properties fo:color="#00b2ee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_11" style:family="text"/>
    <style:style style:name="T1_12" style:family="text">
      <style:text-properties fo:color="#00b2ee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_13" style:family="text"/>
    <style:style style:name="T1_14" style:family="text">
      <style:text-properties fo:color="#00b2ee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_15" style:family="text"/>
    <style:style style:name="T1_16" style:family="text">
      <style:text-properties fo:color="#00b2ee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_17" style:family="text"/>
    <style:style style:name="T1_18" style:family="text">
      <style:text-properties fo:color="#00b2ee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_19" style:family="text"/>
    <style:style style:name="T1_20" style:family="text">
      <style:text-properties fo:color="#00b2ee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_21" style:family="text"/>
    <style:style style:name="T1_22" style:family="text">
      <style:text-properties fo:color="#00b2ee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_23" style:family="text"/>
    <style:style style:name="T1_24" style:family="text">
      <style:text-properties fo:color="#00b2ee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_25" style:family="text"/>
    <style:style style:name="T1_26" style:family="text">
      <style:text-properties fo:color="#00b2ee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P2" style:family="paragraph" style:parent-style-name="Heading_20_3">
      <style:paragraph-properties fo:break-before="auto" fo:line-height="115%" style:writing-mode="lr-tb"/>
    </style:style>
    <style:style style:name="T2_1" style:family="text"/>
    <style:style style:name="T2_2" style:family="text">
      <style:text-properties fo:background-color="#fbfbfb" fo:color="#00798c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P3" style:family="paragraph" style:parent-style-name="Standard">
      <style:paragraph-properties fo:break-before="auto" fo:line-height="115%" fo:margin-right="0.282cm" style:writing-mode="lr-tb"/>
    </style:style>
    <style:style style:name="T3_1" style:family="text"/>
    <style:style style:name="T3_2" style:family="text">
      <style:text-properties fo:background-color="#fbfbfb" fo:color="#00b2ee" style:font-name="Open Sans" style:font-name-asian="Open Sans" style:font-name-complex="Open Sans"/>
    </style:style>
    <style:style style:name="P4" style:family="paragraph" style:parent-style-name="Standard">
      <style:paragraph-properties fo:break-before="auto" fo:line-height="115%" fo:margin-right="0.282cm" style:writing-mode="lr-tb"/>
    </style:style>
    <style:style style:name="T4_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1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1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1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1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1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1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1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17" style:family="text"/>
    <style:style style:name="T4_18" style:family="text">
      <style:text-properties fo:background-color="#fbfbfb" fo:color="#00b2ee" style:font-name="Open Sans" fo:font-size="10pt" style:font-name-asian="Open Sans" style:font-size-asian="10pt" style:font-name-complex="Open Sans" style:font-size-complex="10pt"/>
    </style:style>
    <style:style style:name="T4_1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2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2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2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2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2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2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2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2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2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2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3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3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3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3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3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3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3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3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3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3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4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4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4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4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4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4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4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4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4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4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5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5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5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5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5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5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5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5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5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5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6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6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6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6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6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6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6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6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6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6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7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7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7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7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7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7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7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7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7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7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8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8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8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8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8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8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8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8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8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8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9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9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9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9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9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9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9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9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9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9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10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10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10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10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10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10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10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10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10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10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11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4_11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P5" style:family="paragraph" style:parent-style-name="Standard">
      <style:paragraph-properties fo:break-before="auto" fo:line-height="115%" fo:margin-right="0.282cm" style:writing-mode="lr-tb"/>
    </style:style>
    <style:style style:name="T5_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1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1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1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1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1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1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1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1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1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1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2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2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2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2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2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2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2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2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2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2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3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3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3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3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3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3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3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3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3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3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4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4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4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4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4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4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4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4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4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4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5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5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5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5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5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5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5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5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5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5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6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6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6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6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6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6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6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6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6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6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7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7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7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7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7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7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7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7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5_7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P6" style:family="paragraph" style:parent-style-name="Standard">
      <style:paragraph-properties fo:break-before="auto" fo:line-height="115%" fo:margin-right="0.282cm" style:writing-mode="lr-tb"/>
    </style:style>
    <style:style style:name="T6_1" style:family="text"/>
    <style:style style:name="T6_2" style:family="text">
      <style:text-properties fo:background-color="#fbfbfb" fo:color="#00b2ee" style:font-name="Open Sans" style:font-name-asian="Open Sans" style:font-name-complex="Open Sans"/>
    </style:style>
    <style:style style:name="T6_3" style:family="text"/>
    <style:style style:name="T6_4" style:family="text">
      <style:text-properties fo:background-color="#fbfbfb" fo:color="#00b2ee" style:font-name="Open Sans" style:font-name-asian="Open Sans" style:font-name-complex="Open Sans"/>
    </style:style>
    <style:style style:name="T6_5" style:family="text"/>
    <style:style style:name="T6_6" style:family="text">
      <style:text-properties fo:background-color="#fbfbfb" fo:color="#00b2ee" style:font-name="Open Sans" style:font-name-asian="Open Sans" style:font-name-complex="Open Sans"/>
    </style:style>
    <style:style style:name="P7" style:family="paragraph" style:parent-style-name="Standard">
      <style:paragraph-properties fo:break-before="auto" fo:line-height="115%" fo:margin-right="0.282cm" style:writing-mode="lr-tb"/>
    </style:style>
    <style:style style:name="T7_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1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1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1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1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1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1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1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1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1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1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2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2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2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2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2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2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2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2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2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2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3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3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3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3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3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3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3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3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3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3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4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4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4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4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4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4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4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4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4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4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5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5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5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5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5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5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5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5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5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5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6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6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6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6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6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6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6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6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6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6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7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7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7_7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P8" style:family="paragraph" style:parent-style-name="Standard">
      <style:paragraph-properties fo:break-before="auto" fo:line-height="115%" fo:margin-right="0.282cm" style:writing-mode="lr-tb"/>
    </style:style>
    <style:style style:name="T8_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1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1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1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1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1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1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1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1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1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1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2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2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2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2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2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2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2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2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2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2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3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3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3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3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3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3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3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3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3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3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4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4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4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4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8_4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P9" style:family="paragraph" style:parent-style-name="Standard">
      <style:paragraph-properties fo:break-before="auto" fo:line-height="115%" fo:margin-right="0.282cm" style:writing-mode="lr-tb"/>
    </style:style>
    <style:style style:name="T9_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1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1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1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1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1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1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1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1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1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1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2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2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2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2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2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2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2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2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2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2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3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3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3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3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3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3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3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3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3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3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4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4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4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4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4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4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4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4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4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4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5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5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5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5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5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5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5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5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5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5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6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6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6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6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6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6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6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6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6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6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7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7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7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7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7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7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7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7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7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7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8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8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8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8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8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8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8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8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8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8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9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9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9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9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9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9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9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9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9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9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10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10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10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10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10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10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10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10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9_10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P10" style:family="paragraph" style:parent-style-name="Standard">
      <style:paragraph-properties fo:break-before="auto" fo:line-height="115%" fo:margin-right="0.282cm" style:writing-mode="lr-tb"/>
    </style:style>
    <style:style style:name="T10_1" style:family="text"/>
    <style:style style:name="T10_2" style:family="text">
      <style:text-properties fo:background-color="#fbfbfb" fo:color="#00b2ee" style:font-name="Open Sans" style:font-name-asian="Open Sans" style:font-name-complex="Open Sans"/>
    </style:style>
    <style:style style:name="T10_3" style:family="text"/>
    <style:style style:name="T10_4" style:family="text">
      <style:text-properties fo:background-color="#fbfbfb" fo:color="#00b2ee" style:font-name="Open Sans" style:font-name-asian="Open Sans" style:font-name-complex="Open Sans"/>
    </style:style>
    <style:style style:name="T10_5" style:family="text"/>
    <style:style style:name="T10_6" style:family="text">
      <style:text-properties fo:background-color="#fbfbfb" fo:color="#00b2ee" style:font-name="Open Sans" style:font-name-asian="Open Sans" style:font-name-complex="Open Sans"/>
    </style:style>
    <style:style style:name="P11" style:family="paragraph" style:parent-style-name="Standard">
      <style:paragraph-properties fo:break-before="auto" fo:line-height="115%" fo:margin-right="0.282cm" style:writing-mode="lr-tb"/>
    </style:style>
    <style:style style:name="T11_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1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1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1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13" style:family="text"/>
    <style:style style:name="T11_14" style:family="text">
      <style:text-properties fo:background-color="#fbfbfb" fo:color="#00b2ee" style:font-name="Open Sans" fo:font-size="10pt" style:font-name-asian="Open Sans" style:font-size-asian="10pt" style:font-name-complex="Open Sans" style:font-size-complex="10pt"/>
    </style:style>
    <style:style style:name="T11_15" style:family="text"/>
    <style:style style:name="T11_16" style:family="text">
      <style:text-properties fo:background-color="#fbfbfb" fo:color="#00b2ee" style:font-name="Open Sans" fo:font-size="10pt" style:font-name-asian="Open Sans" style:font-size-asian="10pt" style:font-name-complex="Open Sans" style:font-size-complex="10pt"/>
    </style:style>
    <style:style style:name="T11_17" style:family="text"/>
    <style:style style:name="T11_18" style:family="text">
      <style:text-properties fo:background-color="#fbfbfb" fo:color="#00b2ee" style:font-name="Open Sans" fo:font-size="10pt" style:font-name-asian="Open Sans" style:font-size-asian="10pt" style:font-name-complex="Open Sans" style:font-size-complex="10pt"/>
    </style:style>
    <style:style style:name="T11_1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2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2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2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2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2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2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2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2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2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2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3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3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3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3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3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3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3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3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38" style:family="text">
      <style:text-properties fo:background-color="#fbfbfb" fo:color="#00b2ee" style:font-name="Open Sans" fo:font-size="10pt" style:font-name-asian="Open Sans" style:font-size-asian="10pt" style:font-name-complex="Open Sans" style:font-size-complex="10pt"/>
    </style:style>
    <style:style style:name="T11_39" style:family="text">
      <style:text-properties fo:background-color="#fbfbfb" fo:color="#00b2ee" style:font-name="Open Sans" fo:font-size="10pt" style:font-name-asian="Open Sans" style:font-size-asian="10pt" style:font-name-complex="Open Sans" style:font-size-complex="10pt"/>
    </style:style>
    <style:style style:name="T11_40" style:family="text">
      <style:text-properties fo:background-color="#fbfbfb" fo:color="#00b2ee" style:font-name="Open Sans" fo:font-size="10pt" style:font-name-asian="Open Sans" style:font-size-asian="10pt" style:font-name-complex="Open Sans" style:font-size-complex="10pt"/>
    </style:style>
    <style:style style:name="T11_41" style:family="text">
      <style:text-properties fo:background-color="#fbfbfb" fo:color="#00b2ee" style:font-name="Open Sans" fo:font-size="10pt" style:font-name-asian="Open Sans" style:font-size-asian="10pt" style:font-name-complex="Open Sans" style:font-size-complex="10pt"/>
    </style:style>
    <style:style style:name="T11_42" style:family="text">
      <style:text-properties fo:background-color="#fbfbfb" fo:color="#00b2ee" style:font-name="Open Sans" fo:font-size="10pt" style:font-name-asian="Open Sans" style:font-size-asian="10pt" style:font-name-complex="Open Sans" style:font-size-complex="10pt"/>
    </style:style>
    <style:style style:name="T11_4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4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4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4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4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4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4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5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1_5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P12" style:family="paragraph" style:parent-style-name="Heading_20_3">
      <style:paragraph-properties fo:break-before="auto" fo:line-height="115%" style:writing-mode="lr-tb"/>
    </style:style>
    <style:style style:name="P13" style:family="paragraph" style:parent-style-name="Heading_20_3">
      <style:paragraph-properties fo:break-before="auto" fo:line-height="115%" style:writing-mode="lr-tb"/>
    </style:style>
    <style:style style:name="T13_1" style:family="text"/>
    <style:style style:name="T13_2" style:family="text">
      <style:text-properties fo:background-color="#fbfbfb" fo:color="#00798c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3_3" style:family="text"/>
    <style:style style:name="T13_4" style:family="text">
      <style:text-properties fo:background-color="#fbfbfb" fo:color="#00798c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3_5" style:family="text"/>
    <style:style style:name="T13_6" style:family="text">
      <style:text-properties fo:background-color="#fbfbfb" fo:color="#00798c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3_7" style:family="text"/>
    <style:style style:name="T13_8" style:family="text">
      <style:text-properties fo:background-color="#fbfbfb" fo:color="#00798c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3_9" style:family="text"/>
    <style:style style:name="T13_10" style:family="text">
      <style:text-properties fo:background-color="#fbfbfb" fo:color="#00798c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3_11" style:family="text"/>
    <style:style style:name="T13_12" style:family="text">
      <style:text-properties fo:background-color="#fbfbfb" fo:color="#00798c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3_13" style:family="text"/>
    <style:style style:name="T13_14" style:family="text">
      <style:text-properties fo:background-color="#fbfbfb" fo:color="#00798c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3_15" style:family="text"/>
    <style:style style:name="T13_16" style:family="text">
      <style:text-properties fo:background-color="#fbfbfb" fo:color="#00798c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3_17" style:family="text"/>
    <style:style style:name="T13_18" style:family="text">
      <style:text-properties fo:background-color="#fbfbfb" fo:color="#00798c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P14" style:family="paragraph" style:parent-style-name="Standard">
      <style:paragraph-properties fo:break-before="auto" fo:line-height="115%" fo:margin-right="0.282cm" style:writing-mode="lr-tb"/>
    </style:style>
    <style:style style:name="T14_1" style:family="text"/>
    <style:style style:name="T14_2" style:family="text">
      <style:text-properties fo:background-color="#fbfbfb" fo:color="#00b2ee" style:font-name="Open Sans" style:font-name-asian="Open Sans" style:font-name-complex="Open Sans"/>
    </style:style>
    <style:style style:name="T14_3" style:family="text"/>
    <style:style style:name="T14_4" style:family="text">
      <style:text-properties fo:background-color="#fbfbfb" fo:color="#00b2ee" style:font-name="Open Sans" style:font-name-asian="Open Sans" style:font-name-complex="Open Sans"/>
    </style:style>
    <style:style style:name="T14_5" style:family="text"/>
    <style:style style:name="T14_6" style:family="text">
      <style:text-properties fo:background-color="#fbfbfb" fo:color="#00b2ee" style:font-name="Open Sans" style:font-name-asian="Open Sans" style:font-name-complex="Open Sans"/>
    </style:style>
    <style:style style:name="T14_7" style:family="text"/>
    <style:style style:name="T14_8" style:family="text">
      <style:text-properties fo:background-color="#fbfbfb" fo:color="#00b2ee" style:font-name="Open Sans" style:font-name-asian="Open Sans" style:font-name-complex="Open Sans"/>
    </style:style>
    <style:style style:name="T14_9" style:family="text"/>
    <style:style style:name="T14_10" style:family="text">
      <style:text-properties fo:background-color="#fbfbfb" fo:color="#00b2ee" style:font-name="Open Sans" style:font-name-asian="Open Sans" style:font-name-complex="Open Sans"/>
    </style:style>
    <style:style style:name="T14_11" style:family="text">
      <style:text-properties fo:background-color="#fbfbfb" fo:color="#555555" style:font-name="Open Sans" style:font-name-asian="Open Sans" style:font-name-complex="Open Sans"/>
    </style:style>
    <style:style style:name="T14_12" style:family="text"/>
    <style:style style:name="T14_13" style:family="text">
      <style:text-properties fo:background-color="#fbfbfb" fo:color="#00b2ee" style:font-name="Open Sans" style:font-name-asian="Open Sans" style:font-name-complex="Open Sans"/>
    </style:style>
    <style:style style:name="T14_14" style:family="text"/>
    <style:style style:name="T14_15" style:family="text">
      <style:text-properties fo:background-color="#fbfbfb" fo:color="#00b2ee" style:font-name="Open Sans" style:font-name-asian="Open Sans" style:font-name-complex="Open Sans"/>
    </style:style>
    <style:style style:name="T14_16" style:family="text"/>
    <style:style style:name="T14_17" style:family="text">
      <style:text-properties fo:background-color="#fbfbfb" fo:color="#00b2ee" style:font-name="Open Sans" style:font-name-asian="Open Sans" style:font-name-complex="Open Sans"/>
    </style:style>
    <style:style style:name="T14_18" style:family="text">
      <style:text-properties fo:background-color="#fbfbfb" fo:color="#555555" style:font-name="Open Sans" style:font-name-asian="Open Sans" style:font-name-complex="Open Sans"/>
    </style:style>
    <style:style style:name="T14_19" style:family="text"/>
    <style:style style:name="T14_20" style:family="text">
      <style:text-properties fo:background-color="#fbfbfb" fo:color="#00b2ee" style:font-name="Open Sans" style:font-name-asian="Open Sans" style:font-name-complex="Open Sans"/>
    </style:style>
    <style:style style:name="T14_21" style:family="text">
      <style:text-properties fo:background-color="#fbfbfb" fo:color="#555555" style:font-name="Open Sans" style:font-name-asian="Open Sans" style:font-name-complex="Open Sans"/>
    </style:style>
    <style:style style:name="T14_22" style:family="text"/>
    <style:style style:name="T14_23" style:family="text">
      <style:text-properties fo:background-color="#fbfbfb" fo:color="#00b2ee" style:font-name="Open Sans" style:font-name-asian="Open Sans" style:font-name-complex="Open Sans"/>
    </style:style>
    <style:style style:name="T14_24" style:family="text">
      <style:text-properties fo:background-color="#fbfbfb" fo:color="#555555" style:font-name="Open Sans" style:font-name-asian="Open Sans" style:font-name-complex="Open Sans"/>
    </style:style>
    <style:style style:name="T14_25" style:family="text"/>
    <style:style style:name="T14_26" style:family="text">
      <style:text-properties fo:background-color="#fbfbfb" fo:color="#00b2ee" style:font-name="Open Sans" style:font-name-asian="Open Sans" style:font-name-complex="Open Sans"/>
    </style:style>
    <style:style style:name="T14_27" style:family="text"/>
    <style:style style:name="T14_28" style:family="text">
      <style:text-properties fo:background-color="#fbfbfb" fo:color="#00b2ee" style:font-name="Open Sans" style:font-name-asian="Open Sans" style:font-name-complex="Open Sans"/>
    </style:style>
    <style:style style:name="T14_29" style:family="text"/>
    <style:style style:name="T14_30" style:family="text">
      <style:text-properties fo:background-color="#fbfbfb" fo:color="#00b2ee" style:font-name="Open Sans" style:font-name-asian="Open Sans" style:font-name-complex="Open Sans"/>
    </style:style>
    <style:style style:name="T14_31" style:family="text"/>
    <style:style style:name="T14_32" style:family="text">
      <style:text-properties fo:background-color="#fbfbfb" fo:color="#00b2ee" style:font-name="Open Sans" style:font-name-asian="Open Sans" style:font-name-complex="Open Sans"/>
    </style:style>
    <style:style style:name="T14_33" style:family="text"/>
    <style:style style:name="T14_34" style:family="text">
      <style:text-properties fo:background-color="#fbfbfb" fo:color="#00b2ee" style:font-name="Open Sans" style:font-name-asian="Open Sans" style:font-name-complex="Open Sans"/>
    </style:style>
    <style:style style:name="T14_35" style:family="text">
      <style:text-properties fo:background-color="#fbfbfb" fo:color="#555555" style:font-name="Open Sans" style:font-name-asian="Open Sans" style:font-name-complex="Open Sans"/>
    </style:style>
    <style:style style:name="T14_36" style:family="text"/>
    <style:style style:name="T14_37" style:family="text">
      <style:text-properties fo:background-color="#fbfbfb" fo:color="#00b2ee" style:font-name="Open Sans" style:font-name-asian="Open Sans" style:font-name-complex="Open Sans"/>
    </style:style>
    <style:style style:name="T14_38" style:family="text"/>
    <style:style style:name="T14_39" style:family="text">
      <style:text-properties fo:background-color="#fbfbfb" fo:color="#00b2ee" style:font-name="Open Sans" style:font-name-asian="Open Sans" style:font-name-complex="Open Sans"/>
    </style:style>
    <style:style style:name="T14_40" style:family="text"/>
    <style:style style:name="T14_41" style:family="text">
      <style:text-properties fo:background-color="#fbfbfb" fo:color="#00b2ee" style:font-name="Open Sans" style:font-name-asian="Open Sans" style:font-name-complex="Open Sans"/>
    </style:style>
    <style:style style:name="T14_42" style:family="text"/>
    <style:style style:name="T14_43" style:family="text">
      <style:text-properties fo:background-color="#fbfbfb" fo:color="#00b2ee" style:font-name="Open Sans" style:font-name-asian="Open Sans" style:font-name-complex="Open Sans"/>
    </style:style>
    <style:style style:name="T14_44" style:family="text"/>
    <style:style style:name="T14_45" style:family="text">
      <style:text-properties fo:background-color="#fbfbfb" fo:color="#00b2ee" style:font-name="Open Sans" style:font-name-asian="Open Sans" style:font-name-complex="Open Sans"/>
    </style:style>
    <style:style style:name="T14_46" style:family="text">
      <style:text-properties fo:background-color="#fbfbfb" fo:color="#555555" style:font-name="Open Sans" style:font-name-asian="Open Sans" style:font-name-complex="Open Sans"/>
    </style:style>
    <style:style style:name="T14_47" style:family="text"/>
    <style:style style:name="T14_48" style:family="text">
      <style:text-properties fo:background-color="#fbfbfb" fo:color="#00b2ee" style:font-name="Open Sans" style:font-name-asian="Open Sans" style:font-name-complex="Open Sans"/>
    </style:style>
    <style:style style:name="T14_49" style:family="text"/>
    <style:style style:name="T14_50" style:family="text">
      <style:text-properties fo:background-color="#fbfbfb" fo:color="#00b2ee" style:font-name="Open Sans" style:font-name-asian="Open Sans" style:font-name-complex="Open Sans"/>
    </style:style>
    <style:style style:name="T14_51" style:family="text"/>
    <style:style style:name="T14_52" style:family="text">
      <style:text-properties fo:background-color="#fbfbfb" fo:color="#00b2ee" style:font-name="Open Sans" style:font-name-asian="Open Sans" style:font-name-complex="Open Sans"/>
    </style:style>
    <style:style style:name="T14_53" style:family="text"/>
    <style:style style:name="T14_54" style:family="text">
      <style:text-properties fo:background-color="#fbfbfb" fo:color="#00b2ee" style:font-name="Open Sans" style:font-name-asian="Open Sans" style:font-name-complex="Open Sans"/>
    </style:style>
    <style:style style:name="T14_55" style:family="text"/>
    <style:style style:name="T14_56" style:family="text">
      <style:text-properties fo:background-color="#fbfbfb" fo:color="#00b2ee" style:font-name="Open Sans" style:font-name-asian="Open Sans" style:font-name-complex="Open Sans"/>
    </style:style>
    <style:style style:name="T14_57" style:family="text"/>
    <style:style style:name="T14_58" style:family="text">
      <style:text-properties fo:background-color="#fbfbfb" fo:color="#00b2ee" style:font-name="Open Sans" style:font-name-asian="Open Sans" style:font-name-complex="Open Sans"/>
    </style:style>
    <style:style style:name="T14_59" style:family="text"/>
    <style:style style:name="T14_60" style:family="text">
      <style:text-properties fo:background-color="#fbfbfb" fo:color="#00b2ee" style:font-name="Open Sans" style:font-name-asian="Open Sans" style:font-name-complex="Open Sans"/>
    </style:style>
    <style:style style:name="T14_61" style:family="text">
      <style:text-properties fo:background-color="#fbfbfb" fo:color="#555555" style:font-name="Open Sans" style:font-name-asian="Open Sans" style:font-name-complex="Open Sans"/>
    </style:style>
    <style:style style:name="T14_62" style:family="text"/>
    <style:style style:name="T14_63" style:family="text">
      <style:text-properties fo:background-color="#fbfbfb" fo:color="#00b2ee" style:font-name="Open Sans" style:font-name-asian="Open Sans" style:font-name-complex="Open Sans"/>
    </style:style>
    <style:style style:name="T14_64" style:family="text"/>
    <style:style style:name="T14_65" style:family="text">
      <style:text-properties fo:background-color="#fbfbfb" fo:color="#00b2ee" style:font-name="Open Sans" style:font-name-asian="Open Sans" style:font-name-complex="Open Sans"/>
    </style:style>
    <style:style style:name="T14_66" style:family="text"/>
    <style:style style:name="T14_67" style:family="text">
      <style:text-properties fo:background-color="#fbfbfb" fo:color="#00b2ee" style:font-name="Open Sans" style:font-name-asian="Open Sans" style:font-name-complex="Open Sans"/>
    </style:style>
    <style:style style:name="P15" style:family="paragraph" style:parent-style-name="Heading_20_3">
      <style:paragraph-properties fo:break-before="auto" fo:line-height="115%" style:writing-mode="lr-tb"/>
    </style:style>
    <style:style style:name="T15_1" style:family="text"/>
    <style:style style:name="T15_2" style:family="text">
      <style:text-properties fo:background-color="#fbfbfb" fo:color="#00798c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P16" style:family="paragraph" style:parent-style-name="Standard">
      <style:paragraph-properties fo:break-before="auto" fo:line-height="115%" fo:margin-right="0.282cm" style:writing-mode="lr-tb"/>
    </style:style>
    <style:style style:name="T16_1" style:family="text"/>
    <style:style style:name="T16_2" style:family="text">
      <style:text-properties fo:background-color="#fbfbfb" fo:color="#00b2ee" style:font-name="Open Sans" fo:font-size="10pt" style:font-name-asian="Open Sans" style:font-size-asian="10pt" style:font-name-complex="Open Sans" style:font-size-complex="10pt"/>
    </style:style>
    <style:style style:name="T16_3" style:family="text"/>
    <style:style style:name="T16_4" style:family="text">
      <style:text-properties fo:background-color="#fbfbfb" fo:color="#00b2ee" style:font-name="Open Sans" fo:font-size="10pt" style:font-name-asian="Open Sans" style:font-size-asian="10pt" style:font-name-complex="Open Sans" style:font-size-complex="10pt"/>
    </style:style>
    <style:style style:name="T16_5" style:family="text"/>
    <style:style style:name="T16_6" style:family="text">
      <style:text-properties fo:background-color="#fbfbfb" fo:color="#00b2ee" style:font-name="Open Sans" fo:font-size="10pt" style:font-name-asian="Open Sans" style:font-size-asian="10pt" style:font-name-complex="Open Sans" style:font-size-complex="10pt"/>
    </style:style>
    <style:style style:name="T16_7" style:family="text"/>
    <style:style style:name="T16_8" style:family="text">
      <style:text-properties fo:background-color="#fbfbfb" fo:color="#00b2ee" style:font-name="Open Sans" fo:font-size="10pt" style:font-name-asian="Open Sans" style:font-size-asian="10pt" style:font-name-complex="Open Sans" style:font-size-complex="10pt"/>
    </style:style>
    <style:style style:name="T16_9" style:family="text"/>
    <style:style style:name="T16_10" style:family="text">
      <style:text-properties fo:background-color="#fbfbfb" fo:color="#00b2ee" style:font-name="Open Sans" fo:font-size="10pt" style:font-name-asian="Open Sans" style:font-size-asian="10pt" style:font-name-complex="Open Sans" style:font-size-complex="10pt"/>
    </style:style>
    <style:style style:name="T16_1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P17" style:family="paragraph" style:parent-style-name="Standard">
      <style:paragraph-properties fo:break-before="auto" fo:line-height="115%" fo:margin-right="0.282cm" style:writing-mode="lr-tb"/>
    </style:style>
    <style:style style:name="T17_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7_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7_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7_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7_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7_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7_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7_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P18" style:family="paragraph" style:parent-style-name="Standard">
      <style:paragraph-properties fo:break-before="auto" fo:line-height="115%" fo:margin-right="0.282cm" style:writing-mode="lr-tb"/>
    </style:style>
    <style:style style:name="T18_1" style:family="text"/>
    <style:style style:name="T18_2" style:family="text">
      <style:text-properties fo:background-color="#fbfbfb" fo:color="#00b2ee" style:font-name="Open Sans" fo:font-size="10pt" style:font-name-asian="Open Sans" style:font-size-asian="10pt" style:font-name-complex="Open Sans" style:font-size-complex="10pt"/>
    </style:style>
    <style:style style:name="T18_3" style:family="text"/>
    <style:style style:name="T18_4" style:family="text">
      <style:text-properties fo:background-color="#fbfbfb" fo:color="#00b2ee" style:font-name="Open Sans" fo:font-size="10pt" style:font-name-asian="Open Sans" style:font-size-asian="10pt" style:font-name-complex="Open Sans" style:font-size-complex="10pt"/>
    </style:style>
    <style:style style:name="T18_5" style:family="text"/>
    <style:style style:name="T18_6" style:family="text">
      <style:text-properties fo:background-color="#fbfbfb" fo:color="#00b2ee" style:font-name="Open Sans" fo:font-size="10pt" style:font-name-asian="Open Sans" style:font-size-asian="10pt" style:font-name-complex="Open Sans" style:font-size-complex="10pt"/>
    </style:style>
    <style:style style:name="T18_7" style:family="text"/>
    <style:style style:name="T18_8" style:family="text">
      <style:text-properties fo:background-color="#fbfbfb" fo:color="#00b2ee" style:font-name="Open Sans" fo:font-size="10pt" style:font-name-asian="Open Sans" style:font-size-asian="10pt" style:font-name-complex="Open Sans" style:font-size-complex="10pt"/>
    </style:style>
    <style:style style:name="T18_9" style:family="text"/>
    <style:style style:name="T18_10" style:family="text">
      <style:text-properties fo:background-color="#fbfbfb" fo:color="#00b2ee" style:font-name="Open Sans" fo:font-size="10pt" style:font-name-asian="Open Sans" style:font-size-asian="10pt" style:font-name-complex="Open Sans" style:font-size-complex="10pt"/>
    </style:style>
    <style:style style:name="T18_1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P19" style:family="paragraph" style:parent-style-name="Standard">
      <style:paragraph-properties fo:break-before="auto" fo:line-height="115%" fo:margin-right="0.282cm" style:writing-mode="lr-tb"/>
    </style:style>
    <style:style style:name="T19_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9_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9_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9_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9_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9_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9_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9_8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9_9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9_10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9_1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19_1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P20" style:family="paragraph" style:parent-style-name="Standard">
      <style:paragraph-properties fo:break-before="auto" fo:line-height="115%" fo:margin-right="0.282cm" style:writing-mode="lr-tb"/>
    </style:style>
    <style:style style:name="T20_1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20_2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20_3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20_4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20_5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20_6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T20_7" style:family="text">
      <style:text-properties fo:background-color="#fbfbfb" fo:color="#555555" style:font-name="Open Sans" fo:font-size="10pt" style:font-name-asian="Open Sans" style:font-size-asian="10pt" style:font-name-complex="Open Sans" style:font-size-complex="10pt"/>
    </style:style>
    <style:style style:name="P21" style:family="paragraph" style:parent-style-name="Standard">
      <style:paragraph-properties fo:break-before="auto" fo:line-height="115%" fo:margin-right="0.282cm" style:writing-mode="lr-tb"/>
      <style:text-properties fo:background-color="#fbfbfb" fo:color="#555555" style:font-name="Open Sans" style:font-name-asian="Open Sans" style:font-name-complex="Open Sans"/>
    </style:style>
    <style:style style:name="P22" style:family="paragraph" style:parent-style-name="Heading_20_3">
      <style:paragraph-properties fo:break-before="page" fo:line-height="115%" style:writing-mode="lr-tb"/>
    </style:style>
    <style:style style:name="T22_1" style:family="text"/>
    <style:style style:name="T22_2" style:family="text">
      <style:text-properties fo:background-color="#fbfbfb" fo:color="#00798c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P23" style:family="paragraph" style:parent-style-name="Standard">
      <style:paragraph-properties fo:break-before="auto" fo:line-height="115%" fo:margin-top="0.141cm" fo:margin-right="0.282cm" style:writing-mode="lr-tb"/>
    </style:style>
    <style:style style:name="T23_1" style:family="text"/>
    <style:style style:name="T23_2" style:family="text">
      <style:text-properties fo:background-color="#ffffff" fo:color="#00798c" style:font-name="Open Sans" style:font-name-asian="Open Sans" style:font-name-complex="Open Sans"/>
    </style:style>
    <style:style style:name="T23_3" style:family="text"/>
    <style:style style:name="T23_4" style:family="text">
      <style:text-properties fo:background-color="#ffffff" fo:color="#00798c" style:font-name="Open Sans" style:font-name-asian="Open Sans" style:font-name-complex="Open Sans"/>
    </style:style>
    <style:style style:name="T23_5" style:family="text"/>
    <style:style style:name="T23_6" style:family="text">
      <style:text-properties fo:background-color="#ffffff" fo:color="#00798c" style:font-name="Open Sans" style:font-name-asian="Open Sans" style:font-name-complex="Open Sans"/>
    </style:style>
    <style:style style:name="T23_7" style:family="text"/>
    <style:style style:name="T23_8" style:family="text">
      <style:text-properties fo:background-color="#ffffff" fo:color="#00798c" style:font-name="Open Sans" style:font-name-asian="Open Sans" style:font-name-complex="Open Sans"/>
    </style:style>
    <style:style style:name="T23_9" style:family="text"/>
    <style:style style:name="T23_10" style:family="text">
      <style:text-properties fo:background-color="#ffffff" fo:color="#00798c" style:font-name="Open Sans" style:font-name-asian="Open Sans" style:font-name-complex="Open Sans"/>
    </style:style>
    <style:style style:name="T23_11" style:family="text"/>
    <style:style style:name="T23_12" style:family="text">
      <style:text-properties fo:background-color="#ffffff" fo:color="#00798c" style:font-name="Open Sans" style:font-name-asian="Open Sans" style:font-name-complex="Open Sans"/>
    </style:style>
    <style:style style:name="T23_13" style:family="text"/>
    <style:style style:name="T23_14" style:family="text">
      <style:text-properties fo:background-color="#ffffff" fo:color="#00798c" style:font-name="Open Sans" style:font-name-asian="Open Sans" style:font-name-complex="Open Sans"/>
    </style:style>
    <style:style style:name="P24" style:family="paragraph" style:parent-style-name="Standard">
      <style:paragraph-properties fo:break-before="auto" fo:line-height="115%" fo:margin-top="0.141cm" fo:margin-right="0.282cm" style:writing-mode="lr-tb"/>
    </style:style>
    <style:style style:name="T24_1" style:family="text"/>
    <style:style style:name="T24_2" style:family="text">
      <style:text-properties fo:background-color="#ffffff" fo:color="#555555" style:font-name="Open Sans" style:font-name-asian="Open Sans" style:font-name-complex="Open Sans"/>
    </style:style>
    <style:style style:name="T24_3" style:family="text"/>
    <style:style style:name="T24_4" style:family="text">
      <style:text-properties fo:background-color="#ffffff" fo:color="#555555" style:font-name="Open Sans" style:font-name-asian="Open Sans" style:font-name-complex="Open Sans"/>
    </style:style>
    <style:style style:name="T24_5" style:family="text"/>
    <style:style style:name="T24_6" style:family="text">
      <style:text-properties fo:background-color="#ffffff" fo:color="#555555" style:font-name="Open Sans" style:font-name-asian="Open Sans" style:font-name-complex="Open Sans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5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5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5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5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5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5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5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5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5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5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5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5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5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5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6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6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6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6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6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6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6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6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6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6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6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6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6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6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7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7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7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7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7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7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7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7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7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7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7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7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7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7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8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8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8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8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8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8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8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8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9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9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9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9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9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9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9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9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9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9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9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9_13" style:family="text"/>
    <style:style style:name="T29_14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29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9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9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9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9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9_2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9_2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9_2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29_2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0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0_3" style:family="text"/>
    <style:style style:name="T30_4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0_5" style:family="text"/>
    <style:style style:name="T30_6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0_7" style:family="text"/>
    <style:style style:name="T30_8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0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0_10" style:family="text"/>
    <style:style style:name="T30_11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0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0_13" style:family="text"/>
    <style:style style:name="T30_14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0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0_16" style:family="text"/>
    <style:style style:name="T30_17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0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0_19" style:family="text"/>
    <style:style style:name="T30_20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0_21" style:family="text"/>
    <style:style style:name="T30_22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0_23" style:family="text"/>
    <style:style style:name="T30_24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0_25" style:family="text"/>
    <style:style style:name="T30_26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0_27" style:family="text"/>
    <style:style style:name="T30_28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0_29" style:family="text"/>
    <style:style style:name="T30_30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0_31" style:family="text"/>
    <style:style style:name="T30_32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0_33" style:family="text"/>
    <style:style style:name="T30_34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0_35" style:family="text"/>
    <style:style style:name="T30_36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0_37" style:family="text"/>
    <style:style style:name="T30_38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0_39" style:family="text"/>
    <style:style style:name="T30_40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0_4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0_42" style:family="text"/>
    <style:style style:name="T30_43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0_44" style:family="text"/>
    <style:style style:name="T30_45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0_46" style:family="text"/>
    <style:style style:name="T30_47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0_4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0_49" style:family="text"/>
    <style:style style:name="T30_50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0_51" style:family="text"/>
    <style:style style:name="T30_52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0_53" style:family="text"/>
    <style:style style:name="T30_54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P31" style:family="paragraph" style:parent-style-name="Standard">
      <style:paragraph-properties fo:break-before="auto" fo:line-height="115%" fo:margin-top="0.141cm" fo:margin-right="0.282cm" style:writing-mode="lr-tb"/>
    </style:style>
    <style:style style:name="T31_1" style:family="text"/>
    <style:style style:name="T31_2" style:family="text">
      <style:text-properties fo:background-color="#ffffff" fo:color="#00798c" style:font-name="Open Sans" style:font-name-asian="Open Sans" style:font-name-complex="Open Sans"/>
    </style:style>
    <style:style style:name="T31_3" style:family="text"/>
    <style:style style:name="T31_4" style:family="text">
      <style:text-properties fo:background-color="#ffffff" fo:color="#00798c" style:font-name="Open Sans" style:font-name-asian="Open Sans" style:font-name-complex="Open Sans"/>
    </style:style>
    <style:style style:name="T31_5" style:family="text"/>
    <style:style style:name="T31_6" style:family="text">
      <style:text-properties fo:background-color="#ffffff" fo:color="#00798c" style:font-name="Open Sans" style:font-name-asian="Open Sans" style:font-name-complex="Open Sans"/>
    </style:style>
    <style:style style:name="T31_7" style:family="text"/>
    <style:style style:name="T31_8" style:family="text">
      <style:text-properties fo:background-color="#ffffff" fo:color="#00798c" style:font-name="Open Sans" style:font-name-asian="Open Sans" style:font-name-complex="Open Sans"/>
    </style:style>
    <style:style style:name="T31_9" style:family="text"/>
    <style:style style:name="T31_10" style:family="text">
      <style:text-properties fo:background-color="#ffffff" fo:color="#00798c" style:font-name="Open Sans" style:font-name-asian="Open Sans" style:font-name-complex="Open Sans"/>
    </style:style>
    <style:style style:name="P32" style:family="paragraph" style:parent-style-name="Standard">
      <style:paragraph-properties fo:break-before="auto" fo:line-height="115%" fo:margin-top="0.141cm" fo:margin-right="0.282cm" style:writing-mode="lr-tb"/>
    </style:style>
    <style:style style:name="T32_1" style:family="text"/>
    <style:style style:name="T32_2" style:family="text">
      <style:text-properties fo:background-color="#ffffff" fo:color="#555555" style:font-name="Open Sans" style:font-name-asian="Open Sans" style:font-name-complex="Open Sans"/>
    </style:style>
    <style:style style:name="T32_3" style:family="text"/>
    <style:style style:name="T32_4" style:family="text">
      <style:text-properties fo:background-color="#ffffff" fo:color="#555555" style:font-name="Open Sans" style:font-name-asian="Open Sans" style:font-name-complex="Open Sans"/>
    </style:style>
    <style:style style:name="T32_5" style:family="text"/>
    <style:style style:name="T32_6" style:family="text">
      <style:text-properties fo:background-color="#ffffff" fo:color="#555555" style:font-name="Open Sans" style:font-name-asian="Open Sans" style:font-name-complex="Open Sans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2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2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2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2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2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2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2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2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2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2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3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3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3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3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3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3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3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3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3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3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4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4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4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4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4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4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4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4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4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4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5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5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5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5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5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5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5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5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5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5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6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6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6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6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6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6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6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6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6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6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7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7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7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7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7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7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7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7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7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7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8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8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3_8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4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4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4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4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4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4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4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4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4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4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4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4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4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4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4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4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4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4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4_2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4_2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4_2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5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5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5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5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5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5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5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5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5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5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5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5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5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5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5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5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5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5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5_2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6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6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6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6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6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6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6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6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6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6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6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6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6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6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6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6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6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6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6_2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6_2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7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7_3" style:family="text"/>
    <style:style style:name="T37_4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7_5" style:family="text"/>
    <style:style style:name="T37_6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7_7" style:family="text"/>
    <style:style style:name="T37_8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7_9" style:family="text"/>
    <style:style style:name="T37_10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7_11" style:family="text"/>
    <style:style style:name="T37_12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7_13" style:family="text"/>
    <style:style style:name="T37_14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7_15" style:family="text"/>
    <style:style style:name="T37_16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7_17" style:family="text"/>
    <style:style style:name="T37_18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7_19" style:family="text"/>
    <style:style style:name="T37_20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7_2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7_22" style:family="text"/>
    <style:style style:name="T37_23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7_2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7_25" style:family="text"/>
    <style:style style:name="T37_26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7_2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7_28" style:family="text"/>
    <style:style style:name="T37_29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7_30" style:family="text"/>
    <style:style style:name="T37_31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7_32" style:family="text"/>
    <style:style style:name="T37_33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7_34" style:family="text"/>
    <style:style style:name="T37_35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7_36" style:family="text"/>
    <style:style style:name="T37_37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7_3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7_39" style:family="text"/>
    <style:style style:name="T37_40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7_41" style:family="text"/>
    <style:style style:name="T37_42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7_43" style:family="text"/>
    <style:style style:name="T37_44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7_4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7_46" style:family="text"/>
    <style:style style:name="T37_47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7_48" style:family="text"/>
    <style:style style:name="T37_49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7_50" style:family="text"/>
    <style:style style:name="T37_51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7_52" style:family="text"/>
    <style:style style:name="T37_53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7_54" style:family="text"/>
    <style:style style:name="T37_55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37_5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7_5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7_5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7_5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7_6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7_6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7_6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7_6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7_6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7_6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7_6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7_6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7_6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7_6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7_7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7_7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7_7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37_7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38" style:family="paragraph" style:parent-style-name="Standard">
      <style:paragraph-properties fo:break-before="auto" fo:line-height="115%" fo:margin-top="0.141cm" fo:margin-right="0.282cm" style:writing-mode="lr-tb"/>
    </style:style>
    <style:style style:name="T38_1" style:family="text"/>
    <style:style style:name="T38_2" style:family="text">
      <style:text-properties fo:background-color="#ffffff" fo:color="#00798c" style:font-name="Open Sans" style:font-name-asian="Open Sans" style:font-name-complex="Open Sans"/>
    </style:style>
    <style:style style:name="T38_3" style:family="text"/>
    <style:style style:name="T38_4" style:family="text">
      <style:text-properties fo:background-color="#ffffff" fo:color="#00798c" style:font-name="Open Sans" style:font-name-asian="Open Sans" style:font-name-complex="Open Sans"/>
    </style:style>
    <style:style style:name="T38_5" style:family="text"/>
    <style:style style:name="T38_6" style:family="text">
      <style:text-properties fo:background-color="#ffffff" fo:color="#00798c" style:font-name="Open Sans" style:font-name-asian="Open Sans" style:font-name-complex="Open Sans"/>
    </style:style>
    <style:style style:name="T38_7" style:family="text"/>
    <style:style style:name="T38_8" style:family="text">
      <style:text-properties fo:background-color="#ffffff" fo:color="#00798c" style:font-name="Open Sans" style:font-name-asian="Open Sans" style:font-name-complex="Open Sans"/>
    </style:style>
    <style:style style:name="T38_9" style:family="text"/>
    <style:style style:name="T38_10" style:family="text">
      <style:text-properties fo:background-color="#ffffff" fo:color="#00798c" style:font-name="Open Sans" style:font-name-asian="Open Sans" style:font-name-complex="Open Sans"/>
    </style:style>
    <style:style style:name="T38_11" style:family="text"/>
    <style:style style:name="T38_12" style:family="text">
      <style:text-properties fo:background-color="#ffffff" fo:color="#00798c" style:font-name="Open Sans" style:font-name-asian="Open Sans" style:font-name-complex="Open Sans"/>
    </style:style>
    <style:style style:name="P39" style:family="paragraph" style:parent-style-name="Standard">
      <style:paragraph-properties fo:break-before="auto" fo:line-height="115%" fo:margin-top="0.141cm" fo:margin-right="0.282cm" style:writing-mode="lr-tb"/>
    </style:style>
    <style:style style:name="T39_1" style:family="text"/>
    <style:style style:name="T39_2" style:family="text">
      <style:text-properties fo:background-color="#ffffff" fo:color="#555555" style:font-name="Open Sans" style:font-name-asian="Open Sans" style:font-name-complex="Open Sans"/>
    </style:style>
    <style:style style:name="T39_3" style:family="text"/>
    <style:style style:name="T39_4" style:family="text">
      <style:text-properties fo:background-color="#ffffff" fo:color="#555555" style:font-name="Open Sans" style:font-name-asian="Open Sans" style:font-name-complex="Open Sans"/>
    </style:style>
    <style:style style:name="T39_5" style:family="text"/>
    <style:style style:name="T39_6" style:family="text">
      <style:text-properties fo:background-color="#ffffff" fo:color="#555555" style:font-name="Open Sans" style:font-name-asian="Open Sans" style:font-name-complex="Open Sans"/>
    </style:style>
    <style:style style:name="T39_7" style:family="text"/>
    <style:style style:name="T39_8" style:family="text">
      <style:text-properties fo:background-color="#ffffff" fo:color="#555555" style:font-name="Open Sans" style:font-name-asian="Open Sans" style:font-name-complex="Open Sans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0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0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0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0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0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0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0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0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0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0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0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0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0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0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0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0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0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0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0_2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0_2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0_2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0_2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0_2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0_2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0_2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0_2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1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1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1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1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1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1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2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2_3" style:family="text"/>
    <style:style style:name="T42_4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42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2_6" style:family="text"/>
    <style:style style:name="T42_7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42_8" style:family="text"/>
    <style:style style:name="T42_9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42_10" style:family="text"/>
    <style:style style:name="T42_11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42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2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2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2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2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2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2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2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2_2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2_2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43" style:family="paragraph" style:parent-style-name="Standard">
      <style:paragraph-properties fo:break-before="auto" fo:line-height="115%" fo:margin-top="0.141cm" fo:margin-right="0.282cm" style:writing-mode="lr-tb"/>
    </style:style>
    <style:style style:name="T43_1" style:family="text"/>
    <style:style style:name="T43_2" style:family="text">
      <style:text-properties fo:background-color="#ffffff" fo:color="#00798c" style:font-name="Open Sans" style:font-name-asian="Open Sans" style:font-name-complex="Open Sans"/>
    </style:style>
    <style:style style:name="T43_3" style:family="text"/>
    <style:style style:name="T43_4" style:family="text">
      <style:text-properties fo:background-color="#ffffff" fo:color="#00798c" style:font-name="Open Sans" style:font-name-asian="Open Sans" style:font-name-complex="Open Sans"/>
    </style:style>
    <style:style style:name="T43_5" style:family="text"/>
    <style:style style:name="T43_6" style:family="text">
      <style:text-properties fo:background-color="#ffffff" fo:color="#00798c" style:font-name="Open Sans" style:font-name-asian="Open Sans" style:font-name-complex="Open Sans"/>
    </style:style>
    <style:style style:name="T43_7" style:family="text"/>
    <style:style style:name="T43_8" style:family="text">
      <style:text-properties fo:background-color="#ffffff" fo:color="#00798c" style:font-name="Open Sans" style:font-name-asian="Open Sans" style:font-name-complex="Open Sans"/>
    </style:style>
    <style:style style:name="T43_9" style:family="text"/>
    <style:style style:name="T43_10" style:family="text">
      <style:text-properties fo:background-color="#ffffff" fo:color="#00798c" style:font-name="Open Sans" style:font-name-asian="Open Sans" style:font-name-complex="Open Sans"/>
    </style:style>
    <style:style style:name="T43_11" style:family="text"/>
    <style:style style:name="T43_12" style:family="text">
      <style:text-properties fo:background-color="#ffffff" fo:color="#00798c" style:font-name="Open Sans" style:font-name-asian="Open Sans" style:font-name-complex="Open Sans"/>
    </style:style>
    <style:style style:name="T43_13" style:family="text"/>
    <style:style style:name="T43_14" style:family="text">
      <style:text-properties fo:background-color="#ffffff" fo:color="#00798c" style:font-name="Open Sans" style:font-name-asian="Open Sans" style:font-name-complex="Open Sans"/>
    </style:style>
    <style:style style:name="P44" style:family="paragraph" style:parent-style-name="Standard">
      <style:paragraph-properties fo:break-before="auto" fo:line-height="115%" fo:margin-top="0.141cm" fo:margin-right="0.282cm" style:writing-mode="lr-tb"/>
    </style:style>
    <style:style style:name="T44_1" style:family="text"/>
    <style:style style:name="T44_2" style:family="text">
      <style:text-properties fo:background-color="#ffffff" fo:color="#555555" style:font-name="Open Sans" style:font-name-asian="Open Sans" style:font-name-complex="Open Sans"/>
    </style:style>
    <style:style style:name="T44_3" style:family="text"/>
    <style:style style:name="T44_4" style:family="text">
      <style:text-properties fo:background-color="#ffffff" fo:color="#555555" style:font-name="Open Sans" style:font-name-asian="Open Sans" style:font-name-complex="Open Sans"/>
    </style:style>
    <style:style style:name="T44_5" style:family="text"/>
    <style:style style:name="T44_6" style:family="text">
      <style:text-properties fo:background-color="#ffffff" fo:color="#555555" style:font-name="Open Sans" style:font-name-asian="Open Sans" style:font-name-complex="Open Sans"/>
    </style:style>
    <style:style style:name="T44_7" style:family="text"/>
    <style:style style:name="T44_8" style:family="text">
      <style:text-properties fo:background-color="#ffffff" fo:color="#555555" style:font-name="Open Sans" style:font-name-asian="Open Sans" style:font-name-complex="Open Sans"/>
    </style:style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5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5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5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5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5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5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5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5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5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5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5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5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5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5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5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5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5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5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5_2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5_2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5_2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6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6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6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6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6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6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6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6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6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6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6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6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6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6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6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6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6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6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6_2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6_2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6_2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6_2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6_2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6_2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7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7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7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7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7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7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8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8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8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8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8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8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8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8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8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8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8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8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8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9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9_3" style:family="text"/>
    <style:style style:name="T49_4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49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9_6" style:family="text"/>
    <style:style style:name="T49_7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49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9_9" style:family="text"/>
    <style:style style:name="T49_10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49_11" style:family="text"/>
    <style:style style:name="T49_12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49_13" style:family="text"/>
    <style:style style:name="T49_14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49_15" style:family="text"/>
    <style:style style:name="T49_16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49_17" style:family="text"/>
    <style:style style:name="T49_18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49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49_20" style:family="text"/>
    <style:style style:name="T49_21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P50" style:family="paragraph" style:parent-style-name="Standard">
      <style:paragraph-properties fo:break-before="auto" fo:line-height="115%" fo:margin-top="0.141cm" fo:margin-right="0.282cm" style:writing-mode="lr-tb"/>
    </style:style>
    <style:style style:name="T50_1" style:family="text"/>
    <style:style style:name="T50_2" style:family="text">
      <style:text-properties fo:background-color="#ffffff" fo:color="#00798c" style:font-name="Open Sans" style:font-name-asian="Open Sans" style:font-name-complex="Open Sans"/>
    </style:style>
    <style:style style:name="T50_3" style:family="text"/>
    <style:style style:name="T50_4" style:family="text">
      <style:text-properties fo:background-color="#ffffff" fo:color="#00798c" style:font-name="Open Sans" style:font-name-asian="Open Sans" style:font-name-complex="Open Sans"/>
    </style:style>
    <style:style style:name="T50_5" style:family="text"/>
    <style:style style:name="T50_6" style:family="text">
      <style:text-properties fo:background-color="#ffffff" fo:color="#00798c" style:font-name="Open Sans" style:font-name-asian="Open Sans" style:font-name-complex="Open Sans"/>
    </style:style>
    <style:style style:name="T50_7" style:family="text"/>
    <style:style style:name="T50_8" style:family="text">
      <style:text-properties fo:background-color="#ffffff" fo:color="#00798c" style:font-name="Open Sans" style:font-name-asian="Open Sans" style:font-name-complex="Open Sans"/>
    </style:style>
    <style:style style:name="T50_9" style:family="text"/>
    <style:style style:name="T50_10" style:family="text">
      <style:text-properties fo:background-color="#ffffff" fo:color="#00798c" style:font-name="Open Sans" style:font-name-asian="Open Sans" style:font-name-complex="Open Sans"/>
    </style:style>
    <style:style style:name="T50_11" style:family="text"/>
    <style:style style:name="T50_12" style:family="text">
      <style:text-properties fo:background-color="#ffffff" fo:color="#00798c" style:font-name="Open Sans" style:font-name-asian="Open Sans" style:font-name-complex="Open Sans"/>
    </style:style>
    <style:style style:name="T50_13" style:family="text"/>
    <style:style style:name="T50_14" style:family="text">
      <style:text-properties fo:background-color="#ffffff" fo:color="#00798c" style:font-name="Open Sans" style:font-name-asian="Open Sans" style:font-name-complex="Open Sans"/>
    </style:style>
    <style:style style:name="T50_15" style:family="text"/>
    <style:style style:name="T50_16" style:family="text">
      <style:text-properties fo:background-color="#ffffff" fo:color="#00798c" style:font-name="Open Sans" style:font-name-asian="Open Sans" style:font-name-complex="Open Sans"/>
    </style:style>
    <style:style style:name="T50_17" style:family="text"/>
    <style:style style:name="T50_18" style:family="text">
      <style:text-properties fo:background-color="#ffffff" fo:color="#00798c" style:font-name="Open Sans" style:font-name-asian="Open Sans" style:font-name-complex="Open Sans"/>
    </style:style>
    <style:style style:name="P51" style:family="paragraph" style:parent-style-name="Standard">
      <style:paragraph-properties fo:break-before="auto" fo:line-height="115%" fo:margin-top="0.141cm" fo:margin-right="0.282cm" style:writing-mode="lr-tb"/>
    </style:style>
    <style:style style:name="T51_1" style:family="text"/>
    <style:style style:name="T51_2" style:family="text">
      <style:text-properties fo:background-color="#ffffff" fo:color="#555555" style:font-name="Open Sans" style:font-name-asian="Open Sans" style:font-name-complex="Open Sans"/>
    </style:style>
    <style:style style:name="T51_3" style:family="text"/>
    <style:style style:name="T51_4" style:family="text">
      <style:text-properties fo:background-color="#ffffff" fo:color="#555555" style:font-name="Open Sans" style:font-name-asian="Open Sans" style:font-name-complex="Open Sans"/>
    </style:style>
    <style:style style:name="T51_5" style:family="text"/>
    <style:style style:name="T51_6" style:family="text">
      <style:text-properties fo:background-color="#ffffff" fo:color="#555555" style:font-name="Open Sans" style:font-name-asian="Open Sans" style:font-name-complex="Open Sans"/>
    </style:style>
    <style:style style:name="T51_7" style:family="text"/>
    <style:style style:name="T51_8" style:family="text">
      <style:text-properties fo:background-color="#ffffff" fo:color="#555555" style:font-name="Open Sans" style:font-name-asian="Open Sans" style:font-name-complex="Open Sans"/>
    </style:style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2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2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2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2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2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2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2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2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2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2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2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2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2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2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2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2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2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2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2_2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2_2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2_2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2_2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3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3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3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3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3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3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3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3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3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3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3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3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3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3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4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4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4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4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4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4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4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4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4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4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4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4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5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5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5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5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5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5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5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5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5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5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5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5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5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5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5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5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5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6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6_3" style:family="text"/>
    <style:style style:name="T56_4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56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6_6" style:family="text"/>
    <style:style style:name="T56_7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56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6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6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6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6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6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6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6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6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6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6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6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6_2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6_2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6_2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6_2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57" style:family="paragraph" style:parent-style-name="Standard">
      <style:paragraph-properties fo:break-before="auto" fo:line-height="115%" fo:margin-top="0.141cm" fo:margin-right="0.282cm" style:writing-mode="lr-tb"/>
    </style:style>
    <style:style style:name="T57_1" style:family="text"/>
    <style:style style:name="T57_2" style:family="text">
      <style:text-properties fo:background-color="#ffffff" fo:color="#00798c" style:font-name="Open Sans" style:font-name-asian="Open Sans" style:font-name-complex="Open Sans"/>
    </style:style>
    <style:style style:name="T57_3" style:family="text"/>
    <style:style style:name="T57_4" style:family="text">
      <style:text-properties fo:background-color="#ffffff" fo:color="#00798c" style:font-name="Open Sans" style:font-name-asian="Open Sans" style:font-name-complex="Open Sans"/>
    </style:style>
    <style:style style:name="T57_5" style:family="text"/>
    <style:style style:name="T57_6" style:family="text">
      <style:text-properties fo:background-color="#ffffff" fo:color="#00798c" style:font-name="Open Sans" style:font-name-asian="Open Sans" style:font-name-complex="Open Sans"/>
    </style:style>
    <style:style style:name="T57_7" style:family="text"/>
    <style:style style:name="T57_8" style:family="text">
      <style:text-properties fo:background-color="#ffffff" fo:color="#00798c" style:font-name="Open Sans" style:font-name-asian="Open Sans" style:font-name-complex="Open Sans"/>
    </style:style>
    <style:style style:name="T57_9" style:family="text"/>
    <style:style style:name="T57_10" style:family="text">
      <style:text-properties fo:background-color="#ffffff" fo:color="#00798c" style:font-name="Open Sans" style:font-name-asian="Open Sans" style:font-name-complex="Open Sans"/>
    </style:style>
    <style:style style:name="T57_11" style:family="text"/>
    <style:style style:name="T57_12" style:family="text">
      <style:text-properties fo:background-color="#ffffff" fo:color="#00798c" style:font-name="Open Sans" style:font-name-asian="Open Sans" style:font-name-complex="Open Sans"/>
    </style:style>
    <style:style style:name="T57_13" style:family="text"/>
    <style:style style:name="T57_14" style:family="text">
      <style:text-properties fo:background-color="#ffffff" fo:color="#00798c" style:font-name="Open Sans" style:font-name-asian="Open Sans" style:font-name-complex="Open Sans"/>
    </style:style>
    <style:style style:name="P58" style:family="paragraph" style:parent-style-name="Standard">
      <style:paragraph-properties fo:break-before="auto" fo:line-height="115%" fo:margin-top="0.141cm" fo:margin-right="0.282cm" style:writing-mode="lr-tb"/>
    </style:style>
    <style:style style:name="T58_1" style:family="text"/>
    <style:style style:name="T58_2" style:family="text">
      <style:text-properties fo:background-color="#ffffff" fo:color="#555555" style:font-name="Open Sans" style:font-name-asian="Open Sans" style:font-name-complex="Open Sans"/>
    </style:style>
    <style:style style:name="T58_3" style:family="text"/>
    <style:style style:name="T58_4" style:family="text">
      <style:text-properties fo:background-color="#ffffff" fo:color="#555555" style:font-name="Open Sans" style:font-name-asian="Open Sans" style:font-name-complex="Open Sans"/>
    </style:style>
    <style:style style:name="T58_5" style:family="text"/>
    <style:style style:name="T58_6" style:family="text">
      <style:text-properties fo:background-color="#ffffff" fo:color="#555555" style:font-name="Open Sans" style:font-name-asian="Open Sans" style:font-name-complex="Open Sans"/>
    </style:style>
    <style:style style:name="T58_7" style:family="text"/>
    <style:style style:name="T58_8" style:family="text">
      <style:text-properties fo:background-color="#ffffff" fo:color="#555555" style:font-name="Open Sans" style:font-name-asian="Open Sans" style:font-name-complex="Open Sans"/>
    </style:style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9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9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9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9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9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9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9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9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9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9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9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9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9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9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9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9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9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9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9_2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9_2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9_2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59_2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0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0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0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0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0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0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0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0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0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0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0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0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2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2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2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2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2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2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2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2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2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2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3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3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3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3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3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1_3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2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2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2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2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2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2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2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2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2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2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2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2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2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2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2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2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2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2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2_2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2_2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2_2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3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3_3" style:family="text"/>
    <style:style style:name="T63_4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63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3_6" style:family="text"/>
    <style:style style:name="T63_7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63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3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3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3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3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3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3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3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3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3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3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3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3_2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3_2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64" style:family="paragraph" style:parent-style-name="Standard">
      <style:paragraph-properties fo:break-before="auto" fo:line-height="115%" fo:margin-top="0.141cm" fo:margin-right="0.282cm" style:writing-mode="lr-tb"/>
    </style:style>
    <style:style style:name="T64_1" style:family="text"/>
    <style:style style:name="T64_2" style:family="text">
      <style:text-properties fo:background-color="#ffffff" fo:color="#00798c" style:font-name="Open Sans" style:font-name-asian="Open Sans" style:font-name-complex="Open Sans"/>
    </style:style>
    <style:style style:name="T64_3" style:family="text"/>
    <style:style style:name="T64_4" style:family="text">
      <style:text-properties fo:background-color="#ffffff" fo:color="#00798c" style:font-name="Open Sans" style:font-name-asian="Open Sans" style:font-name-complex="Open Sans"/>
    </style:style>
    <style:style style:name="T64_5" style:family="text"/>
    <style:style style:name="T64_6" style:family="text">
      <style:text-properties fo:background-color="#ffffff" fo:color="#00798c" style:font-name="Open Sans" style:font-name-asian="Open Sans" style:font-name-complex="Open Sans"/>
    </style:style>
    <style:style style:name="T64_7" style:family="text"/>
    <style:style style:name="T64_8" style:family="text">
      <style:text-properties fo:background-color="#ffffff" fo:color="#00798c" style:font-name="Open Sans" style:font-name-asian="Open Sans" style:font-name-complex="Open Sans"/>
    </style:style>
    <style:style style:name="T64_9" style:family="text"/>
    <style:style style:name="T64_10" style:family="text">
      <style:text-properties fo:background-color="#ffffff" fo:color="#00798c" style:font-name="Open Sans" style:font-name-asian="Open Sans" style:font-name-complex="Open Sans"/>
    </style:style>
    <style:style style:name="T64_11" style:family="text"/>
    <style:style style:name="T64_12" style:family="text">
      <style:text-properties fo:background-color="#ffffff" fo:color="#00798c" style:font-name="Open Sans" style:font-name-asian="Open Sans" style:font-name-complex="Open Sans"/>
    </style:style>
    <style:style style:name="T64_13" style:family="text"/>
    <style:style style:name="T64_14" style:family="text">
      <style:text-properties fo:background-color="#ffffff" fo:color="#00798c" style:font-name="Open Sans" style:font-name-asian="Open Sans" style:font-name-complex="Open Sans"/>
    </style:style>
    <style:style style:name="P65" style:family="paragraph" style:parent-style-name="Standard">
      <style:paragraph-properties fo:break-before="auto" fo:line-height="115%" fo:margin-top="0.141cm" fo:margin-right="0.282cm" style:writing-mode="lr-tb"/>
    </style:style>
    <style:style style:name="T65_1" style:family="text"/>
    <style:style style:name="T65_2" style:family="text">
      <style:text-properties fo:background-color="#ffffff" fo:color="#555555" style:font-name="Open Sans" style:font-name-asian="Open Sans" style:font-name-complex="Open Sans"/>
    </style:style>
    <style:style style:name="T65_3" style:family="text"/>
    <style:style style:name="T65_4" style:family="text">
      <style:text-properties fo:background-color="#ffffff" fo:color="#555555" style:font-name="Open Sans" style:font-name-asian="Open Sans" style:font-name-complex="Open Sans"/>
    </style:style>
    <style:style style:name="T65_5" style:family="text"/>
    <style:style style:name="T65_6" style:family="text">
      <style:text-properties fo:background-color="#ffffff" fo:color="#555555" style:font-name="Open Sans" style:font-name-asian="Open Sans" style:font-name-complex="Open Sans"/>
    </style:style>
    <style:style style:name="T65_7" style:family="text"/>
    <style:style style:name="T65_8" style:family="text">
      <style:text-properties fo:background-color="#ffffff" fo:color="#555555" style:font-name="Open Sans" style:font-name-asian="Open Sans" style:font-name-complex="Open Sans"/>
    </style:style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2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2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2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2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2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2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2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2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2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2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3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3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3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3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3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3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3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3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6_3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7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7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7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7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7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7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7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7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7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7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7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7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7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7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7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7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7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7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7_2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7_2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7_2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7_2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7_2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7_2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7_2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7_2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7_2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7_2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8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8_3" style:family="text"/>
    <style:style style:name="T68_4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68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8_6" style:family="text"/>
    <style:style style:name="T68_7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68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8_9" style:family="text"/>
    <style:style style:name="T68_10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68_11" style:family="text"/>
    <style:style style:name="T68_12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68_13" style:family="text"/>
    <style:style style:name="T68_14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68_15" style:family="text"/>
    <style:style style:name="T68_16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68_17" style:family="text"/>
    <style:style style:name="T68_18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68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8_20" style:family="text"/>
    <style:style style:name="T68_21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68_2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8_2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8_2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68_2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69" style:family="paragraph" style:parent-style-name="Standard">
      <style:paragraph-properties fo:break-before="auto" fo:line-height="115%" fo:margin-top="0.141cm" fo:margin-right="0.282cm" style:writing-mode="lr-tb"/>
    </style:style>
    <style:style style:name="T69_1" style:family="text"/>
    <style:style style:name="T69_2" style:family="text">
      <style:text-properties fo:background-color="#ffffff" fo:color="#00798c" style:font-name="Open Sans" style:font-name-asian="Open Sans" style:font-name-complex="Open Sans"/>
    </style:style>
    <style:style style:name="T69_3" style:family="text"/>
    <style:style style:name="T69_4" style:family="text">
      <style:text-properties fo:background-color="#ffffff" fo:color="#00798c" style:font-name="Open Sans" style:font-name-asian="Open Sans" style:font-name-complex="Open Sans"/>
    </style:style>
    <style:style style:name="T69_5" style:family="text"/>
    <style:style style:name="T69_6" style:family="text">
      <style:text-properties fo:background-color="#ffffff" fo:color="#00798c" style:font-name="Open Sans" style:font-name-asian="Open Sans" style:font-name-complex="Open Sans"/>
    </style:style>
    <style:style style:name="T69_7" style:family="text"/>
    <style:style style:name="T69_8" style:family="text">
      <style:text-properties fo:background-color="#ffffff" fo:color="#00798c" style:font-name="Open Sans" style:font-name-asian="Open Sans" style:font-name-complex="Open Sans"/>
    </style:style>
    <style:style style:name="T69_9" style:family="text"/>
    <style:style style:name="T69_10" style:family="text">
      <style:text-properties fo:background-color="#ffffff" fo:color="#00798c" style:font-name="Open Sans" style:font-name-asian="Open Sans" style:font-name-complex="Open Sans"/>
    </style:style>
    <style:style style:name="T69_11" style:family="text"/>
    <style:style style:name="T69_12" style:family="text">
      <style:text-properties fo:background-color="#ffffff" fo:color="#00798c" style:font-name="Open Sans" style:font-name-asian="Open Sans" style:font-name-complex="Open Sans"/>
    </style:style>
    <style:style style:name="T69_13" style:family="text"/>
    <style:style style:name="T69_14" style:family="text">
      <style:text-properties fo:background-color="#ffffff" fo:color="#00798c" style:font-name="Open Sans" style:font-name-asian="Open Sans" style:font-name-complex="Open Sans"/>
    </style:style>
    <style:style style:name="P70" style:family="paragraph" style:parent-style-name="Standard">
      <style:paragraph-properties fo:break-before="auto" fo:line-height="115%" fo:margin-top="0.141cm" fo:margin-right="0.282cm" style:writing-mode="lr-tb"/>
    </style:style>
    <style:style style:name="T70_1" style:family="text"/>
    <style:style style:name="T70_2" style:family="text">
      <style:text-properties fo:background-color="#ffffff" fo:color="#555555" style:font-name="Open Sans" style:font-name-asian="Open Sans" style:font-name-complex="Open Sans"/>
    </style:style>
    <style:style style:name="T70_3" style:family="text"/>
    <style:style style:name="T70_4" style:family="text">
      <style:text-properties fo:background-color="#ffffff" fo:color="#555555" style:font-name="Open Sans" style:font-name-asian="Open Sans" style:font-name-complex="Open Sans"/>
    </style:style>
    <style:style style:name="T70_5" style:family="text"/>
    <style:style style:name="T70_6" style:family="text">
      <style:text-properties fo:background-color="#ffffff" fo:color="#555555" style:font-name="Open Sans" style:font-name-asian="Open Sans" style:font-name-complex="Open Sans"/>
    </style:style>
    <style:style style:name="T70_7" style:family="text"/>
    <style:style style:name="T70_8" style:family="text">
      <style:text-properties fo:background-color="#ffffff" fo:color="#555555" style:font-name="Open Sans" style:font-name-asian="Open Sans" style:font-name-complex="Open Sans"/>
    </style:style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1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1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1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1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1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1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1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1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1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1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1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1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1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1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1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1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1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1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1_2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1_2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1_2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1_2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1_2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1_2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1_2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1_2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1_2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1_2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2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2_3" style:family="text"/>
    <style:style style:name="T72_4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72_5" style:family="text"/>
    <style:style style:name="T72_6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72_7" style:family="text"/>
    <style:style style:name="T72_8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72_9" style:family="text"/>
    <style:style style:name="T72_10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72_11" style:family="text"/>
    <style:style style:name="T72_12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72_13" style:family="text"/>
    <style:style style:name="T72_14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72_15" style:family="text"/>
    <style:style style:name="T72_16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72_17" style:family="text"/>
    <style:style style:name="T72_18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72_19" style:family="text"/>
    <style:style style:name="T72_20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3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3_3" style:family="text"/>
    <style:style style:name="T73_4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73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3_6" style:family="text"/>
    <style:style style:name="T73_7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73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3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3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3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3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3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3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3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74" style:family="paragraph" style:parent-style-name="Standard">
      <style:paragraph-properties fo:break-before="auto" fo:line-height="115%" fo:margin-top="0.141cm" fo:margin-right="0.282cm" style:writing-mode="lr-tb"/>
    </style:style>
    <style:style style:name="T74_1" style:family="text"/>
    <style:style style:name="T74_2" style:family="text">
      <style:text-properties fo:background-color="#ffffff" fo:color="#00798c" style:font-name="Open Sans" style:font-name-asian="Open Sans" style:font-name-complex="Open Sans"/>
    </style:style>
    <style:style style:name="T74_3" style:family="text"/>
    <style:style style:name="T74_4" style:family="text">
      <style:text-properties fo:background-color="#ffffff" fo:color="#00798c" style:font-name="Open Sans" style:font-name-asian="Open Sans" style:font-name-complex="Open Sans"/>
    </style:style>
    <style:style style:name="T74_5" style:family="text"/>
    <style:style style:name="T74_6" style:family="text">
      <style:text-properties fo:background-color="#ffffff" fo:color="#00798c" style:font-name="Open Sans" style:font-name-asian="Open Sans" style:font-name-complex="Open Sans"/>
    </style:style>
    <style:style style:name="T74_7" style:family="text"/>
    <style:style style:name="T74_8" style:family="text">
      <style:text-properties fo:background-color="#ffffff" fo:color="#00798c" style:font-name="Open Sans" style:font-name-asian="Open Sans" style:font-name-complex="Open Sans"/>
    </style:style>
    <style:style style:name="T74_9" style:family="text"/>
    <style:style style:name="T74_10" style:family="text">
      <style:text-properties fo:background-color="#ffffff" fo:color="#00798c" style:font-name="Open Sans" style:font-name-asian="Open Sans" style:font-name-complex="Open Sans"/>
    </style:style>
    <style:style style:name="T74_11" style:family="text"/>
    <style:style style:name="T74_12" style:family="text">
      <style:text-properties fo:background-color="#ffffff" fo:color="#00798c" style:font-name="Open Sans" style:font-name-asian="Open Sans" style:font-name-complex="Open Sans"/>
    </style:style>
    <style:style style:name="T74_13" style:family="text"/>
    <style:style style:name="T74_14" style:family="text">
      <style:text-properties fo:background-color="#ffffff" fo:color="#00798c" style:font-name="Open Sans" style:font-name-asian="Open Sans" style:font-name-complex="Open Sans"/>
    </style:style>
    <style:style style:name="T74_15" style:family="text"/>
    <style:style style:name="T74_16" style:family="text">
      <style:text-properties fo:background-color="#ffffff" fo:color="#00798c" style:font-name="Open Sans" style:font-name-asian="Open Sans" style:font-name-complex="Open Sans"/>
    </style:style>
    <style:style style:name="T74_17" style:family="text"/>
    <style:style style:name="T74_18" style:family="text">
      <style:text-properties fo:background-color="#ffffff" fo:color="#00798c" style:font-name="Open Sans" style:font-name-asian="Open Sans" style:font-name-complex="Open Sans"/>
    </style:style>
    <style:style style:name="P75" style:family="paragraph" style:parent-style-name="Standard">
      <style:paragraph-properties fo:break-before="auto" fo:line-height="115%" fo:margin-top="0.141cm" fo:margin-right="0.282cm" style:writing-mode="lr-tb"/>
    </style:style>
    <style:style style:name="T75_1" style:family="text"/>
    <style:style style:name="T75_2" style:family="text">
      <style:text-properties fo:background-color="#ffffff" fo:color="#555555" style:font-name="Open Sans" style:font-name-asian="Open Sans" style:font-name-complex="Open Sans"/>
    </style:style>
    <style:style style:name="T75_3" style:family="text"/>
    <style:style style:name="T75_4" style:family="text">
      <style:text-properties fo:background-color="#ffffff" fo:color="#555555" style:font-name="Open Sans" style:font-name-asian="Open Sans" style:font-name-complex="Open Sans"/>
    </style:style>
    <style:style style:name="T75_5" style:family="text"/>
    <style:style style:name="T75_6" style:family="text">
      <style:text-properties fo:background-color="#ffffff" fo:color="#555555" style:font-name="Open Sans" style:font-name-asian="Open Sans" style:font-name-complex="Open Sans"/>
    </style:style>
    <style:style style:name="T75_7" style:family="text"/>
    <style:style style:name="T75_8" style:family="text">
      <style:text-properties fo:background-color="#ffffff" fo:color="#555555" style:font-name="Open Sans" style:font-name-asian="Open Sans" style:font-name-complex="Open Sans"/>
    </style:style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2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2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2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2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2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2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2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2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2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2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3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3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3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3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3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3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3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3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3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3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4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4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4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4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6_4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7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7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7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7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7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7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7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7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7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7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7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7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7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7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7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7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7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7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7_2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7_2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7_2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7_2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7_2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7_2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7_2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8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8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8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8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8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8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8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8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8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8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8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8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8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8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8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8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8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8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8_2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8_2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8_2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8_2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8_2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8_2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8_2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8_2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8_2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8_2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8_3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8_3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9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9_3" style:family="text"/>
    <style:style style:name="T79_4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79_5" style:family="text"/>
    <style:style style:name="T79_6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79_7" style:family="text"/>
    <style:style style:name="T79_8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79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9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9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9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9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9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9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9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9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9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9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9_2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79_2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80" style:family="paragraph" style:parent-style-name="Standard">
      <style:paragraph-properties fo:break-before="auto" fo:line-height="115%" fo:margin-top="0.141cm" fo:margin-right="0.282cm" style:writing-mode="lr-tb"/>
    </style:style>
    <style:style style:name="T80_1" style:family="text"/>
    <style:style style:name="T80_2" style:family="text">
      <style:text-properties fo:background-color="#ffffff" fo:color="#00798c" style:font-name="Open Sans" style:font-name-asian="Open Sans" style:font-name-complex="Open Sans"/>
    </style:style>
    <style:style style:name="T80_3" style:family="text"/>
    <style:style style:name="T80_4" style:family="text">
      <style:text-properties fo:background-color="#ffffff" fo:color="#00798c" style:font-name="Open Sans" style:font-name-asian="Open Sans" style:font-name-complex="Open Sans"/>
    </style:style>
    <style:style style:name="T80_5" style:family="text"/>
    <style:style style:name="T80_6" style:family="text">
      <style:text-properties fo:background-color="#ffffff" fo:color="#00798c" style:font-name="Open Sans" style:font-name-asian="Open Sans" style:font-name-complex="Open Sans"/>
    </style:style>
    <style:style style:name="T80_7" style:family="text"/>
    <style:style style:name="T80_8" style:family="text">
      <style:text-properties fo:background-color="#ffffff" fo:color="#00798c" style:font-name="Open Sans" style:font-name-asian="Open Sans" style:font-name-complex="Open Sans"/>
    </style:style>
    <style:style style:name="T80_9" style:family="text"/>
    <style:style style:name="T80_10" style:family="text">
      <style:text-properties fo:background-color="#ffffff" fo:color="#00798c" style:font-name="Open Sans" style:font-name-asian="Open Sans" style:font-name-complex="Open Sans"/>
    </style:style>
    <style:style style:name="T80_11" style:family="text"/>
    <style:style style:name="T80_12" style:family="text">
      <style:text-properties fo:background-color="#ffffff" fo:color="#00798c" style:font-name="Open Sans" style:font-name-asian="Open Sans" style:font-name-complex="Open Sans"/>
    </style:style>
    <style:style style:name="T80_13" style:family="text"/>
    <style:style style:name="T80_14" style:family="text">
      <style:text-properties fo:background-color="#ffffff" fo:color="#00798c" style:font-name="Open Sans" style:font-name-asian="Open Sans" style:font-name-complex="Open Sans"/>
    </style:style>
    <style:style style:name="T80_15" style:family="text"/>
    <style:style style:name="T80_16" style:family="text">
      <style:text-properties fo:background-color="#ffffff" fo:color="#00798c" style:font-name="Open Sans" style:font-name-asian="Open Sans" style:font-name-complex="Open Sans"/>
    </style:style>
    <style:style style:name="T80_17" style:family="text"/>
    <style:style style:name="T80_18" style:family="text">
      <style:text-properties fo:background-color="#ffffff" fo:color="#00798c" style:font-name="Open Sans" style:font-name-asian="Open Sans" style:font-name-complex="Open Sans"/>
    </style:style>
    <style:style style:name="P81" style:family="paragraph" style:parent-style-name="Standard">
      <style:paragraph-properties fo:break-before="auto" fo:line-height="115%" fo:margin-top="0.141cm" fo:margin-right="0.282cm" style:writing-mode="lr-tb"/>
    </style:style>
    <style:style style:name="T81_1" style:family="text"/>
    <style:style style:name="T81_2" style:family="text">
      <style:text-properties fo:background-color="#ffffff" fo:color="#555555" style:font-name="Open Sans" style:font-name-asian="Open Sans" style:font-name-complex="Open Sans"/>
    </style:style>
    <style:style style:name="T81_3" style:family="text"/>
    <style:style style:name="T81_4" style:family="text">
      <style:text-properties fo:background-color="#ffffff" fo:color="#555555" style:font-name="Open Sans" style:font-name-asian="Open Sans" style:font-name-complex="Open Sans"/>
    </style:style>
    <style:style style:name="T81_5" style:family="text"/>
    <style:style style:name="T81_6" style:family="text">
      <style:text-properties fo:background-color="#ffffff" fo:color="#555555" style:font-name="Open Sans" style:font-name-asian="Open Sans" style:font-name-complex="Open Sans"/>
    </style:style>
    <style:style style:name="T81_7" style:family="text"/>
    <style:style style:name="T81_8" style:family="text">
      <style:text-properties fo:background-color="#ffffff" fo:color="#555555" style:font-name="Open Sans" style:font-name-asian="Open Sans" style:font-name-complex="Open Sans"/>
    </style:style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2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2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2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2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2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2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2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2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2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2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3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3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3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3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3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3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2_3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3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3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3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3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3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3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3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3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3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3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3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3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3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3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3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3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3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3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3_2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3_2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3_2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3_2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3_2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4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4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4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4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4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4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4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4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4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4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4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4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4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4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4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4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2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2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2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2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2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2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2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2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2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2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3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3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3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3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3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3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3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3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3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3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4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4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4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4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4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4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4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4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4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4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5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5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5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5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5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5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5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5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5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5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5_6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6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6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6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6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6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6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6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6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6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6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6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6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6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6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6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6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6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6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6_2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6_2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6_2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6_2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6_2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7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7_3" style:family="text"/>
    <style:style style:name="T87_4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87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7_6" style:family="text"/>
    <style:style style:name="T87_7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87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7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7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7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7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7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7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7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7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7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7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87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88" style:family="paragraph" style:parent-style-name="Standard">
      <style:paragraph-properties fo:break-before="auto" fo:line-height="115%" fo:margin-top="0.141cm" fo:margin-right="0.282cm" style:writing-mode="lr-tb"/>
    </style:style>
    <style:style style:name="T88_1" style:family="text"/>
    <style:style style:name="T88_2" style:family="text">
      <style:text-properties fo:background-color="#ffffff" fo:color="#00798c" style:font-name="Open Sans" style:font-name-asian="Open Sans" style:font-name-complex="Open Sans"/>
    </style:style>
    <style:style style:name="T88_3" style:family="text"/>
    <style:style style:name="T88_4" style:family="text">
      <style:text-properties fo:background-color="#ffffff" fo:color="#00798c" style:font-name="Open Sans" style:font-name-asian="Open Sans" style:font-name-complex="Open Sans"/>
    </style:style>
    <style:style style:name="T88_5" style:family="text"/>
    <style:style style:name="T88_6" style:family="text">
      <style:text-properties fo:background-color="#ffffff" fo:color="#00798c" style:font-name="Open Sans" style:font-name-asian="Open Sans" style:font-name-complex="Open Sans"/>
    </style:style>
    <style:style style:name="T88_7" style:family="text"/>
    <style:style style:name="T88_8" style:family="text">
      <style:text-properties fo:background-color="#ffffff" fo:color="#00798c" style:font-name="Open Sans" style:font-name-asian="Open Sans" style:font-name-complex="Open Sans"/>
    </style:style>
    <style:style style:name="T88_9" style:family="text"/>
    <style:style style:name="T88_10" style:family="text">
      <style:text-properties fo:background-color="#ffffff" fo:color="#00798c" style:font-name="Open Sans" style:font-name-asian="Open Sans" style:font-name-complex="Open Sans"/>
    </style:style>
    <style:style style:name="P89" style:family="paragraph" style:parent-style-name="Standard">
      <style:paragraph-properties fo:break-before="auto" fo:line-height="115%" fo:margin-top="0.141cm" fo:margin-right="0.282cm" style:writing-mode="lr-tb"/>
    </style:style>
    <style:style style:name="T89_1" style:family="text"/>
    <style:style style:name="T89_2" style:family="text">
      <style:text-properties fo:background-color="#ffffff" fo:color="#555555" style:font-name="Open Sans" style:font-name-asian="Open Sans" style:font-name-complex="Open Sans"/>
    </style:style>
    <style:style style:name="T89_3" style:family="text"/>
    <style:style style:name="T89_4" style:family="text">
      <style:text-properties fo:background-color="#ffffff" fo:color="#555555" style:font-name="Open Sans" style:font-name-asian="Open Sans" style:font-name-complex="Open Sans"/>
    </style:style>
    <style:style style:name="T89_5" style:family="text"/>
    <style:style style:name="T89_6" style:family="text">
      <style:text-properties fo:background-color="#ffffff" fo:color="#555555" style:font-name="Open Sans" style:font-name-asian="Open Sans" style:font-name-complex="Open Sans"/>
    </style:style>
    <style:style style:name="T89_7" style:family="text"/>
    <style:style style:name="T89_8" style:family="text">
      <style:text-properties fo:background-color="#ffffff" fo:color="#555555" style:font-name="Open Sans" style:font-name-asian="Open Sans" style:font-name-complex="Open Sans"/>
    </style:style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0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0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0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0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0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0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0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0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0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0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0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0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0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0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0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0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0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0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2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2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2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2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2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2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2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2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2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2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3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3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3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3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3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3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3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3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3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3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4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4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4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4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4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4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4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4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4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4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5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5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5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5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5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5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5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5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5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5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6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6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6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6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6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6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6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6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1_6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2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2_3" style:family="text"/>
    <style:style style:name="T92_4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92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2_6" style:family="text"/>
    <style:style style:name="T92_7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92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2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2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2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2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2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2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2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2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2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2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2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2_2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2_2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2_2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2_2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2_2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93" style:family="paragraph" style:parent-style-name="Standard">
      <style:paragraph-properties fo:break-before="auto" fo:line-height="115%" fo:margin-top="0.141cm" fo:margin-right="0.282cm" style:writing-mode="lr-tb"/>
    </style:style>
    <style:style style:name="T93_1" style:family="text"/>
    <style:style style:name="T93_2" style:family="text">
      <style:text-properties fo:background-color="#ffffff" fo:color="#00798c" style:font-name="Open Sans" style:font-name-asian="Open Sans" style:font-name-complex="Open Sans"/>
    </style:style>
    <style:style style:name="T93_3" style:family="text"/>
    <style:style style:name="T93_4" style:family="text">
      <style:text-properties fo:background-color="#ffffff" fo:color="#00798c" style:font-name="Open Sans" style:font-name-asian="Open Sans" style:font-name-complex="Open Sans"/>
    </style:style>
    <style:style style:name="T93_5" style:family="text"/>
    <style:style style:name="T93_6" style:family="text">
      <style:text-properties fo:background-color="#ffffff" fo:color="#00798c" style:font-name="Open Sans" style:font-name-asian="Open Sans" style:font-name-complex="Open Sans"/>
    </style:style>
    <style:style style:name="T93_7" style:family="text"/>
    <style:style style:name="T93_8" style:family="text">
      <style:text-properties fo:background-color="#ffffff" fo:color="#00798c" style:font-name="Open Sans" style:font-name-asian="Open Sans" style:font-name-complex="Open Sans"/>
    </style:style>
    <style:style style:name="T93_9" style:family="text"/>
    <style:style style:name="T93_10" style:family="text">
      <style:text-properties fo:background-color="#ffffff" fo:color="#00798c" style:font-name="Open Sans" style:font-name-asian="Open Sans" style:font-name-complex="Open Sans"/>
    </style:style>
    <style:style style:name="T93_11" style:family="text"/>
    <style:style style:name="T93_12" style:family="text">
      <style:text-properties fo:background-color="#ffffff" fo:color="#00798c" style:font-name="Open Sans" style:font-name-asian="Open Sans" style:font-name-complex="Open Sans"/>
    </style:style>
    <style:style style:name="T93_13" style:family="text"/>
    <style:style style:name="T93_14" style:family="text">
      <style:text-properties fo:background-color="#ffffff" fo:color="#00798c" style:font-name="Open Sans" style:font-name-asian="Open Sans" style:font-name-complex="Open Sans"/>
    </style:style>
    <style:style style:name="T93_15" style:family="text"/>
    <style:style style:name="T93_16" style:family="text">
      <style:text-properties fo:background-color="#ffffff" fo:color="#00798c" style:font-name="Open Sans" style:font-name-asian="Open Sans" style:font-name-complex="Open Sans"/>
    </style:style>
    <style:style style:name="T93_17" style:family="text"/>
    <style:style style:name="T93_18" style:family="text">
      <style:text-properties fo:background-color="#ffffff" fo:color="#00798c" style:font-name="Open Sans" style:font-name-asian="Open Sans" style:font-name-complex="Open Sans"/>
    </style:style>
    <style:style style:name="P94" style:family="paragraph" style:parent-style-name="Standard">
      <style:paragraph-properties fo:break-before="auto" fo:line-height="115%" fo:margin-top="0.141cm" fo:margin-right="0.282cm" style:writing-mode="lr-tb"/>
    </style:style>
    <style:style style:name="T94_1" style:family="text"/>
    <style:style style:name="T94_2" style:family="text">
      <style:text-properties fo:background-color="#ffffff" fo:color="#555555" style:font-name="Open Sans" style:font-name-asian="Open Sans" style:font-name-complex="Open Sans"/>
    </style:style>
    <style:style style:name="T94_3" style:family="text"/>
    <style:style style:name="T94_4" style:family="text">
      <style:text-properties fo:background-color="#ffffff" fo:color="#555555" style:font-name="Open Sans" style:font-name-asian="Open Sans" style:font-name-complex="Open Sans"/>
    </style:style>
    <style:style style:name="T94_5" style:family="text"/>
    <style:style style:name="T94_6" style:family="text">
      <style:text-properties fo:background-color="#ffffff" fo:color="#555555" style:font-name="Open Sans" style:font-name-asian="Open Sans" style:font-name-complex="Open Sans"/>
    </style:style>
    <style:style style:name="T94_7" style:family="text"/>
    <style:style style:name="T94_8" style:family="text">
      <style:text-properties fo:background-color="#ffffff" fo:color="#555555" style:font-name="Open Sans" style:font-name-asian="Open Sans" style:font-name-complex="Open Sans"/>
    </style:style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2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2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2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2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2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2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2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2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2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2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3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3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3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3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3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3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3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3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3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3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4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4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4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4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4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4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4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5_4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1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1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2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2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2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2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2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2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2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2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2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2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3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3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3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3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3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3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3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3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3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3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4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4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4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4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4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4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4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4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4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4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5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5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5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5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5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5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5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5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5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5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6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6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6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6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6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6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6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6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6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6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6_7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97" style:family="paragraph" style:parent-style-name="Standard">
      <style:paragraph-properties fo:break-before="auto" fo:line-height="115%" fo:margin-top="0cm" fo:margin-bottom="0cm" style:writing-mode="lr-tb"/>
    </style:style>
    <style:style style:name="T97_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7_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7_3" style:family="text"/>
    <style:style style:name="T97_4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97_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7_6" style:family="text"/>
    <style:style style:name="T97_7" style:family="text">
      <style:text-properties fo:background-color="#ffffff" fo:color="#00b2ee" style:font-name="Open Sans" fo:font-size="9pt" style:font-name-asian="Open Sans" style:font-size-asian="9pt" style:font-name-complex="Open Sans" style:font-size-complex="9pt"/>
    </style:style>
    <style:style style:name="T97_8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7_9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7_10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7_11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7_12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7_13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7_14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7_15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7_16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T97_17" style:family="text">
      <style:text-properties fo:background-color="#ffffff" fo:color="#555555" style:font-name="Open Sans" fo:font-size="9pt" style:font-name-asian="Open Sans" style:font-size-asian="9pt" style:font-name-complex="Open Sans" style:font-size-complex="9pt"/>
    </style:style>
    <style:style style:name="P98" style:family="paragraph" style:parent-style-name="Standard">
      <style:paragraph-properties fo:break-before="auto" fo:line-height="115%" fo:margin-right="0.282cm" style:writing-mode="lr-tb"/>
      <style:text-properties fo:background-color="#fbfbfb" fo:color="#555555" style:font-name="Open Sans" style:font-name-asian="Open Sans" style:font-name-complex="Open Sans"/>
    </style:style>
    <style:style style:name="P99" style:family="paragraph" style:parent-style-name="Standard">
      <style:paragraph-properties fo:break-before="auto" fo:line-height="115%" fo:margin-right="0.282cm" style:writing-mode="lr-tb"/>
      <style:text-properties fo:background-color="#fbfbfb" fo:color="#555555" style:font-name="Open Sans" style:font-name-asian="Open Sans" style:font-name-complex="Open Sans"/>
    </style:style>
    <style:style style:name="P100" style:family="paragraph" style:parent-style-name="Standard">
      <style:paragraph-properties fo:break-before="auto" fo:line-height="115%" fo:margin-right="0.282cm" style:writing-mode="lr-tb"/>
      <style:text-properties fo:background-color="#fbfbfb" fo:color="#555555" style:font-name="Open Sans" fo:font-size="14pt" style:font-name-asian="Open Sans" style:font-size-asian="14pt" style:font-name-complex="Open Sans" style:font-size-complex="14pt"/>
    </style:style>
    <style:style style:name="P101" style:family="paragraph" style:parent-style-name="Heading_20_3">
      <style:paragraph-properties fo:break-before="page" fo:line-height="115%" style:writing-mode="lr-tb"/>
    </style:style>
    <style:style style:name="T101_1" style:family="text"/>
    <style:style style:name="T101_2" style:family="text">
      <style:text-properties fo:background-color="#fbfbfb" fo:color="#00798c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01_3" style:family="text"/>
    <style:style style:name="T101_4" style:family="text">
      <style:text-properties fo:background-color="#fbfbfb" fo:color="#00798c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T101_5" style:family="text"/>
    <style:style style:name="T101_6" style:family="text">
      <style:text-properties fo:background-color="#fbfbfb" fo:color="#00798c" style:font-name="Open Sans" fo:font-size="14pt" style:font-name-asian="Open Sans" style:font-size-asian="14pt" style:font-name-complex="Open Sans" style:font-size-complex="14pt" fo:font-weight="normal" style:font-weight-asian="normal" style:font-weight-complex="normal"/>
    </style:style>
    <style:style style:name="P102" style:family="paragraph" style:parent-style-name="Standard">
      <style:paragraph-properties fo:break-before="auto" fo:line-height="115%" fo:margin-right="0.282cm" style:writing-mode="lr-tb"/>
    </style:style>
    <style:style style:name="T102_1" style:family="text">
      <style:text-properties fo:background-color="#fbfbfb" fo:color="#555555" style:font-name="Open Sans" style:font-name-asian="Open Sans" style:font-name-complex="Open Sans"/>
    </style:style>
    <style:style style:name="T102_2" style:family="text">
      <style:text-properties fo:background-color="#fbfbfb" fo:color="#555555" style:font-name="Open Sans" style:font-name-asian="Open Sans" style:font-name-complex="Open Sans"/>
    </style:style>
    <style:style style:name="T102_3" style:family="text">
      <style:text-properties fo:background-color="#fbfbfb" fo:color="#555555" style:font-name="Open Sans" style:font-name-asian="Open Sans" style:font-name-complex="Open Sans"/>
    </style:style>
    <style:style style:name="T102_4" style:family="text">
      <style:text-properties fo:background-color="#fbfbfb" fo:color="#555555" style:font-name="Open Sans" style:font-name-asian="Open Sans" style:font-name-complex="Open Sans"/>
    </style:style>
    <style:style style:name="T102_5" style:family="text">
      <style:text-properties fo:background-color="#fbfbfb" fo:color="#555555" style:font-name="Open Sans" style:font-name-asian="Open Sans" style:font-name-complex="Open Sans"/>
    </style:style>
    <style:style style:name="T102_6" style:family="text">
      <style:text-properties fo:background-color="#fbfbfb" fo:color="#555555" style:font-name="Open Sans" style:font-name-asian="Open Sans" style:font-name-complex="Open Sans"/>
    </style:style>
    <style:style style:name="T102_7" style:family="text">
      <style:text-properties fo:background-color="#fbfbfb" fo:color="#555555" style:font-name="Open Sans" style:font-name-asian="Open Sans" style:font-name-complex="Open Sans"/>
    </style:style>
    <style:style style:name="T102_8" style:family="text">
      <style:text-properties fo:background-color="#fbfbfb" fo:color="#555555" style:font-name="Open Sans" style:font-name-asian="Open Sans" style:font-name-complex="Open Sans"/>
    </style:style>
    <style:style style:name="T102_9" style:family="text">
      <style:text-properties fo:background-color="#fbfbfb" fo:color="#555555" style:font-name="Open Sans" style:font-name-asian="Open Sans" style:font-name-complex="Open Sans"/>
    </style:style>
    <style:style style:name="P103" style:family="paragraph" style:parent-style-name="Standard">
      <style:paragraph-properties fo:break-before="auto" fo:line-height="115%" fo:margin-top="0cm" fo:margin-right="0.282cm" style:writing-mode="lr-tb"/>
    </style:style>
    <style:style style:name="T103_1" style:family="text"/>
    <style:style style:name="T103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03_3" style:family="text"/>
    <style:style style:name="T103_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03_5" style:family="text"/>
    <style:style style:name="T103_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03_7" style:family="text"/>
    <style:style style:name="T103_8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03_9" style:family="text"/>
    <style:style style:name="T103_10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03_11" style:family="text"/>
    <style:style style:name="T103_1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03_13" style:family="text"/>
    <style:style style:name="T103_1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03_15" style:family="text"/>
    <style:style style:name="T103_1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03_17" style:family="text"/>
    <style:style style:name="T103_18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P104" style:family="paragraph" style:parent-style-name="Standard">
      <style:paragraph-properties fo:break-before="auto" fo:line-height="115%" fo:margin-top="0cm" fo:margin-right="0.282cm" style:writing-mode="lr-tb"/>
    </style:style>
    <style:style style:name="T104_1" style:family="text"/>
    <style:style style:name="T104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04_3" style:family="text"/>
    <style:style style:name="T104_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04_5" style:family="text"/>
    <style:style style:name="T104_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04_7" style:family="text"/>
    <style:style style:name="T104_8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04_9" style:family="text"/>
    <style:style style:name="T104_10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P105" style:family="paragraph" style:parent-style-name="Standard">
      <style:paragraph-properties fo:break-before="auto" fo:line-height="115%" fo:margin-top="0cm" fo:margin-right="0.282cm" style:writing-mode="lr-tb"/>
    </style:style>
    <style:style style:name="T105_1" style:family="text"/>
    <style:style style:name="T105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05_3" style:family="text"/>
    <style:style style:name="T105_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05_5" style:family="text"/>
    <style:style style:name="T105_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05_7" style:family="text"/>
    <style:style style:name="T105_8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05_9" style:family="text"/>
    <style:style style:name="T105_10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P106" style:family="paragraph" style:parent-style-name="Standard">
      <style:paragraph-properties fo:break-before="auto" fo:line-height="115%" fo:margin-top="0cm" fo:margin-bottom="0cm" fo:margin-right="0.282cm" style:writing-mode="lr-tb"/>
    </style:style>
    <style:style style:name="T106_1" style:family="text"/>
    <style:style style:name="T106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06_3" style:family="text"/>
    <style:style style:name="T106_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06_5" style:family="text"/>
    <style:style style:name="T106_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06_7" style:family="text"/>
    <style:style style:name="T106_8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06_9" style:family="text"/>
    <style:style style:name="T106_10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P107" style:family="paragraph" style:parent-style-name="Standard">
      <style:paragraph-properties fo:break-before="auto" fo:line-height="115%" fo:margin-right="0.282cm" style:writing-mode="lr-tb"/>
    </style:style>
    <style:style style:name="T107_1" style:family="text">
      <style:text-properties fo:background-color="#fbfbfb" fo:color="#555555" style:font-name="Open Sans" style:font-name-asian="Open Sans" style:font-name-complex="Open Sans"/>
    </style:style>
    <style:style style:name="T107_2" style:family="text">
      <style:text-properties fo:background-color="#fbfbfb" fo:color="#555555" style:font-name="Open Sans" style:font-name-asian="Open Sans" style:font-name-complex="Open Sans"/>
    </style:style>
    <style:style style:name="T107_3" style:family="text">
      <style:text-properties fo:background-color="#fbfbfb" fo:color="#555555" style:font-name="Open Sans" style:font-name-asian="Open Sans" style:font-name-complex="Open Sans"/>
    </style:style>
    <style:style style:name="T107_4" style:family="text">
      <style:text-properties fo:background-color="#fbfbfb" fo:color="#555555" style:font-name="Open Sans" style:font-name-asian="Open Sans" style:font-name-complex="Open Sans"/>
    </style:style>
    <style:style style:name="T107_5" style:family="text">
      <style:text-properties fo:background-color="#fbfbfb" fo:color="#555555" style:font-name="Open Sans" style:font-name-asian="Open Sans" style:font-name-complex="Open Sans"/>
    </style:style>
    <style:style style:name="T107_6" style:family="text">
      <style:text-properties fo:background-color="#fbfbfb" fo:color="#555555" style:font-name="Open Sans" style:font-name-asian="Open Sans" style:font-name-complex="Open Sans"/>
    </style:style>
    <style:style style:name="T107_7" style:family="text">
      <style:text-properties fo:background-color="#fbfbfb" fo:color="#555555" style:font-name="Open Sans" style:font-name-asian="Open Sans" style:font-name-complex="Open Sans"/>
    </style:style>
    <style:style style:name="T107_8" style:family="text">
      <style:text-properties fo:background-color="#fbfbfb" fo:color="#555555" style:font-name="Open Sans" style:font-name-asian="Open Sans" style:font-name-complex="Open Sans"/>
    </style:style>
    <style:style style:name="T107_9" style:family="text">
      <style:text-properties fo:background-color="#fbfbfb" fo:color="#555555" style:font-name="Open Sans" style:font-name-asian="Open Sans" style:font-name-complex="Open Sans"/>
    </style:style>
    <style:style style:name="T107_10" style:family="text">
      <style:text-properties fo:background-color="#fbfbfb" fo:color="#555555" style:font-name="Open Sans" style:font-name-asian="Open Sans" style:font-name-complex="Open Sans"/>
    </style:style>
    <style:style style:name="T107_11" style:family="text">
      <style:text-properties fo:background-color="#fbfbfb" fo:color="#555555" style:font-name="Open Sans" style:font-name-asian="Open Sans" style:font-name-complex="Open Sans"/>
    </style:style>
    <style:style style:name="T107_12" style:family="text">
      <style:text-properties fo:background-color="#fbfbfb" fo:color="#555555" style:font-name="Open Sans" style:font-name-asian="Open Sans" style:font-name-complex="Open Sans"/>
    </style:style>
    <style:style style:name="P108" style:family="paragraph" style:parent-style-name="Standard">
      <style:paragraph-properties fo:break-before="auto" fo:line-height="115%" fo:margin-top="0cm" fo:margin-right="0.282cm" style:writing-mode="lr-tb"/>
    </style:style>
    <style:style style:name="T108_1" style:family="text"/>
    <style:style style:name="T108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08_3" style:family="text"/>
    <style:style style:name="T108_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08_5" style:family="text"/>
    <style:style style:name="T108_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08_7" style:family="text"/>
    <style:style style:name="T108_8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08_9" style:family="text"/>
    <style:style style:name="T108_10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P109" style:family="paragraph" style:parent-style-name="Standard">
      <style:paragraph-properties fo:break-before="auto" fo:line-height="115%" fo:margin-top="0cm" fo:margin-right="0.282cm" style:writing-mode="lr-tb"/>
    </style:style>
    <style:style style:name="T109_1" style:family="text"/>
    <style:style style:name="T109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09_3" style:family="text"/>
    <style:style style:name="T109_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09_5" style:family="text"/>
    <style:style style:name="T109_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09_7" style:family="text"/>
    <style:style style:name="T109_8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09_9" style:family="text"/>
    <style:style style:name="T109_10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P110" style:family="paragraph" style:parent-style-name="Standard">
      <style:paragraph-properties fo:break-before="auto" fo:line-height="115%" fo:margin-top="0cm" fo:margin-right="0.282cm" style:writing-mode="lr-tb"/>
    </style:style>
    <style:style style:name="T110_1" style:family="text"/>
    <style:style style:name="T110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0_3" style:family="text"/>
    <style:style style:name="T110_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0_5" style:family="text"/>
    <style:style style:name="T110_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P111" style:family="paragraph" style:parent-style-name="Standard">
      <style:paragraph-properties fo:break-before="auto" fo:line-height="115%" fo:margin-top="0cm" fo:margin-right="0.282cm" style:writing-mode="lr-tb"/>
    </style:style>
    <style:style style:name="T111_1" style:family="text"/>
    <style:style style:name="T111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1_3" style:family="text"/>
    <style:style style:name="T111_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1_5" style:family="text"/>
    <style:style style:name="T111_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1_7" style:family="text"/>
    <style:style style:name="T111_8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1_9" style:family="text"/>
    <style:style style:name="T111_10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P112" style:family="paragraph" style:parent-style-name="Standard">
      <style:paragraph-properties fo:break-before="auto" fo:line-height="115%" fo:margin-top="0cm" fo:margin-right="0.282cm" style:writing-mode="lr-tb"/>
    </style:style>
    <style:style style:name="T112_1" style:family="text"/>
    <style:style style:name="T112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2_3" style:family="text"/>
    <style:style style:name="T112_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2_5" style:family="text"/>
    <style:style style:name="T112_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2_7" style:family="text"/>
    <style:style style:name="T112_8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2_9" style:family="text"/>
    <style:style style:name="T112_10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2_11" style:family="text"/>
    <style:style style:name="T112_1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2_13" style:family="text"/>
    <style:style style:name="T112_1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P113" style:family="paragraph" style:parent-style-name="Standard">
      <style:paragraph-properties fo:break-before="auto" fo:line-height="115%" fo:margin-top="0cm" fo:margin-right="0.282cm" style:writing-mode="lr-tb"/>
    </style:style>
    <style:style style:name="T113_1" style:family="text"/>
    <style:style style:name="T113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3_3" style:family="text"/>
    <style:style style:name="T113_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3_5" style:family="text"/>
    <style:style style:name="T113_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P114" style:family="paragraph" style:parent-style-name="Standard">
      <style:paragraph-properties fo:break-before="auto" fo:line-height="115%" fo:margin-top="0cm" fo:margin-right="0.282cm" style:writing-mode="lr-tb"/>
    </style:style>
    <style:style style:name="T114_1" style:family="text"/>
    <style:style style:name="T114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4_3" style:family="text"/>
    <style:style style:name="T114_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4_5" style:family="text"/>
    <style:style style:name="T114_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P115" style:family="paragraph" style:parent-style-name="Standard">
      <style:paragraph-properties fo:break-before="auto" fo:line-height="115%" fo:margin-top="0cm" fo:margin-right="0.282cm" style:writing-mode="lr-tb"/>
    </style:style>
    <style:style style:name="T115_1" style:family="text"/>
    <style:style style:name="T115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5_3" style:family="text"/>
    <style:style style:name="T115_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5_5" style:family="text"/>
    <style:style style:name="T115_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P116" style:family="paragraph" style:parent-style-name="Standard">
      <style:paragraph-properties fo:break-before="auto" fo:line-height="115%" fo:margin-top="0cm" fo:margin-right="0.282cm" style:writing-mode="lr-tb"/>
    </style:style>
    <style:style style:name="T116_1" style:family="text"/>
    <style:style style:name="T116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6_3" style:family="text"/>
    <style:style style:name="T116_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6_5" style:family="text"/>
    <style:style style:name="T116_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P117" style:family="paragraph" style:parent-style-name="Standard">
      <style:paragraph-properties fo:break-before="auto" fo:line-height="115%" fo:margin-top="0cm" fo:margin-right="0.282cm" style:writing-mode="lr-tb"/>
    </style:style>
    <style:style style:name="T117_1" style:family="text"/>
    <style:style style:name="T117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7_3" style:family="text"/>
    <style:style style:name="T117_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7_5" style:family="text"/>
    <style:style style:name="T117_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7_7" style:family="text"/>
    <style:style style:name="T117_8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P118" style:family="paragraph" style:parent-style-name="Standard">
      <style:paragraph-properties fo:break-before="auto" fo:line-height="115%" fo:margin-top="0cm" fo:margin-right="0.282cm" style:writing-mode="lr-tb"/>
    </style:style>
    <style:style style:name="T118_1" style:family="text"/>
    <style:style style:name="T118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8_3" style:family="text"/>
    <style:style style:name="T118_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8_5" style:family="text"/>
    <style:style style:name="T118_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8_7" style:family="text"/>
    <style:style style:name="T118_8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8_9" style:family="text"/>
    <style:style style:name="T118_10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8_11" style:family="text"/>
    <style:style style:name="T118_1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8_13" style:family="text"/>
    <style:style style:name="T118_1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8_15" style:family="text"/>
    <style:style style:name="T118_1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8_17" style:family="text"/>
    <style:style style:name="T118_18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8_19" style:family="text"/>
    <style:style style:name="T118_20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8_21" style:family="text"/>
    <style:style style:name="T118_2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P119" style:family="paragraph" style:parent-style-name="Standard">
      <style:paragraph-properties fo:break-before="auto" fo:line-height="115%" fo:margin-top="0cm" fo:margin-bottom="0cm" fo:margin-right="0.282cm" style:writing-mode="lr-tb"/>
    </style:style>
    <style:style style:name="T119_1" style:family="text"/>
    <style:style style:name="T119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9_3" style:family="text"/>
    <style:style style:name="T119_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9_5" style:family="text"/>
    <style:style style:name="T119_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9_7" style:family="text"/>
    <style:style style:name="T119_8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19_9" style:family="text"/>
    <style:style style:name="T119_10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P120" style:family="paragraph" style:parent-style-name="Standard">
      <style:paragraph-properties fo:break-before="auto" fo:line-height="115%" fo:margin-right="0.282cm" style:writing-mode="lr-tb"/>
    </style:style>
    <style:style style:name="T120_1" style:family="text">
      <style:text-properties fo:background-color="#fbfbfb" fo:color="#555555" style:font-name="Open Sans" style:font-name-asian="Open Sans" style:font-name-complex="Open Sans"/>
    </style:style>
    <style:style style:name="T120_2" style:family="text">
      <style:text-properties fo:background-color="#fbfbfb" fo:color="#555555" style:font-name="Open Sans" style:font-name-asian="Open Sans" style:font-name-complex="Open Sans"/>
    </style:style>
    <style:style style:name="T120_3" style:family="text">
      <style:text-properties fo:background-color="#fbfbfb" fo:color="#555555" style:font-name="Open Sans" style:font-name-asian="Open Sans" style:font-name-complex="Open Sans"/>
    </style:style>
    <style:style style:name="T120_4" style:family="text">
      <style:text-properties fo:background-color="#fbfbfb" fo:color="#555555" style:font-name="Open Sans" style:font-name-asian="Open Sans" style:font-name-complex="Open Sans"/>
    </style:style>
    <style:style style:name="T120_5" style:family="text">
      <style:text-properties fo:background-color="#fbfbfb" fo:color="#555555" style:font-name="Open Sans" style:font-name-asian="Open Sans" style:font-name-complex="Open Sans"/>
    </style:style>
    <style:style style:name="T120_6" style:family="text">
      <style:text-properties fo:background-color="#fbfbfb" fo:color="#555555" style:font-name="Open Sans" style:font-name-asian="Open Sans" style:font-name-complex="Open Sans"/>
    </style:style>
    <style:style style:name="T120_7" style:family="text">
      <style:text-properties fo:background-color="#fbfbfb" fo:color="#555555" style:font-name="Open Sans" style:font-name-asian="Open Sans" style:font-name-complex="Open Sans"/>
    </style:style>
    <style:style style:name="P121" style:family="paragraph" style:parent-style-name="Standard">
      <style:paragraph-properties fo:break-before="auto" fo:line-height="115%" fo:margin-top="0cm" fo:margin-right="0.282cm" style:writing-mode="lr-tb"/>
    </style:style>
    <style:style style:name="T121_1" style:family="text"/>
    <style:style style:name="T121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21_3" style:family="text"/>
    <style:style style:name="T121_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21_5" style:family="text"/>
    <style:style style:name="T121_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21_7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P122" style:family="paragraph" style:parent-style-name="Standard">
      <style:paragraph-properties fo:break-before="auto" fo:line-height="115%" fo:margin-top="0cm" fo:margin-right="0.282cm" style:writing-mode="lr-tb"/>
    </style:style>
    <style:style style:name="T122_1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2_2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2_3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2_4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2_5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P123" style:family="paragraph" style:parent-style-name="Standard">
      <style:paragraph-properties fo:break-before="auto" fo:line-height="115%" fo:margin-top="0cm" fo:margin-right="0.282cm" style:writing-mode="lr-tb"/>
    </style:style>
    <style:style style:name="T123_1" style:family="text"/>
    <style:style style:name="T123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23_3" style:family="text"/>
    <style:style style:name="T123_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23_5" style:family="text"/>
    <style:style style:name="T123_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23_7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P124" style:family="paragraph" style:parent-style-name="Standard">
      <style:paragraph-properties fo:break-before="auto" fo:line-height="115%" fo:margin-top="0cm" fo:margin-right="0.282cm" style:writing-mode="lr-tb"/>
    </style:style>
    <style:style style:name="T124_1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4_2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4_3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4_4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4_5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4_6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4_7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4_8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4_9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4_10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4_11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4_12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4_13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4_14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4_15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4_16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4_17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4_18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4_19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4_20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4_21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4_22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4_23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P125" style:family="paragraph" style:parent-style-name="Standard">
      <style:paragraph-properties fo:break-before="auto" fo:line-height="115%" fo:margin-top="0cm" fo:margin-right="0.282cm" style:writing-mode="lr-tb"/>
    </style:style>
    <style:style style:name="T125_1" style:family="text"/>
    <style:style style:name="T125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25_3" style:family="text"/>
    <style:style style:name="T125_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25_5" style:family="text"/>
    <style:style style:name="T125_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25_7" style:family="text"/>
    <style:style style:name="T125_8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25_9" style:family="text"/>
    <style:style style:name="T125_10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25_11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P126" style:family="paragraph" style:parent-style-name="Standard">
      <style:paragraph-properties fo:break-before="auto" fo:line-height="115%" fo:margin-top="0cm" fo:margin-right="0.282cm" style:writing-mode="lr-tb"/>
    </style:style>
    <style:style style:name="T126_1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6_2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6_3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6_4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6_5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6_6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6_7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6_8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6_9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6_10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6_11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6_12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6_13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6_14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6_15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6_16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6_17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P127" style:family="paragraph" style:parent-style-name="Standard">
      <style:paragraph-properties fo:break-before="auto" fo:line-height="115%" fo:margin-top="0cm" fo:margin-right="0.282cm" style:writing-mode="lr-tb"/>
    </style:style>
    <style:style style:name="T127_1" style:family="text"/>
    <style:style style:name="T127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27_3" style:family="text"/>
    <style:style style:name="T127_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27_5" style:family="text"/>
    <style:style style:name="T127_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27_7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P128" style:family="paragraph" style:parent-style-name="Standard">
      <style:paragraph-properties fo:break-before="auto" fo:line-height="115%" fo:margin-top="0cm" fo:margin-bottom="0cm" fo:margin-right="0.282cm" style:writing-mode="lr-tb"/>
    </style:style>
    <style:style style:name="T128_1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8_2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8_3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8_4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8_5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8_6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8_7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8_8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8_9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8_10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8_11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8_12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8_13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8_14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8_15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8_16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28_17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P129" style:family="paragraph" style:parent-style-name="Standard">
      <style:paragraph-properties fo:break-before="auto" fo:line-height="115%" fo:margin-right="0.282cm" style:writing-mode="lr-tb"/>
    </style:style>
    <style:style style:name="T129_1" style:family="text">
      <style:text-properties fo:background-color="#fbfbfb" fo:color="#555555" style:font-name="Open Sans" style:font-name-asian="Open Sans" style:font-name-complex="Open Sans"/>
    </style:style>
    <style:style style:name="T129_2" style:family="text">
      <style:text-properties fo:background-color="#fbfbfb" fo:color="#555555" style:font-name="Open Sans" style:font-name-asian="Open Sans" style:font-name-complex="Open Sans"/>
    </style:style>
    <style:style style:name="T129_3" style:family="text">
      <style:text-properties fo:background-color="#fbfbfb" fo:color="#555555" style:font-name="Open Sans" style:font-name-asian="Open Sans" style:font-name-complex="Open Sans"/>
    </style:style>
    <style:style style:name="T129_4" style:family="text">
      <style:text-properties fo:background-color="#fbfbfb" fo:color="#555555" style:font-name="Open Sans" style:font-name-asian="Open Sans" style:font-name-complex="Open Sans"/>
    </style:style>
    <style:style style:name="T129_5" style:family="text">
      <style:text-properties fo:background-color="#fbfbfb" fo:color="#555555" style:font-name="Open Sans" style:font-name-asian="Open Sans" style:font-name-complex="Open Sans"/>
    </style:style>
    <style:style style:name="P130" style:family="paragraph" style:parent-style-name="Standard">
      <style:paragraph-properties fo:break-before="auto" fo:line-height="115%" fo:margin-top="0cm" fo:margin-right="0.282cm" style:writing-mode="lr-tb"/>
    </style:style>
    <style:style style:name="T130_1" style:family="text"/>
    <style:style style:name="T130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30_3" style:family="text"/>
    <style:style style:name="T130_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30_5" style:family="text"/>
    <style:style style:name="T130_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30_7" style:family="text"/>
    <style:style style:name="T130_8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30_9" style:family="text"/>
    <style:style style:name="T130_10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30_11" style:family="text"/>
    <style:style style:name="T130_1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30_13" style:family="text"/>
    <style:style style:name="T130_1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30_15" style:family="text"/>
    <style:style style:name="T130_1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P131" style:family="paragraph" style:parent-style-name="Standard">
      <style:paragraph-properties fo:break-before="auto" fo:line-height="115%" fo:margin-top="0cm" fo:margin-right="0.282cm" style:writing-mode="lr-tb"/>
    </style:style>
    <style:style style:name="T131_1" style:family="text"/>
    <style:style style:name="T131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31_3" style:family="text"/>
    <style:style style:name="T131_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31_5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31_6" style:family="text"/>
    <style:style style:name="T131_7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P132" style:family="paragraph" style:parent-style-name="Standard">
      <style:paragraph-properties fo:break-before="auto" fo:line-height="115%" fo:margin-top="0cm" fo:margin-right="0.282cm" style:writing-mode="lr-tb"/>
    </style:style>
    <style:style style:name="T132_1" style:family="text"/>
    <style:style style:name="T132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32_3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32_4" style:family="text"/>
    <style:style style:name="T132_5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P133" style:family="paragraph" style:parent-style-name="Standard">
      <style:paragraph-properties fo:break-before="auto" fo:line-height="115%" fo:margin-top="0cm" fo:margin-right="0.282cm" style:writing-mode="lr-tb"/>
    </style:style>
    <style:style style:name="T133_1" style:family="text"/>
    <style:style style:name="T133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P134" style:family="paragraph" style:parent-style-name="Standard">
      <style:paragraph-properties fo:break-before="auto" fo:line-height="115%" fo:margin-top="0cm" fo:margin-right="0.282cm" style:writing-mode="lr-tb"/>
    </style:style>
    <style:style style:name="T134_1" style:family="text"/>
    <style:style style:name="T134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34_3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34_4" style:family="text"/>
    <style:style style:name="T134_5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P135" style:family="paragraph" style:parent-style-name="Standard">
      <style:paragraph-properties fo:break-before="auto" fo:line-height="115%" fo:margin-top="0cm" fo:margin-right="0.282cm" style:writing-mode="lr-tb"/>
    </style:style>
    <style:style style:name="T135_1" style:family="text"/>
    <style:style style:name="T135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35_3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35_4" style:family="text"/>
    <style:style style:name="T135_5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P136" style:family="paragraph" style:parent-style-name="Standard">
      <style:paragraph-properties fo:break-before="auto" fo:line-height="115%" fo:margin-top="0cm" fo:margin-right="0.282cm" style:writing-mode="lr-tb"/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P137" style:family="paragraph" style:parent-style-name="Standard">
      <style:paragraph-properties fo:break-before="auto" fo:line-height="115%" fo:margin-top="0cm" fo:margin-bottom="0cm" fo:margin-right="0.282cm" style:writing-mode="lr-tb"/>
    </style:style>
    <style:style style:name="T137_1" style:family="text"/>
    <style:style style:name="T137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37_3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37_4" style:family="text"/>
    <style:style style:name="T137_5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P138" style:family="paragraph" style:parent-style-name="Standard">
      <style:paragraph-properties fo:break-before="auto" fo:line-height="115%" fo:margin-right="0.282cm" style:writing-mode="lr-tb"/>
    </style:style>
    <style:style style:name="T138_1" style:family="text">
      <style:text-properties fo:background-color="#fbfbfb" fo:color="#555555" style:font-name="Open Sans" style:font-name-asian="Open Sans" style:font-name-complex="Open Sans"/>
    </style:style>
    <style:style style:name="T138_2" style:family="text">
      <style:text-properties fo:background-color="#fbfbfb" fo:color="#555555" style:font-name="Open Sans" style:font-name-asian="Open Sans" style:font-name-complex="Open Sans"/>
    </style:style>
    <style:style style:name="T138_3" style:family="text">
      <style:text-properties fo:background-color="#fbfbfb" fo:color="#555555" style:font-name="Open Sans" style:font-name-asian="Open Sans" style:font-name-complex="Open Sans"/>
    </style:style>
    <style:style style:name="T138_4" style:family="text">
      <style:text-properties fo:background-color="#fbfbfb" fo:color="#555555" style:font-name="Open Sans" style:font-name-asian="Open Sans" style:font-name-complex="Open Sans"/>
    </style:style>
    <style:style style:name="P139" style:family="paragraph" style:parent-style-name="Standard">
      <style:paragraph-properties fo:break-before="auto" fo:line-height="115%" fo:margin-right="0.282cm" style:writing-mode="lr-tb"/>
    </style:style>
    <style:style style:name="T139_1" style:family="text">
      <style:text-properties fo:background-color="#fbfbfb" fo:color="#555555" style:font-name="Open Sans" style:font-name-asian="Open Sans" style:font-name-complex="Open Sans"/>
    </style:style>
    <style:style style:name="T139_2" style:family="text">
      <style:text-properties fo:background-color="#fbfbfb" fo:color="#555555" style:font-name="Open Sans" style:font-name-asian="Open Sans" style:font-name-complex="Open Sans"/>
    </style:style>
    <style:style style:name="T139_3" style:family="text">
      <style:text-properties fo:background-color="#fbfbfb" fo:color="#555555" style:font-name="Open Sans" style:font-name-asian="Open Sans" style:font-name-complex="Open Sans"/>
    </style:style>
    <style:style style:name="T139_4" style:family="text">
      <style:text-properties fo:background-color="#fbfbfb" fo:color="#555555" style:font-name="Open Sans" style:font-name-asian="Open Sans" style:font-name-complex="Open Sans"/>
    </style:style>
    <style:style style:name="T139_5" style:family="text">
      <style:text-properties fo:background-color="#fbfbfb" fo:color="#555555" style:font-name="Open Sans" style:font-name-asian="Open Sans" style:font-name-complex="Open Sans"/>
    </style:style>
    <style:style style:name="P140" style:family="paragraph" style:parent-style-name="Standard">
      <style:paragraph-properties fo:break-before="auto" fo:line-height="115%" fo:margin-top="0cm" fo:margin-right="0.282cm" style:writing-mode="lr-tb"/>
    </style:style>
    <style:style style:name="T140_1" style:family="text"/>
    <style:style style:name="T140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40_3" style:family="text"/>
    <style:style style:name="T140_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40_5" style:family="text"/>
    <style:style style:name="T140_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40_7" style:family="text"/>
    <style:style style:name="T140_8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40_9" style:family="text"/>
    <style:style style:name="T140_10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40_11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P141" style:family="paragraph" style:parent-style-name="Standard">
      <style:paragraph-properties fo:break-before="auto" fo:line-height="115%" fo:margin-top="0cm" fo:margin-right="0.282cm" style:writing-mode="lr-tb"/>
    </style:style>
    <style:style style:name="T141_1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1_2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1_3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1_4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1_5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1_6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1_7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1_8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1_9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1_10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1_11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1_12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1_13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1_14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1_15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1_16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1_17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1_18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1_19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1_20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1_21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1_22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1_23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1_24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1_25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1_26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1_27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1_28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1_29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1_30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P142" style:family="paragraph" style:parent-style-name="Standard">
      <style:paragraph-properties fo:break-before="auto" fo:line-height="115%" fo:margin-top="0cm" fo:margin-right="0.282cm" style:writing-mode="lr-tb"/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P143" style:family="paragraph" style:parent-style-name="Standard">
      <style:paragraph-properties fo:break-before="auto" fo:line-height="115%" fo:margin-top="0cm" fo:margin-right="0.282cm" style:writing-mode="lr-tb"/>
    </style:style>
    <style:style style:name="T143_1" style:family="text"/>
    <style:style style:name="T143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43_3" style:family="text"/>
    <style:style style:name="T143_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43_5" style:family="text"/>
    <style:style style:name="T143_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43_7" style:family="text"/>
    <style:style style:name="T143_8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43_9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P144" style:family="paragraph" style:parent-style-name="Standard">
      <style:paragraph-properties fo:break-before="auto" fo:line-height="115%" fo:margin-top="0cm" fo:margin-bottom="0cm" fo:margin-right="0.282cm" style:writing-mode="lr-tb"/>
    </style:style>
    <style:style style:name="T144_1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4_2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4_3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4_4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4_5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T144_6" style:family="text">
      <style:text-properties fo:background-color="#fbfbfb" fo:color="#555555" style:font-name="Open Sans" fo:font-size="9pt" style:font-name-asian="Open Sans" style:font-size-asian="9pt" style:font-name-complex="Open Sans" style:font-size-complex="9pt"/>
    </style:style>
    <style:style style:name="P145" style:family="paragraph" style:parent-style-name="Standard">
      <style:paragraph-properties fo:break-before="auto" fo:line-height="115%" fo:margin-right="0.282cm" style:writing-mode="lr-tb"/>
    </style:style>
    <style:style style:name="T145_1" style:family="text">
      <style:text-properties fo:background-color="#fbfbfb" fo:color="#555555" style:font-name="Open Sans" style:font-name-asian="Open Sans" style:font-name-complex="Open Sans"/>
    </style:style>
    <style:style style:name="T145_2" style:family="text">
      <style:text-properties fo:background-color="#fbfbfb" fo:color="#555555" style:font-name="Open Sans" style:font-name-asian="Open Sans" style:font-name-complex="Open Sans"/>
    </style:style>
    <style:style style:name="T145_3" style:family="text">
      <style:text-properties fo:background-color="#fbfbfb" fo:color="#555555" style:font-name="Open Sans" style:font-name-asian="Open Sans" style:font-name-complex="Open Sans"/>
    </style:style>
    <style:style style:name="T145_4" style:family="text">
      <style:text-properties fo:background-color="#fbfbfb" fo:color="#555555" style:font-name="Open Sans" style:font-name-asian="Open Sans" style:font-name-complex="Open Sans"/>
    </style:style>
    <style:style style:name="T145_5" style:family="text">
      <style:text-properties fo:background-color="#fbfbfb" fo:color="#555555" style:font-name="Open Sans" style:font-name-asian="Open Sans" style:font-name-complex="Open Sans"/>
    </style:style>
    <style:style style:name="T145_6" style:family="text">
      <style:text-properties fo:background-color="#fbfbfb" fo:color="#555555" style:font-name="Open Sans" style:font-name-asian="Open Sans" style:font-name-complex="Open Sans"/>
    </style:style>
    <style:style style:name="T145_7" style:family="text">
      <style:text-properties fo:background-color="#fbfbfb" fo:color="#555555" style:font-name="Open Sans" style:font-name-asian="Open Sans" style:font-name-complex="Open Sans"/>
    </style:style>
    <style:style style:name="P146" style:family="paragraph" style:parent-style-name="Standard">
      <style:paragraph-properties fo:break-before="auto" fo:line-height="115%" fo:margin-top="0cm" fo:margin-right="0.282cm" style:writing-mode="lr-tb"/>
    </style:style>
    <style:style style:name="T146_1" style:family="text"/>
    <style:style style:name="T146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46_3" style:family="text"/>
    <style:style style:name="T146_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46_5" style:family="text"/>
    <style:style style:name="T146_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46_7" style:family="text"/>
    <style:style style:name="T146_8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46_9" style:family="text"/>
    <style:style style:name="T146_10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46_11" style:family="text"/>
    <style:style style:name="T146_1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46_13" style:family="text"/>
    <style:style style:name="T146_1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46_15" style:family="text"/>
    <style:style style:name="T146_1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P147" style:family="paragraph" style:parent-style-name="Standard">
      <style:paragraph-properties fo:break-before="auto" fo:line-height="115%" fo:margin-top="0cm" fo:margin-right="0.282cm" style:writing-mode="lr-tb"/>
    </style:style>
    <style:style style:name="T147_1" style:family="text"/>
    <style:style style:name="T147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47_3" style:family="text"/>
    <style:style style:name="T147_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47_5" style:family="text"/>
    <style:style style:name="T147_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47_7" style:family="text"/>
    <style:style style:name="T147_8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47_9" style:family="text"/>
    <style:style style:name="T147_10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47_11" style:family="text"/>
    <style:style style:name="T147_1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P148" style:family="paragraph" style:parent-style-name="Standard">
      <style:paragraph-properties fo:break-before="auto" fo:line-height="115%" fo:margin-top="0cm" fo:margin-right="0.282cm" style:writing-mode="lr-tb"/>
    </style:style>
    <style:style style:name="T148_1" style:family="text"/>
    <style:style style:name="T148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48_3" style:family="text"/>
    <style:style style:name="T148_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48_5" style:family="text"/>
    <style:style style:name="T148_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48_7" style:family="text"/>
    <style:style style:name="T148_8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48_9" style:family="text"/>
    <style:style style:name="T148_10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48_11" style:family="text"/>
    <style:style style:name="T148_1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48_13" style:family="text"/>
    <style:style style:name="T148_1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48_15" style:family="text"/>
    <style:style style:name="T148_1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P149" style:family="paragraph" style:parent-style-name="Standard">
      <style:paragraph-properties fo:break-before="auto" fo:line-height="115%" fo:margin-top="0cm" fo:margin-bottom="0cm" fo:margin-right="0.282cm" style:writing-mode="lr-tb"/>
    </style:style>
    <style:style style:name="T149_1" style:family="text"/>
    <style:style style:name="T149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49_3" style:family="text"/>
    <style:style style:name="T149_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49_5" style:family="text"/>
    <style:style style:name="T149_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49_7" style:family="text"/>
    <style:style style:name="T149_8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49_9" style:family="text"/>
    <style:style style:name="T149_10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49_11" style:family="text"/>
    <style:style style:name="T149_1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P150" style:family="paragraph" style:parent-style-name="Standard">
      <style:paragraph-properties fo:break-before="auto" fo:line-height="115%" fo:margin-right="0.282cm" style:writing-mode="lr-tb"/>
    </style:style>
    <style:style style:name="T150_1" style:family="text">
      <style:text-properties fo:background-color="#fbfbfb" fo:color="#555555" style:font-name="Open Sans" style:font-name-asian="Open Sans" style:font-name-complex="Open Sans"/>
    </style:style>
    <style:style style:name="T150_2" style:family="text">
      <style:text-properties fo:background-color="#fbfbfb" fo:color="#555555" style:font-name="Open Sans" style:font-name-asian="Open Sans" style:font-name-complex="Open Sans"/>
    </style:style>
    <style:style style:name="T150_3" style:family="text">
      <style:text-properties fo:background-color="#fbfbfb" fo:color="#555555" style:font-name="Open Sans" style:font-name-asian="Open Sans" style:font-name-complex="Open Sans"/>
    </style:style>
    <style:style style:name="T150_4" style:family="text">
      <style:text-properties fo:background-color="#fbfbfb" fo:color="#555555" style:font-name="Open Sans" style:font-name-asian="Open Sans" style:font-name-complex="Open Sans"/>
    </style:style>
    <style:style style:name="T150_5" style:family="text">
      <style:text-properties fo:background-color="#fbfbfb" fo:color="#555555" style:font-name="Open Sans" style:font-name-asian="Open Sans" style:font-name-complex="Open Sans"/>
    </style:style>
    <style:style style:name="T150_6" style:family="text">
      <style:text-properties fo:background-color="#fbfbfb" fo:color="#555555" style:font-name="Open Sans" style:font-name-asian="Open Sans" style:font-name-complex="Open Sans"/>
    </style:style>
    <style:style style:name="P151" style:family="paragraph" style:parent-style-name="Standard">
      <style:paragraph-properties fo:break-before="auto" fo:line-height="115%" fo:margin-right="0.282cm" style:writing-mode="lr-tb"/>
    </style:style>
    <style:style style:name="T151_1" style:family="text">
      <style:text-properties fo:background-color="#fbfbfb" fo:color="#555555" style:font-name="Open Sans" style:font-name-asian="Open Sans" style:font-name-complex="Open Sans"/>
    </style:style>
    <style:style style:name="T151_2" style:family="text">
      <style:text-properties fo:background-color="#fbfbfb" fo:color="#555555" style:font-name="Open Sans" style:font-name-asian="Open Sans" style:font-name-complex="Open Sans"/>
    </style:style>
    <style:style style:name="T151_3" style:family="text">
      <style:text-properties fo:background-color="#fbfbfb" fo:color="#555555" style:font-name="Open Sans" style:font-name-asian="Open Sans" style:font-name-complex="Open Sans"/>
    </style:style>
    <style:style style:name="T151_4" style:family="text">
      <style:text-properties fo:background-color="#fbfbfb" fo:color="#555555" style:font-name="Open Sans" style:font-name-asian="Open Sans" style:font-name-complex="Open Sans"/>
    </style:style>
    <style:style style:name="T151_5" style:family="text">
      <style:text-properties fo:background-color="#fbfbfb" fo:color="#555555" style:font-name="Open Sans" style:font-name-asian="Open Sans" style:font-name-complex="Open Sans"/>
    </style:style>
    <style:style style:name="T151_6" style:family="text">
      <style:text-properties fo:background-color="#fbfbfb" fo:color="#555555" style:font-name="Open Sans" style:font-name-asian="Open Sans" style:font-name-complex="Open Sans"/>
    </style:style>
    <style:style style:name="T151_7" style:family="text">
      <style:text-properties fo:background-color="#fbfbfb" fo:color="#555555" style:font-name="Open Sans" style:font-name-asian="Open Sans" style:font-name-complex="Open Sans"/>
    </style:style>
    <style:style style:name="T151_8" style:family="text">
      <style:text-properties fo:background-color="#fbfbfb" fo:color="#555555" style:font-name="Open Sans" style:font-name-asian="Open Sans" style:font-name-complex="Open Sans"/>
    </style:style>
    <style:style style:name="T151_9" style:family="text">
      <style:text-properties fo:background-color="#fbfbfb" fo:color="#555555" style:font-name="Open Sans" style:font-name-asian="Open Sans" style:font-name-complex="Open Sans"/>
    </style:style>
    <style:style style:name="T151_10" style:family="text">
      <style:text-properties fo:background-color="#fbfbfb" fo:color="#555555" style:font-name="Open Sans" style:font-name-asian="Open Sans" style:font-name-complex="Open Sans"/>
    </style:style>
    <style:style style:name="T151_11" style:family="text">
      <style:text-properties fo:background-color="#fbfbfb" fo:color="#555555" style:font-name="Open Sans" style:font-name-asian="Open Sans" style:font-name-complex="Open Sans"/>
    </style:style>
    <style:style style:name="T151_12" style:family="text">
      <style:text-properties fo:background-color="#fbfbfb" fo:color="#555555" style:font-name="Open Sans" style:font-name-asian="Open Sans" style:font-name-complex="Open Sans"/>
    </style:style>
    <style:style style:name="T151_13" style:family="text">
      <style:text-properties fo:background-color="#fbfbfb" fo:color="#555555" style:font-name="Open Sans" style:font-name-asian="Open Sans" style:font-name-complex="Open Sans"/>
    </style:style>
    <style:style style:name="T151_14" style:family="text">
      <style:text-properties fo:background-color="#fbfbfb" fo:color="#555555" style:font-name="Open Sans" style:font-name-asian="Open Sans" style:font-name-complex="Open Sans"/>
    </style:style>
    <style:style style:name="T151_15" style:family="text">
      <style:text-properties fo:background-color="#fbfbfb" fo:color="#555555" style:font-name="Open Sans" style:font-name-asian="Open Sans" style:font-name-complex="Open Sans"/>
    </style:style>
    <style:style style:name="T151_16" style:family="text">
      <style:text-properties fo:background-color="#fbfbfb" fo:color="#555555" style:font-name="Open Sans" style:font-name-asian="Open Sans" style:font-name-complex="Open Sans"/>
    </style:style>
    <style:style style:name="T151_17" style:family="text">
      <style:text-properties fo:background-color="#fbfbfb" fo:color="#555555" style:font-name="Open Sans" style:font-name-asian="Open Sans" style:font-name-complex="Open Sans"/>
    </style:style>
    <style:style style:name="T151_18" style:family="text">
      <style:text-properties fo:background-color="#fbfbfb" fo:color="#555555" style:font-name="Open Sans" style:font-name-asian="Open Sans" style:font-name-complex="Open Sans"/>
    </style:style>
    <style:style style:name="T151_19" style:family="text">
      <style:text-properties fo:background-color="#fbfbfb" fo:color="#555555" style:font-name="Open Sans" style:font-name-asian="Open Sans" style:font-name-complex="Open Sans"/>
    </style:style>
    <style:style style:name="T151_20" style:family="text">
      <style:text-properties fo:background-color="#fbfbfb" fo:color="#555555" style:font-name="Open Sans" style:font-name-asian="Open Sans" style:font-name-complex="Open Sans"/>
    </style:style>
    <style:style style:name="T151_21" style:family="text">
      <style:text-properties fo:background-color="#fbfbfb" fo:color="#555555" style:font-name="Open Sans" style:font-name-asian="Open Sans" style:font-name-complex="Open Sans"/>
    </style:style>
    <style:style style:name="T151_22" style:family="text">
      <style:text-properties fo:background-color="#fbfbfb" fo:color="#555555" style:font-name="Open Sans" style:font-name-asian="Open Sans" style:font-name-complex="Open Sans"/>
    </style:style>
    <style:style style:name="T151_23" style:family="text">
      <style:text-properties fo:background-color="#fbfbfb" fo:color="#555555" style:font-name="Open Sans" style:font-name-asian="Open Sans" style:font-name-complex="Open Sans"/>
    </style:style>
    <style:style style:name="T151_24" style:family="text">
      <style:text-properties fo:background-color="#fbfbfb" fo:color="#555555" style:font-name="Open Sans" style:font-name-asian="Open Sans" style:font-name-complex="Open Sans"/>
    </style:style>
    <style:style style:name="T151_25" style:family="text">
      <style:text-properties fo:background-color="#fbfbfb" fo:color="#555555" style:font-name="Open Sans" style:font-name-asian="Open Sans" style:font-name-complex="Open Sans"/>
    </style:style>
    <style:style style:name="T151_26" style:family="text">
      <style:text-properties fo:background-color="#fbfbfb" fo:color="#555555" style:font-name="Open Sans" style:font-name-asian="Open Sans" style:font-name-complex="Open Sans"/>
    </style:style>
    <style:style style:name="T151_27" style:family="text">
      <style:text-properties fo:background-color="#fbfbfb" fo:color="#555555" style:font-name="Open Sans" style:font-name-asian="Open Sans" style:font-name-complex="Open Sans"/>
    </style:style>
    <style:style style:name="P152" style:family="paragraph" style:parent-style-name="Standard">
      <style:paragraph-properties fo:break-before="auto" fo:line-height="115%" fo:margin-top="0cm" fo:margin-right="0.282cm" style:writing-mode="lr-tb"/>
    </style:style>
    <style:style style:name="T152_1" style:family="text"/>
    <style:style style:name="T152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52_3" style:family="text"/>
    <style:style style:name="T152_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52_5" style:family="text"/>
    <style:style style:name="T152_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52_7" style:family="text"/>
    <style:style style:name="T152_8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52_9" style:family="text"/>
    <style:style style:name="T152_10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52_11" style:family="text"/>
    <style:style style:name="T152_1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P153" style:family="paragraph" style:parent-style-name="Standard">
      <style:paragraph-properties fo:break-before="auto" fo:line-height="115%" fo:margin-top="0cm" fo:margin-bottom="0cm" fo:margin-right="0.282cm" style:writing-mode="lr-tb"/>
    </style:style>
    <style:style style:name="T153_1" style:family="text"/>
    <style:style style:name="T153_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53_3" style:family="text"/>
    <style:style style:name="T153_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53_5" style:family="text"/>
    <style:style style:name="T153_6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53_7" style:family="text"/>
    <style:style style:name="T153_8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53_9" style:family="text"/>
    <style:style style:name="T153_10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53_11" style:family="text"/>
    <style:style style:name="T153_12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T153_13" style:family="text"/>
    <style:style style:name="T153_14" style:family="text">
      <style:text-properties fo:background-color="#fbfbfb" fo:color="#00b2ee" style:font-name="Open Sans" fo:font-size="9pt" style:font-name-asian="Open Sans" style:font-size-asian="9pt" style:font-name-complex="Open Sans" style:font-size-complex="9pt"/>
    </style:style>
    <style:style style:name="P154" style:family="paragraph" style:parent-style-name="Standard">
      <style:paragraph-properties fo:break-before="auto" fo:line-height="115%" fo:margin-right="0.282cm" style:writing-mode="lr-tb"/>
      <style:text-properties fo:background-color="#fbfbfb" fo:color="#555555" style:font-name="Open Sans" fo:font-size="14pt" style:font-name-asian="Open Sans" style:font-size-asian="14pt" style:font-name-complex="Open Sans" style:font-size-complex="14pt"/>
    </style:style>
  </office:automatic-styles>
  <office:body>
    <office:text>
      <text:h text:style-name="P1" text:outline-level="10"><text:bookmark-start text:name="h.9styyopjo53q"/><text:bookmark-end text:name="h.9styyopjo53q"/><text:span text:style-name="T1_1"><text:a xlink:type="simple" xlink:href="http://listingslab.com/jq_resume/"><text:span text:style-name="T1_2">Curriculum</text:span></text:a></text:span><text:span text:style-name="T1_3"><text:a xlink:type="simple" xlink:href="http://listingslab.com/jq_resume/"><text:span text:style-name="T1_4"><text:s/></text:span></text:a></text:span><text:span text:style-name="T1_5"><text:a xlink:type="simple" xlink:href="http://listingslab.com/jq_resume/"><text:span text:style-name="T1_6">Vitae</text:span></text:a></text:span><text:span text:style-name="T1_7"><text:a xlink:type="simple" xlink:href="http://listingslab.com/jq_resume/"><text:span text:style-name="T1_8"><text:s/>-<text:s/></text:span></text:a></text:span><text:span text:style-name="T1_9"><text:a xlink:type="simple" xlink:href="http://listingslab.com/jq_resume/"><text:span text:style-name="T1_10">Chris</text:span></text:a></text:span><text:span text:style-name="T1_11"><text:a xlink:type="simple" xlink:href="http://listingslab.com/jq_resume/"><text:span text:style-name="T1_12"><text:s/></text:span></text:a></text:span><text:span text:style-name="T1_13"><text:a xlink:type="simple" xlink:href="http://listingslab.com/jq_resume/"><text:span text:style-name="T1_14">Dorward</text:span></text:a></text:span><text:span text:style-name="T1_15"><text:a xlink:type="simple" xlink:href="http://listingslab.com/jq_resume/"><text:span text:style-name="T1_16">,<text:s/></text:span></text:a></text:span><text:span text:style-name="T1_17"><text:a xlink:type="simple" xlink:href="http://listingslab.com/jq_resume/"><text:span text:style-name="T1_18">Front</text:span></text:a></text:span><text:span text:style-name="T1_19"><text:a xlink:type="simple" xlink:href="http://listingslab.com/jq_resume/"><text:span text:style-name="T1_20"><text:s/></text:span></text:a></text:span><text:span text:style-name="T1_21"><text:a xlink:type="simple" xlink:href="http://listingslab.com/jq_resume/"><text:span text:style-name="T1_22">End</text:span></text:a></text:span><text:span text:style-name="T1_23"><text:a xlink:type="simple" xlink:href="http://listingslab.com/jq_resume/"><text:span text:style-name="T1_24"><text:s/></text:span></text:a></text:span><text:span text:style-name="T1_25"><text:a xlink:type="simple" xlink:href="http://listingslab.com/jq_resume/"><text:span text:style-name="T1_26">Developer</text:span></text:a></text:span></text:h>
      <text:h text:style-name="P2" text:outline-level="10"><text:bookmark-start text:name="h.ki7cke1uxt1h"/><text:bookmark-end text:name="h.ki7cke1uxt1h"/><text:span text:style-name="T2_1"><text:a xlink:type="simple" xlink:href="http://listingslab.com/jq_resume/?section=profile"><text:span text:style-name="T2_2">Profile</text:span></text:a></text:span></text:h>
      <text:p text:style-name="P3"><text:span text:style-name="T3_1"><text:a xlink:type="simple" xlink:href="http://listingslab.com/jq_resume/?section=profile"><text:span text:style-name="T3_2">Summary</text:span></text:a></text:span></text:p>
      <text:p text:style-name="P4"><text:span text:style-name="T4_1">Every</text:span><text:span text:style-name="T4_2"><text:s/></text:span><text:span text:style-name="T4_3">developer</text:span><text:span text:style-name="T4_4"><text:s/></text:span><text:span text:style-name="T4_5">has</text:span><text:span text:style-name="T4_6"><text:s/></text:span><text:span text:style-name="T4_7">a</text:span><text:span text:style-name="T4_8"><text:s/></text:span><text:span text:style-name="T4_9">speciality</text:span><text:span text:style-name="T4_10">.<text:s/></text:span><text:span text:style-name="T4_11">Technically</text:span><text:span text:style-name="T4_12">,<text:s/></text:span><text:span text:style-name="T4_13">mine</text:span><text:span text:style-name="T4_14"><text:s/></text:span><text:span text:style-name="T4_15">is</text:span><text:span text:style-name="T4_16"><text:s/></text:span><text:span text:style-name="T4_17"><text:a xlink:type="simple" xlink:href="http://en.wikipedia.org/wiki/ECMAScript"><text:span text:style-name="T4_18">ECMAScript</text:span></text:a></text:span><text:span text:style-name="T4_19"><text:s/></text:span><text:span text:style-name="T4_20">because</text:span><text:span text:style-name="T4_21"><text:s/></text:span><text:span text:style-name="T4_22">it</text:span><text:span text:style-name="T4_23"><text:s/></text:span><text:span text:style-name="T4_24">is</text:span><text:span text:style-name="T4_25"><text:s/></text:span><text:span text:style-name="T4_26">the</text:span><text:span text:style-name="T4_27"><text:s/></text:span><text:span text:style-name="T4_28">basic</text:span><text:span text:style-name="T4_29"><text:s/></text:span><text:span text:style-name="T4_30">building</text:span><text:span text:style-name="T4_31"><text:s/></text:span><text:span text:style-name="T4_32">block</text:span><text:span text:style-name="T4_33"><text:s/></text:span><text:span text:style-name="T4_34">of</text:span><text:span text:style-name="T4_35"><text:s/></text:span><text:span text:style-name="T4_36">jQuery</text:span><text:span text:style-name="T4_37"><text:s/></text:span><text:span text:style-name="T4_38">and</text:span><text:span text:style-name="T4_39"><text:s/></text:span><text:span text:style-name="T4_40">ActionScript</text:span><text:span text:style-name="T4_41">.<text:s/></text:span><text:span text:style-name="T4_42">What</text:span><text:span text:style-name="T4_43">'</text:span><text:span text:style-name="T4_44">s</text:span><text:span text:style-name="T4_45"><text:s/></text:span><text:span text:style-name="T4_46">more</text:span><text:span text:style-name="T4_47"><text:s/></text:span><text:span text:style-name="T4_48">important</text:span><text:span text:style-name="T4_49"><text:s/></text:span><text:span text:style-name="T4_50">is</text:span><text:span text:style-name="T4_51"><text:s/>20<text:s/></text:span><text:span text:style-name="T4_52">years</text:span><text:span text:style-name="T4_53"><text:s/></text:span><text:span text:style-name="T4_54">experience</text:span><text:span text:style-name="T4_55"><text:s/></text:span><text:span text:style-name="T4_56">of</text:span><text:span text:style-name="T4_57"><text:s/></text:span><text:span text:style-name="T4_58">web</text:span><text:span text:style-name="T4_59"><text:s/></text:span><text:span text:style-name="T4_60">development</text:span><text:span text:style-name="T4_61">.<text:s/></text:span><text:span text:style-name="T4_62">In</text:span><text:span text:style-name="T4_63"><text:s/></text:span><text:span text:style-name="T4_64">that</text:span><text:span text:style-name="T4_65"><text:s/></text:span><text:span text:style-name="T4_66">time</text:span><text:span text:style-name="T4_67"><text:s/></text:span><text:span text:style-name="T4_68">there</text:span><text:span text:style-name="T4_69"><text:s/></text:span><text:span text:style-name="T4_70">are</text:span><text:span text:style-name="T4_71"><text:s/></text:span><text:span text:style-name="T4_72">few</text:span><text:span text:style-name="T4_73"><text:s/></text:span><text:span text:style-name="T4_74">problems</text:span><text:span text:style-name="T4_75"><text:s/></text:span><text:span text:style-name="T4_76">I</text:span><text:span text:style-name="T4_77"><text:s/></text:span><text:span text:style-name="T4_78">haven</text:span><text:span text:style-name="T4_79">'</text:span><text:span text:style-name="T4_80">t</text:span><text:span text:style-name="T4_81"><text:s/></text:span><text:span text:style-name="T4_82">had</text:span><text:span text:style-name="T4_83"><text:s/></text:span><text:span text:style-name="T4_84">to</text:span><text:span text:style-name="T4_85"><text:s/></text:span><text:span text:style-name="T4_86">solve</text:span><text:span text:style-name="T4_87">,<text:s/></text:span><text:span text:style-name="T4_88">and</text:span><text:span text:style-name="T4_89"><text:s/></text:span><text:span text:style-name="T4_90">working</text:span><text:span text:style-name="T4_91"><text:s/></text:span><text:span text:style-name="T4_92">fast</text:span><text:span text:style-name="T4_93"><text:s/></text:span><text:span text:style-name="T4_94">to</text:span><text:span text:style-name="T4_95"><text:s/></text:span><text:span text:style-name="T4_96">produce</text:span><text:span text:style-name="T4_97"><text:s/></text:span><text:span text:style-name="T4_98">an</text:span><text:span text:style-name="T4_99"><text:s/></text:span><text:span text:style-name="T4_100">elegant</text:span><text:span text:style-name="T4_101"><text:s/></text:span><text:span text:style-name="T4_102">solution</text:span><text:span text:style-name="T4_103"><text:s/></text:span><text:span text:style-name="T4_104">has</text:span><text:span text:style-name="T4_105"><text:s/></text:span><text:span text:style-name="T4_106">become</text:span><text:span text:style-name="T4_107"><text:s/></text:span><text:span text:style-name="T4_108">second</text:span><text:span text:style-name="T4_109"><text:s/></text:span><text:span text:style-name="T4_110">nature</text:span><text:span text:style-name="T4_111">.</text:span></text:p>
      <text:p text:style-name="P5"><text:span text:style-name="T5_1">These</text:span><text:span text:style-name="T5_2"><text:s/></text:span><text:span text:style-name="T5_3">days</text:span><text:span text:style-name="T5_4"><text:s/></text:span><text:span text:style-name="T5_5">that</text:span><text:span text:style-name="T5_6"><text:s/></text:span><text:span text:style-name="T5_7">means</text:span><text:span text:style-name="T5_8"><text:s/></text:span><text:span text:style-name="T5_9">jQuery</text:span><text:span text:style-name="T5_10"><text:s/></text:span><text:span text:style-name="T5_11">and</text:span><text:span text:style-name="T5_12"><text:s/></text:span><text:span text:style-name="T5_13">over</text:span><text:span text:style-name="T5_14"><text:s/></text:span><text:span text:style-name="T5_15">the</text:span><text:span text:style-name="T5_16"><text:s/></text:span><text:span text:style-name="T5_17">past</text:span><text:span text:style-name="T5_18"><text:s/>4<text:s/></text:span><text:span text:style-name="T5_19">years</text:span><text:span text:style-name="T5_20"><text:s/></text:span><text:span text:style-name="T5_21">I</text:span><text:span text:style-name="T5_22"><text:s/></text:span><text:span text:style-name="T5_23">have</text:span><text:span text:style-name="T5_24"><text:s/></text:span><text:span text:style-name="T5_25">become</text:span><text:span text:style-name="T5_26"><text:s/></text:span><text:span text:style-name="T5_27">expert</text:span><text:span text:style-name="T5_28"><text:s/></text:span><text:span text:style-name="T5_29">in</text:span><text:span text:style-name="T5_30"><text:s/></text:span><text:span text:style-name="T5_31">creating</text:span><text:span text:style-name="T5_32"><text:s/></text:span><text:span text:style-name="T5_33">User</text:span><text:span text:style-name="T5_34"><text:s/></text:span><text:span text:style-name="T5_35">Interfaces</text:span><text:span text:style-name="T5_36"><text:s/></text:span><text:span text:style-name="T5_37">using</text:span><text:span text:style-name="T5_38"><text:s/></text:span><text:span text:style-name="T5_39">this</text:span><text:span text:style-name="T5_40"><text:s/></text:span><text:span text:style-name="T5_41">Open</text:span><text:span text:style-name="T5_42"><text:s/></text:span><text:span text:style-name="T5_43">Source</text:span><text:span text:style-name="T5_44"><text:s/></text:span><text:span text:style-name="T5_45">platform</text:span><text:span text:style-name="T5_46"><text:s/></text:span><text:span text:style-name="T5_47">to</text:span><text:span text:style-name="T5_48"><text:s/></text:span><text:span text:style-name="T5_49">replace</text:span><text:span text:style-name="T5_50"><text:s/></text:span><text:span text:style-name="T5_51">the</text:span><text:span text:style-name="T5_52"><text:s/></text:span><text:span text:style-name="T5_53">need</text:span><text:span text:style-name="T5_54"><text:s/></text:span><text:span text:style-name="T5_55">for</text:span><text:span text:style-name="T5_56"><text:s/></text:span><text:span text:style-name="T5_57">the</text:span><text:span text:style-name="T5_58"><text:s/></text:span><text:span text:style-name="T5_59">Flash</text:span><text:span text:style-name="T5_60"><text:s/></text:span><text:span text:style-name="T5_61">player</text:span><text:span text:style-name="T5_62"><text:s/></text:span><text:span text:style-name="T5_63">and</text:span><text:span text:style-name="T5_64"><text:s/></text:span><text:span text:style-name="T5_65">create</text:span><text:span text:style-name="T5_66"><text:s/></text:span><text:span text:style-name="T5_67">complex</text:span><text:span text:style-name="T5_68"><text:s/></text:span><text:span text:style-name="T5_69">front</text:span><text:span text:style-name="T5_70"><text:s/></text:span><text:span text:style-name="T5_71">ends</text:span><text:span text:style-name="T5_72"><text:s/></text:span><text:span text:style-name="T5_73">for</text:span><text:span text:style-name="T5_74"><text:s/></text:span><text:span text:style-name="T5_75">Web</text:span><text:span text:style-name="T5_76"><text:s/></text:span><text:span text:style-name="T5_77">Apps</text:span><text:span text:style-name="T5_78">.</text:span></text:p>
      <text:p text:style-name="P6"><text:span text:style-name="T6_1"><text:a xlink:type="simple" xlink:href="http://listingslab.com/jq_resume/?section=profile"><text:span text:style-name="T6_2">Career</text:span></text:a></text:span><text:span text:style-name="T6_3"><text:a xlink:type="simple" xlink:href="http://listingslab.com/jq_resume/?section=profile"><text:span text:style-name="T6_4"><text:s/>&amp;<text:s/></text:span></text:a></text:span><text:span text:style-name="T6_5"><text:a xlink:type="simple" xlink:href="http://listingslab.com/jq_resume/?section=profile"><text:span text:style-name="T6_6">Experience</text:span></text:a></text:span></text:p>
      <text:p text:style-name="P7"><text:span text:style-name="T7_1">I</text:span><text:span text:style-name="T7_2"><text:s/></text:span><text:span text:style-name="T7_3">first</text:span><text:span text:style-name="T7_4"><text:s/></text:span><text:span text:style-name="T7_5">saw</text:span><text:span text:style-name="T7_6"><text:s/></text:span><text:span text:style-name="T7_7">the</text:span><text:span text:style-name="T7_8"><text:s/></text:span><text:span text:style-name="T7_9">internet</text:span><text:span text:style-name="T7_10"><text:s/></text:span><text:span text:style-name="T7_11">at</text:span><text:span text:style-name="T7_12"><text:s/></text:span><text:span text:style-name="T7_13">university</text:span><text:span text:style-name="T7_14"><text:s/></text:span><text:span text:style-name="T7_15">in</text:span><text:span text:style-name="T7_16"><text:s/>1994<text:s/></text:span><text:span text:style-name="T7_17">and</text:span><text:span text:style-name="T7_18"><text:s/></text:span><text:span text:style-name="T7_19">have</text:span><text:span text:style-name="T7_20"><text:s/></text:span><text:span text:style-name="T7_21">been</text:span><text:span text:style-name="T7_22"><text:s/></text:span><text:span text:style-name="T7_23">a</text:span><text:span text:style-name="T7_24"><text:s/></text:span><text:span text:style-name="T7_25">professional</text:span><text:span text:style-name="T7_26"><text:s/></text:span><text:span text:style-name="T7_27">Web</text:span><text:span text:style-name="T7_28"><text:s/></text:span><text:span text:style-name="T7_29">Developer</text:span><text:span text:style-name="T7_30"><text:s/></text:span><text:span text:style-name="T7_31">ever</text:span><text:span text:style-name="T7_32"><text:s/></text:span><text:span text:style-name="T7_33">since</text:span><text:span text:style-name="T7_34">.<text:s/></text:span><text:span text:style-name="T7_35">Being</text:span><text:span text:style-name="T7_36"><text:s/></text:span><text:span text:style-name="T7_37">a</text:span><text:span text:style-name="T7_38"><text:s/></text:span><text:span text:style-name="T7_39">Flash</text:span><text:span text:style-name="T7_40"><text:s/></text:span><text:span text:style-name="T7_41">developer</text:span><text:span text:style-name="T7_42"><text:s/></text:span><text:span text:style-name="T7_43">in</text:span><text:span text:style-name="T7_44"><text:s/>1996<text:s/></text:span><text:span text:style-name="T7_45">meant</text:span><text:span text:style-name="T7_46"><text:s/></text:span><text:span text:style-name="T7_47">developing</text:span><text:span text:style-name="T7_48"><text:s/></text:span><text:span text:style-name="T7_49">complex</text:span><text:span text:style-name="T7_50"><text:s/></text:span><text:span text:style-name="T7_51">Web</text:span><text:span text:style-name="T7_52"><text:s/></text:span><text:span text:style-name="T7_53">Applications</text:span><text:span text:style-name="T7_54"><text:s/></text:span><text:span text:style-name="T7_55">well</text:span><text:span text:style-name="T7_56"><text:s/></text:span><text:span text:style-name="T7_57">ahead</text:span><text:span text:style-name="T7_58"><text:s/></text:span><text:span text:style-name="T7_59">of</text:span><text:span text:style-name="T7_60"><text:s/></text:span><text:span text:style-name="T7_61">their</text:span><text:span text:style-name="T7_62"><text:s/></text:span><text:span text:style-name="T7_63">time</text:span><text:span text:style-name="T7_64">.<text:s/></text:span><text:span text:style-name="T7_65">We</text:span><text:span text:style-name="T7_66"><text:s/></text:span><text:span text:style-name="T7_67">still</text:span><text:span text:style-name="T7_68"><text:s/></text:span><text:span text:style-name="T7_69">do</text:span><text:span text:style-name="T7_70"><text:s/></text:span><text:span text:style-name="T7_71">that</text:span><text:span text:style-name="T7_72">.</text:span></text:p>
      <text:p text:style-name="P8"><text:span text:style-name="T8_1">Only</text:span><text:span text:style-name="T8_2"><text:s/></text:span><text:span text:style-name="T8_3">the</text:span><text:span text:style-name="T8_4"><text:s/></text:span><text:span text:style-name="T8_5">technology</text:span><text:span text:style-name="T8_6"><text:s/></text:span><text:span text:style-name="T8_7">has</text:span><text:span text:style-name="T8_8"><text:s/></text:span><text:span text:style-name="T8_9">changed</text:span><text:span text:style-name="T8_10">.<text:s/></text:span><text:span text:style-name="T8_11">Flash</text:span><text:span text:style-name="T8_12">'</text:span><text:span text:style-name="T8_13">s</text:span><text:span text:style-name="T8_14"><text:s/></text:span><text:span text:style-name="T8_15">ActionScript</text:span><text:span text:style-name="T8_16"><text:s/></text:span><text:span text:style-name="T8_17">is</text:span><text:span text:style-name="T8_18"><text:s/></text:span><text:span text:style-name="T8_19">the</text:span><text:span text:style-name="T8_20"><text:s/></text:span><text:span text:style-name="T8_21">same</text:span><text:span text:style-name="T8_22"><text:s/></text:span><text:span text:style-name="T8_23">language</text:span><text:span text:style-name="T8_24"><text:s/></text:span><text:span text:style-name="T8_25">as</text:span><text:span text:style-name="T8_26"><text:s/></text:span><text:span text:style-name="T8_27">jQuery</text:span><text:span text:style-name="T8_28">;<text:s/></text:span><text:span text:style-name="T8_29">ECMAScript</text:span><text:span text:style-name="T8_30">.<text:s/></text:span><text:span text:style-name="T8_31">Our</text:span><text:span text:style-name="T8_32"><text:s/></text:span><text:span text:style-name="T8_33">experience</text:span><text:span text:style-name="T8_34"><text:s/></text:span><text:span text:style-name="T8_35">goes</text:span><text:span text:style-name="T8_36"><text:s/></text:span><text:span text:style-name="T8_37">back</text:span><text:span text:style-name="T8_38"><text:s/></text:span><text:span text:style-name="T8_39">to</text:span><text:span text:style-name="T8_40"><text:s/></text:span><text:span text:style-name="T8_41">the</text:span><text:span text:style-name="T8_42"><text:s/></text:span><text:span text:style-name="T8_43">beginning</text:span><text:span text:style-name="T8_44">.</text:span></text:p>
      <text:p text:style-name="P9"><text:span text:style-name="T9_1">I</text:span><text:span text:style-name="T9_2"><text:s/></text:span><text:span text:style-name="T9_3">learned</text:span><text:span text:style-name="T9_4"><text:s/></text:span><text:span text:style-name="T9_5">my</text:span><text:span text:style-name="T9_6"><text:s/></text:span><text:span text:style-name="T9_7">trade</text:span><text:span text:style-name="T9_8"><text:s/></text:span><text:span text:style-name="T9_9">in</text:span><text:span text:style-name="T9_10"><text:s/></text:span><text:span text:style-name="T9_11">the</text:span><text:span text:style-name="T9_12"><text:s/></text:span><text:span text:style-name="T9_13">early</text:span><text:span text:style-name="T9_14"><text:s/>2000'</text:span><text:span text:style-name="T9_15">s</text:span><text:span text:style-name="T9_16"><text:s/></text:span><text:span text:style-name="T9_17">online</text:span><text:span text:style-name="T9_18"><text:s/></text:span><text:span text:style-name="T9_19">gambling</text:span><text:span text:style-name="T9_20"><text:s/></text:span><text:span text:style-name="T9_21">industry</text:span><text:span text:style-name="T9_22">,<text:s/></text:span><text:span text:style-name="T9_23">developing</text:span><text:span text:style-name="T9_24"><text:s/></text:span><text:span text:style-name="T9_25">flash</text:span><text:span text:style-name="T9_26"><text:s/></text:span><text:span text:style-name="T9_27">games</text:span><text:span text:style-name="T9_28"><text:s/></text:span><text:span text:style-name="T9_29">for</text:span><text:span text:style-name="T9_30"><text:s/></text:span><text:span text:style-name="T9_31">poker</text:span><text:span text:style-name="T9_32"><text:s/></text:span><text:span text:style-name="T9_33">and</text:span><text:span text:style-name="T9_34"><text:s/></text:span><text:span text:style-name="T9_35">blackjack</text:span><text:span text:style-name="T9_36">,<text:s/></text:span><text:span text:style-name="T9_37">then</text:span><text:span text:style-name="T9_38"><text:s/></text:span><text:span text:style-name="T9_39">moved</text:span><text:span text:style-name="T9_40"><text:s/></text:span><text:span text:style-name="T9_41">on</text:span><text:span text:style-name="T9_42"><text:s/></text:span><text:span text:style-name="T9_43">to</text:span><text:span text:style-name="T9_44"><text:s/></text:span><text:span text:style-name="T9_45">spread</text:span><text:span text:style-name="T9_46"><text:s/></text:span><text:span text:style-name="T9_47">betting</text:span><text:span text:style-name="T9_48"><text:s/></text:span><text:span text:style-name="T9_49">applications</text:span><text:span text:style-name="T9_50"><text:s/></text:span><text:span text:style-name="T9_51">for</text:span><text:span text:style-name="T9_52"><text:s/></text:span><text:span text:style-name="T9_53">the</text:span><text:span text:style-name="T9_54"><text:s/></text:span><text:span text:style-name="T9_55">financial</text:span><text:span text:style-name="T9_56"><text:s/></text:span><text:span text:style-name="T9_57">sector</text:span><text:span text:style-name="T9_58">.<text:s/></text:span><text:span text:style-name="T9_59">I</text:span><text:span text:style-name="T9_60"><text:s/></text:span><text:span text:style-name="T9_61">developed</text:span><text:span text:style-name="T9_62"><text:s/></text:span><text:span text:style-name="T9_63">experience</text:span><text:span text:style-name="T9_64"><text:s/></text:span><text:span text:style-name="T9_65">in</text:span><text:span text:style-name="T9_66"><text:s/></text:span><text:span text:style-name="T9_67">delivering</text:span><text:span text:style-name="T9_68"><text:s/></text:span><text:span text:style-name="T9_69">robust</text:span><text:span text:style-name="T9_70"><text:s/></text:span><text:span text:style-name="T9_71">enterprise</text:span><text:span text:style-name="T9_72"><text:s/></text:span><text:span text:style-name="T9_73">level</text:span><text:span text:style-name="T9_74"><text:s/></text:span><text:span text:style-name="T9_75">solutions</text:span><text:span text:style-name="T9_76"><text:s/></text:span><text:span text:style-name="T9_77">which</text:span><text:span text:style-name="T9_78"><text:s/></text:span><text:span text:style-name="T9_79">scale</text:span><text:span text:style-name="T9_80">.<text:s/></text:span><text:span text:style-name="T9_81">Experience</text:span><text:span text:style-name="T9_82"><text:s/></text:span><text:span text:style-name="T9_83">which</text:span><text:span text:style-name="T9_84"><text:s/></text:span><text:span text:style-name="T9_85">has</text:span><text:span text:style-name="T9_86"><text:s/></text:span><text:span text:style-name="T9_87">been</text:span><text:span text:style-name="T9_88"><text:s/></text:span><text:span text:style-name="T9_89">useful</text:span><text:span text:style-name="T9_90"><text:s/></text:span><text:span text:style-name="T9_91">while</text:span><text:span text:style-name="T9_92"><text:s/></text:span><text:span text:style-name="T9_93">learning</text:span><text:span text:style-name="T9_94"><text:s/></text:span><text:span text:style-name="T9_95">Cloud</text:span><text:span text:style-name="T9_96"><text:s/></text:span><text:span text:style-name="T9_97">hosting</text:span><text:span text:style-name="T9_98"><text:s/></text:span><text:span text:style-name="T9_99">technologies</text:span><text:span text:style-name="T9_100"><text:s/></text:span><text:span text:style-name="T9_101">from</text:span><text:span text:style-name="T9_102"><text:s/></text:span><text:span text:style-name="T9_103">companies</text:span><text:span text:style-name="T9_104"><text:s/></text:span><text:span text:style-name="T9_105">like</text:span><text:span text:style-name="T9_106"><text:s/></text:span><text:span text:style-name="T9_107">Rackspace</text:span><text:span text:style-name="T9_108">.</text:span></text:p>
      <text:p text:style-name="P10"><text:span text:style-name="T10_1"><text:a xlink:type="simple" xlink:href="http://listingslab.com/jq_resume/?section=profile"><text:span text:style-name="T10_2">Personal</text:span></text:a></text:span><text:span text:style-name="T10_3"><text:a xlink:type="simple" xlink:href="http://listingslab.com/jq_resume/?section=profile"><text:span text:style-name="T10_4"><text:s/></text:span></text:a></text:span><text:span text:style-name="T10_5"><text:a xlink:type="simple" xlink:href="http://listingslab.com/jq_resume/?section=profile"><text:span text:style-name="T10_6">details</text:span></text:a></text:span></text:p>
      <text:p text:style-name="P11"><text:span text:style-name="T11_1">I</text:span><text:span text:style-name="T11_2"><text:s/></text:span><text:span text:style-name="T11_3">currently</text:span><text:span text:style-name="T11_4"><text:s/></text:span><text:span text:style-name="T11_5">live</text:span><text:span text:style-name="T11_6"><text:s/></text:span><text:span text:style-name="T11_7">in</text:span><text:span text:style-name="T11_8"><text:s/></text:span><text:span text:style-name="T11_9">Chamonix</text:span><text:span text:style-name="T11_10">,<text:s/></text:span><text:span text:style-name="T11_11">France</text:span><text:span text:style-name="T11_12">.</text:span><text:span text:style-name="T11_13"><text:a xlink:type="simple" xlink:href="http://listingslab.com/jq_resume/#"><text:span text:style-name="T11_14">Chamonix</text:span></text:a></text:span><text:span text:style-name="T11_15"><text:a xlink:type="simple" xlink:href="http://listingslab.com/jq_resume/#"><text:span text:style-name="T11_16">,<text:s/></text:span></text:a></text:span><text:span text:style-name="T11_17"><text:a xlink:type="simple" xlink:href="http://listingslab.com/jq_resume/#"><text:span text:style-name="T11_18">France</text:span></text:a></text:span><text:span text:style-name="T11_19"><text:s/></text:span><text:span text:style-name="T11_20">DOB</text:span><text:span text:style-name="T11_21"><text:s/>15/10/1975<text:s/>(</text:span><text:span text:style-name="T11_22">which</text:span><text:span text:style-name="T11_23"><text:s/></text:span><text:span text:style-name="T11_24">makes</text:span><text:span text:style-name="T11_25"><text:s/></text:span><text:span text:style-name="T11_26">me</text:span><text:span text:style-name="T11_27"><text:s/>39)<text:s/></text:span><text:span text:style-name="T11_28">You</text:span><text:span text:style-name="T11_29"><text:s/></text:span><text:span text:style-name="T11_30">can</text:span><text:span text:style-name="T11_31"><text:s/></text:span><text:span text:style-name="T11_32">email</text:span><text:span text:style-name="T11_33"><text:s/></text:span><text:span text:style-name="T11_34">me</text:span><text:span text:style-name="T11_35"><text:s/></text:span><text:span text:style-name="T11_36">on</text:span><text:span text:style-name="T11_37"><text:s/></text:span><text:span text:style-name="T11_38">listingslab</text:span><text:span text:style-name="T11_39">@</text:span><text:span text:style-name="T11_40">gmail</text:span><text:span text:style-name="T11_41">.</text:span><text:span text:style-name="T11_42">com</text:span><text:span text:style-name="T11_43"><text:s/></text:span><text:span text:style-name="T11_44">or</text:span><text:span text:style-name="T11_45"><text:s/></text:span><text:span text:style-name="T11_46">call</text:span><text:span text:style-name="T11_47"><text:s/></text:span><text:span text:style-name="T11_48">me</text:span><text:span text:style-name="T11_49"><text:s/></text:span><text:span text:style-name="T11_50">on</text:span><text:span text:style-name="T11_51"><text:s/>+44<text:s/>203<text:s/>2868<text:s/>433</text:span></text:p>
      <text:h text:style-name="P12" text:outline-level="10"><text:bookmark-start text:name="h.gcf4rwi1od4k"/><text:bookmark-end text:name="h.gcf4rwi1od4k"/></text:h>
      <text:h text:style-name="P13" text:outline-level="10"><text:bookmark-start text:name="h.rp2ydmfw4hby"/><text:bookmark-end text:name="h.rp2ydmfw4hby"/><text:span text:style-name="T13_1"><text:a xlink:type="simple" xlink:href="http://listingslab.com/jq_resume/?section=skills"><text:span text:style-name="T13_2">Key</text:span></text:a></text:span><text:span text:style-name="T13_3"><text:a xlink:type="simple" xlink:href="http://listingslab.com/jq_resume/?section=skills"><text:span text:style-name="T13_4"><text:s/></text:span></text:a></text:span><text:span text:style-name="T13_5"><text:a xlink:type="simple" xlink:href="http://listingslab.com/jq_resume/?section=skills"><text:span text:style-name="T13_6">Skills</text:span></text:a></text:span><text:span text:style-name="T13_7"><text:a xlink:type="simple" xlink:href="http://listingslab.com/jq_resume/?section=skills"><text:span text:style-name="T13_8">,<text:s/></text:span></text:a></text:span><text:span text:style-name="T13_9"><text:a xlink:type="simple" xlink:href="http://listingslab.com/jq_resume/?section=skills"><text:span text:style-name="T13_10">Experience</text:span></text:a></text:span><text:span text:style-name="T13_11"><text:a xlink:type="simple" xlink:href="http://listingslab.com/jq_resume/?section=skills"><text:span text:style-name="T13_12"><text:s/></text:span></text:a></text:span><text:span text:style-name="T13_13"><text:a xlink:type="simple" xlink:href="http://listingslab.com/jq_resume/?section=skills"><text:span text:style-name="T13_14">and</text:span></text:a></text:span><text:span text:style-name="T13_15"><text:a xlink:type="simple" xlink:href="http://listingslab.com/jq_resume/?section=skills"><text:span text:style-name="T13_16"><text:s/></text:span></text:a></text:span><text:span text:style-name="T13_17"><text:a xlink:type="simple" xlink:href="http://listingslab.com/jq_resume/?section=skills"><text:span text:style-name="T13_18">Attributes</text:span></text:a></text:span></text:h>
      <text:p text:style-name="P14"><text:span text:style-name="T14_1"><text:a xlink:type="simple" xlink:href="http://listingslab.com/jq_resume/?skill=uidesign"><text:span text:style-name="T14_2">Front</text:span></text:a></text:span><text:span text:style-name="T14_3"><text:a xlink:type="simple" xlink:href="http://listingslab.com/jq_resume/?skill=uidesign"><text:span text:style-name="T14_4"><text:s/></text:span></text:a></text:span><text:span text:style-name="T14_5"><text:a xlink:type="simple" xlink:href="http://listingslab.com/jq_resume/?skill=uidesign"><text:span text:style-name="T14_6">End</text:span></text:a></text:span><text:span text:style-name="T14_7"><text:a xlink:type="simple" xlink:href="http://listingslab.com/jq_resume/?skill=uidesign"><text:span text:style-name="T14_8"><text:s/></text:span></text:a></text:span><text:span text:style-name="T14_9"><text:a xlink:type="simple" xlink:href="http://listingslab.com/jq_resume/?skill=uidesign"><text:span text:style-name="T14_10">Development</text:span></text:a></text:span><text:span text:style-name="T14_11"><text:s/>,<text:s/></text:span><text:span text:style-name="T14_12"><text:a xlink:type="simple" xlink:href="http://listingslab.com/jq_resume/?skill=opensource"><text:span text:style-name="T14_13">Open</text:span></text:a></text:span><text:span text:style-name="T14_14"><text:a xlink:type="simple" xlink:href="http://listingslab.com/jq_resume/?skill=opensource"><text:span text:style-name="T14_15"><text:s/></text:span></text:a></text:span><text:span text:style-name="T14_16"><text:a xlink:type="simple" xlink:href="http://listingslab.com/jq_resume/?skill=opensource"><text:span text:style-name="T14_17">Source</text:span></text:a></text:span><text:span text:style-name="T14_18"><text:s/>,<text:s/></text:span><text:span text:style-name="T14_19"><text:a xlink:type="simple" xlink:href="http://listingslab.com/jq_resume/?skill=jquery"><text:span text:style-name="T14_20">jQuery</text:span></text:a></text:span><text:span text:style-name="T14_21"><text:s/>,<text:s/></text:span><text:span text:style-name="T14_22"><text:a xlink:type="simple" xlink:href="http://listingslab.com/jq_resume/?skill=wordpress"><text:span text:style-name="T14_23">WordPress</text:span></text:a></text:span><text:span text:style-name="T14_24"><text:s/>,<text:s/></text:span><text:span text:style-name="T14_25"><text:a xlink:type="simple" xlink:href="http://listingslab.com/jq_resume/?skill=drupal"><text:span text:style-name="T14_26">Drupal</text:span></text:a></text:span><text:span text:style-name="T14_27"><text:a xlink:type="simple" xlink:href="http://listingslab.com/jq_resume/?skill=drupal"><text:span text:style-name="T14_28">,<text:s/></text:span></text:a></text:span><text:span text:style-name="T14_29"><text:a xlink:type="simple" xlink:href="http://listingslab.com/jq_resume/?skill=drupal"><text:span text:style-name="T14_30">PHP</text:span></text:a></text:span><text:span text:style-name="T14_31"><text:a xlink:type="simple" xlink:href="http://listingslab.com/jq_resume/?skill=drupal"><text:span text:style-name="T14_32"><text:s/>&amp;<text:s/></text:span></text:a></text:span><text:span text:style-name="T14_33"><text:a xlink:type="simple" xlink:href="http://listingslab.com/jq_resume/?skill=drupal"><text:span text:style-name="T14_34">MySQL</text:span></text:a></text:span><text:span text:style-name="T14_35"><text:s/>,<text:s/></text:span><text:span text:style-name="T14_36"><text:a xlink:type="simple" xlink:href="http://listingslab.com/jq_resume/?skill=mobile"><text:span text:style-name="T14_37">Mobile</text:span></text:a></text:span><text:span text:style-name="T14_38"><text:a xlink:type="simple" xlink:href="http://listingslab.com/jq_resume/?skill=mobile"><text:span text:style-name="T14_39"><text:s/>&amp;<text:s/></text:span></text:a></text:span><text:span text:style-name="T14_40"><text:a xlink:type="simple" xlink:href="http://listingslab.com/jq_resume/?skill=mobile"><text:span text:style-name="T14_41">Responsive</text:span></text:a></text:span><text:span text:style-name="T14_42"><text:a xlink:type="simple" xlink:href="http://listingslab.com/jq_resume/?skill=mobile"><text:span text:style-name="T14_43"><text:s/></text:span></text:a></text:span><text:span text:style-name="T14_44"><text:a xlink:type="simple" xlink:href="http://listingslab.com/jq_resume/?skill=mobile"><text:span text:style-name="T14_45">Design</text:span></text:a></text:span><text:span text:style-name="T14_46"><text:s/>,<text:s/></text:span><text:span text:style-name="T14_47"><text:a xlink:type="simple" xlink:href="http://listingslab.com/jq_resume/?skill=flash"><text:span text:style-name="T14_48">Flash</text:span></text:a></text:span><text:span text:style-name="T14_49"><text:a xlink:type="simple" xlink:href="http://listingslab.com/jq_resume/?skill=flash"><text:span text:style-name="T14_50">,<text:s/></text:span></text:a></text:span><text:span text:style-name="T14_51"><text:a xlink:type="simple" xlink:href="http://listingslab.com/jq_resume/?skill=flash"><text:span text:style-name="T14_52">ActionScript</text:span></text:a></text:span><text:span text:style-name="T14_53"><text:a xlink:type="simple" xlink:href="http://listingslab.com/jq_resume/?skill=flash"><text:span text:style-name="T14_54"><text:s/>&amp;<text:s/></text:span></text:a></text:span><text:span text:style-name="T14_55"><text:a xlink:type="simple" xlink:href="http://listingslab.com/jq_resume/?skill=flash"><text:span text:style-name="T14_56">Web</text:span></text:a></text:span><text:span text:style-name="T14_57"><text:a xlink:type="simple" xlink:href="http://listingslab.com/jq_resume/?skill=flash"><text:span text:style-name="T14_58"><text:s/></text:span></text:a></text:span><text:span text:style-name="T14_59"><text:a xlink:type="simple" xlink:href="http://listingslab.com/jq_resume/?skill=flash"><text:span text:style-name="T14_60">Graphics</text:span></text:a></text:span><text:span text:style-name="T14_61"><text:s/>,</text:span><text:span text:style-name="T14_62"><text:a xlink:type="simple" xlink:href="http://listingslab.com/jq_resume/?skill=seo"><text:span text:style-name="T14_63">Search</text:span></text:a></text:span><text:span text:style-name="T14_64"><text:a xlink:type="simple" xlink:href="http://listingslab.com/jq_resume/?skill=seo"><text:span text:style-name="T14_65"><text:s/></text:span></text:a></text:span><text:span text:style-name="T14_66"><text:a xlink:type="simple" xlink:href="http://listingslab.com/jq_resume/?skill=seo"><text:span text:style-name="T14_67">Marketing</text:span></text:a></text:span></text:p>
      <text:h text:style-name="P15" text:outline-level="10"><text:bookmark-start text:name="h.hh3bzbk1ktow"/><text:bookmark-end text:name="h.hh3bzbk1ktow"/><text:span text:style-name="T15_1"><text:a xlink:type="simple" xlink:href="http://listingslab.com/jq_resume/?section=education"><text:span text:style-name="T15_2">Education</text:span></text:a></text:span></text:h>
      <text:p text:style-name="P16"><text:span text:style-name="T16_1"><text:a xlink:type="simple" xlink:href="http://www.ncl.ac.uk/undergraduate/degrees/c800/courseoverview/"><text:span text:style-name="T16_2">Newcastle</text:span></text:a></text:span><text:span text:style-name="T16_3"><text:a xlink:type="simple" xlink:href="http://www.ncl.ac.uk/undergraduate/degrees/c800/courseoverview/"><text:span text:style-name="T16_4"><text:s/></text:span></text:a></text:span><text:span text:style-name="T16_5"><text:a xlink:type="simple" xlink:href="http://www.ncl.ac.uk/undergraduate/degrees/c800/courseoverview/"><text:span text:style-name="T16_6">University</text:span></text:a></text:span><text:span text:style-name="T16_7"><text:a xlink:type="simple" xlink:href="http://www.ncl.ac.uk/undergraduate/degrees/c800/courseoverview/"><text:span text:style-name="T16_8">,<text:s/></text:span></text:a></text:span><text:span text:style-name="T16_9"><text:a xlink:type="simple" xlink:href="http://www.ncl.ac.uk/undergraduate/degrees/c800/courseoverview/"><text:span text:style-name="T16_10">UK</text:span></text:a></text:span><text:span text:style-name="T16_11"><text:s/></text:span></text:p>
      <text:p text:style-name="P17"><text:span text:style-name="T17_1">(1999)<text:s/></text:span><text:span text:style-name="T17_2">Degree</text:span><text:span text:style-name="T17_3"><text:s/></text:span><text:span text:style-name="T17_4">in</text:span><text:span text:style-name="T17_5"><text:s/></text:span><text:span text:style-name="T17_6">Psychology</text:span><text:span text:style-name="T17_7"><text:s/></text:span><text:span text:style-name="T17_8">BSc</text:span></text:p>
      <text:p text:style-name="P18"><text:span text:style-name="T18_1"><text:a xlink:type="simple" xlink:href="http://www.woodbridge.suffolk.sch.uk/"><text:span text:style-name="T18_2">Woodbridge</text:span></text:a></text:span><text:span text:style-name="T18_3"><text:a xlink:type="simple" xlink:href="http://www.woodbridge.suffolk.sch.uk/"><text:span text:style-name="T18_4"><text:s/></text:span></text:a></text:span><text:span text:style-name="T18_5"><text:a xlink:type="simple" xlink:href="http://www.woodbridge.suffolk.sch.uk/"><text:span text:style-name="T18_6">School</text:span></text:a></text:span><text:span text:style-name="T18_7"><text:a xlink:type="simple" xlink:href="http://www.woodbridge.suffolk.sch.uk/"><text:span text:style-name="T18_8">,<text:s/></text:span></text:a></text:span><text:span text:style-name="T18_9"><text:a xlink:type="simple" xlink:href="http://www.woodbridge.suffolk.sch.uk/"><text:span text:style-name="T18_10">Suffolk</text:span></text:a></text:span><text:span text:style-name="T18_11"><text:s/></text:span></text:p>
      <text:p text:style-name="P19"><text:span text:style-name="T19_1">(1994)<text:s/></text:span><text:span text:style-name="T19_2">A</text:span><text:span text:style-name="T19_3"><text:s/></text:span><text:span text:style-name="T19_4">Levels</text:span><text:span text:style-name="T19_5"><text:s/></text:span><text:span text:style-name="T19_6">in</text:span><text:span text:style-name="T19_7"><text:s/></text:span><text:span text:style-name="T19_8">Maths</text:span><text:span text:style-name="T19_9">,<text:s/></text:span><text:span text:style-name="T19_10">Physics</text:span><text:span text:style-name="T19_11"><text:s/>&amp;<text:s/></text:span><text:span text:style-name="T19_12">Chemistry</text:span></text:p>
      <text:p text:style-name="P20"><text:span text:style-name="T20_1">Languages</text:span><text:span text:style-name="T20_2">:<text:s/></text:span><text:span text:style-name="T20_3">English</text:span><text:span text:style-name="T20_4">,<text:s/></text:span><text:span text:style-name="T20_5">German</text:span><text:span text:style-name="T20_6">,<text:s/></text:span><text:span text:style-name="T20_7">French</text:span></text:p>
      <text:p text:style-name="P21"/>
      <text:h text:style-name="P22" text:outline-level="10"><text:bookmark-start text:name="h.ixrpr3udkcqs"/><text:bookmark-end text:name="h.ixrpr3udkcqs"/><text:span text:style-name="T22_1"><text:a xlink:type="simple" xlink:href="http://listingslab.com/jq_resume/?section=employment"><text:span text:style-name="T22_2">Employment</text:span></text:a></text:span></text:h>
      <text:p text:style-name="P23"><text:span text:style-name="T23_1"><text:a xlink:type="simple" xlink:href="http://listingslab.com/jq_resume/?job=lwc"><text:span text:style-name="T23_2">CTO</text:span></text:a></text:span><text:span text:style-name="T23_3"><text:a xlink:type="simple" xlink:href="http://listingslab.com/jq_resume/?job=lwc"><text:span text:style-name="T23_4">,<text:s/></text:span></text:a></text:span><text:span text:style-name="T23_5"><text:a xlink:type="simple" xlink:href="http://listingslab.com/jq_resume/?job=lwc"><text:span text:style-name="T23_6">Living</text:span></text:a></text:span><text:span text:style-name="T23_7"><text:a xlink:type="simple" xlink:href="http://listingslab.com/jq_resume/?job=lwc"><text:span text:style-name="T23_8"><text:s/></text:span></text:a></text:span><text:span text:style-name="T23_9"><text:a xlink:type="simple" xlink:href="http://listingslab.com/jq_resume/?job=lwc"><text:span text:style-name="T23_10">Websites</text:span></text:a></text:span><text:span text:style-name="T23_11"><text:a xlink:type="simple" xlink:href="http://listingslab.com/jq_resume/?job=lwc"><text:span text:style-name="T23_12"><text:s/></text:span></text:a></text:span><text:span text:style-name="T23_13"><text:a xlink:type="simple" xlink:href="http://listingslab.com/jq_resume/?job=lwc"><text:span text:style-name="T23_14">Cloud</text:span></text:a></text:span></text:p>
      <text:p text:style-name="P24"><text:span text:style-name="T24_1"><text:a xlink:type="simple" xlink:href="http://listingslab.com/jq_resume/?job=lwc"><text:span text:style-name="T24_2">Jul</text:span></text:a></text:span><text:span text:style-name="T24_3"><text:a xlink:type="simple" xlink:href="http://listingslab.com/jq_resume/?job=lwc"><text:span text:style-name="T24_4"><text:s/>2007<text:s/>-<text:s/></text:span></text:a></text:span><text:span text:style-name="T24_5"><text:a xlink:type="simple" xlink:href="http://listingslab.com/jq_resume/?job=lwc"><text:span text:style-name="T24_6">Present</text:span></text:a></text:span></text:p>
      <text:list text:style-name="LS1" xml:id="list0">
        <text:list-item>
          <text:p text:style-name="P25"><text:span text:style-name="T25_1">Developed</text:span><text:span text:style-name="T25_2"><text:s/></text:span><text:span text:style-name="T25_3">a</text:span><text:span text:style-name="T25_4"><text:s/></text:span><text:span text:style-name="T25_5">SCRUM</text:span><text:span text:style-name="T25_6"><text:s/></text:span><text:span text:style-name="T25_7">style</text:span><text:span text:style-name="T25_8"><text:s/></text:span><text:span text:style-name="T25_9">team</text:span><text:span text:style-name="T25_10"><text:s/></text:span><text:span text:style-name="T25_11">methodology</text:span><text:span text:style-name="T25_12"><text:s/></text:span><text:span text:style-name="T25_13">using</text:span><text:span text:style-name="T25_14"><text:s/></text:span><text:span text:style-name="T25_15">GitHub</text:span></text:p>
        </text:list-item>
        <text:list-item>
          <text:p text:style-name="P26"><text:span text:style-name="T26_1">Developed</text:span><text:span text:style-name="T26_2"><text:s/></text:span><text:span text:style-name="T26_3">and</text:span><text:span text:style-name="T26_4"><text:s/></text:span><text:span text:style-name="T26_5">managed</text:span><text:span text:style-name="T26_6"><text:s/></text:span><text:span text:style-name="T26_7">a</text:span><text:span text:style-name="T26_8"><text:s/></text:span><text:span text:style-name="T26_9">team</text:span><text:span text:style-name="T26_10"><text:s/></text:span><text:span text:style-name="T26_11">of</text:span><text:span text:style-name="T26_12"><text:s/></text:span><text:span text:style-name="T26_13">remote</text:span><text:span text:style-name="T26_14"><text:s/></text:span><text:span text:style-name="T26_15">coders</text:span></text:p>
        </text:list-item>
        <text:list-item>
          <text:p text:style-name="P27"><text:span text:style-name="T27_1">Designed</text:span><text:span text:style-name="T27_2"><text:s/></text:span><text:span text:style-name="T27_3">and</text:span><text:span text:style-name="T27_4"><text:s/></text:span><text:span text:style-name="T27_5">built</text:span><text:span text:style-name="T27_6"><text:s/></text:span><text:span text:style-name="T27_7">a</text:span><text:span text:style-name="T27_8"><text:s/></text:span><text:span text:style-name="T27_9">WordPress</text:span><text:span text:style-name="T27_10"><text:s/></text:span><text:span text:style-name="T27_11">MultiSite</text:span><text:span text:style-name="T27_12"><text:s/></text:span><text:span text:style-name="T27_13">Advertising</text:span><text:span text:style-name="T27_14"><text:s/></text:span><text:span text:style-name="T27_15">platform</text:span></text:p>
        </text:list-item>
        <text:list-item>
          <text:p text:style-name="P28"><text:span text:style-name="T28_1">Developed</text:span><text:span text:style-name="T28_2"><text:s/></text:span><text:span text:style-name="T28_3">original</text:span><text:span text:style-name="T28_4"><text:s/></text:span><text:span text:style-name="T28_5">WordPress</text:span><text:span text:style-name="T28_6"><text:s/></text:span><text:span text:style-name="T28_7">plugins</text:span><text:span text:style-name="T28_8"><text:s/>&amp;<text:s/></text:span><text:span text:style-name="T28_9">themes</text:span></text:p>
        </text:list-item>
        <text:list-item>
          <text:p text:style-name="P29"><text:span text:style-name="T29_1">Created</text:span><text:span text:style-name="T29_2"><text:s/></text:span><text:span text:style-name="T29_3">and</text:span><text:span text:style-name="T29_4"><text:s/></text:span><text:span text:style-name="T29_5">maintained</text:span><text:span text:style-name="T29_6"><text:s/></text:span><text:span text:style-name="T29_7">over</text:span><text:span text:style-name="T29_8"><text:s/>100<text:s/></text:span><text:span text:style-name="T29_9">websites</text:span><text:span text:style-name="T29_10"><text:s/></text:span><text:span text:style-name="T29_11">on</text:span><text:span text:style-name="T29_12"><text:s/></text:span><text:span text:style-name="T29_13"><text:a xlink:type="simple" xlink:href="http://living-websites-cloud.eu/"><text:span text:style-name="T29_14">LWC</text:span></text:a></text:span><text:span text:style-name="T29_15"><text:s/></text:span><text:span text:style-name="T29_16">within</text:span><text:span text:style-name="T29_17"><text:s/></text:span><text:span text:style-name="T29_18">the</text:span><text:span text:style-name="T29_19"><text:s/></text:span><text:span text:style-name="T29_20">past</text:span><text:span text:style-name="T29_21"><text:s/>24<text:s/></text:span><text:span text:style-name="T29_22">months</text:span><text:span text:style-name="T29_23">.</text:span></text:p>
        </text:list-item>
      </text:list>
      <text:list text:style-name="LS2" xml:id="list5">
        <text:list-item>
          <text:p text:style-name="P30"><text:span text:style-name="T30_1">Skills</text:span><text:span text:style-name="T30_2">:<text:s/></text:span><text:span text:style-name="T30_3"><text:a xlink:type="simple" xlink:href="http://listingslab.com/jq_resume/?skill=uidesign"><text:span text:style-name="T30_4">UI</text:span></text:a></text:span><text:span text:style-name="T30_5"><text:a xlink:type="simple" xlink:href="http://listingslab.com/jq_resume/?skill=uidesign"><text:span text:style-name="T30_6"><text:s/></text:span></text:a></text:span><text:span text:style-name="T30_7"><text:a xlink:type="simple" xlink:href="http://listingslab.com/jq_resume/?skill=uidesign"><text:span text:style-name="T30_8">Design</text:span></text:a></text:span><text:span text:style-name="T30_9">,</text:span><text:span text:style-name="T30_10"><text:a xlink:type="simple" xlink:href="http://listingslab.com/jq_resume/?skill=wordpress"><text:span text:style-name="T30_11">WordPress</text:span></text:a></text:span><text:span text:style-name="T30_12">,<text:s/></text:span><text:span text:style-name="T30_13"><text:a xlink:type="simple" xlink:href="http://listingslab.com/jq_resume/?skill=jquery"><text:span text:style-name="T30_14">jQuery</text:span></text:a></text:span><text:span text:style-name="T30_15">,</text:span><text:span text:style-name="T30_16"><text:a xlink:type="simple" xlink:href="http://listingslab.com/jq_resume/?skill=opensource"><text:span text:style-name="T30_17">XML</text:span></text:a></text:span><text:span text:style-name="T30_18">,<text:s/></text:span><text:span text:style-name="T30_19"><text:a xlink:type="simple" xlink:href="http://listingslab.com/jq_resume/?skill=opensource"><text:span text:style-name="T30_20">UNIX</text:span></text:a></text:span><text:span text:style-name="T30_21"><text:a xlink:type="simple" xlink:href="http://listingslab.com/jq_resume/?skill=opensource"><text:span text:style-name="T30_22">,<text:s/></text:span></text:a></text:span><text:span text:style-name="T30_23"><text:a xlink:type="simple" xlink:href="http://listingslab.com/jq_resume/?skill=opensource"><text:span text:style-name="T30_24">LAMP</text:span></text:a></text:span><text:span text:style-name="T30_25"><text:a xlink:type="simple" xlink:href="http://listingslab.com/jq_resume/?skill=opensource"><text:span text:style-name="T30_26">,<text:s/></text:span></text:a></text:span><text:span text:style-name="T30_27"><text:a xlink:type="simple" xlink:href="http://listingslab.com/jq_resume/?skill=opensource"><text:span text:style-name="T30_28">PHP</text:span></text:a></text:span><text:span text:style-name="T30_29"><text:a xlink:type="simple" xlink:href="http://listingslab.com/jq_resume/?skill=opensource"><text:span text:style-name="T30_30">,<text:s/></text:span></text:a></text:span><text:span text:style-name="T30_31"><text:a xlink:type="simple" xlink:href="http://listingslab.com/jq_resume/?skill=opensource"><text:span text:style-name="T30_32">MySQL</text:span></text:a></text:span><text:span text:style-name="T30_33"><text:a xlink:type="simple" xlink:href="http://listingslab.com/jq_resume/?skill=opensource"><text:span text:style-name="T30_34">,<text:s/></text:span></text:a></text:span><text:span text:style-name="T30_35"><text:a xlink:type="simple" xlink:href="http://listingslab.com/jq_resume/?skill=opensource"><text:span text:style-name="T30_36">Cloud</text:span></text:a></text:span><text:span text:style-name="T30_37"><text:a xlink:type="simple" xlink:href="http://listingslab.com/jq_resume/?skill=opensource"><text:span text:style-name="T30_38"><text:s/></text:span></text:a></text:span><text:span text:style-name="T30_39"><text:a xlink:type="simple" xlink:href="http://listingslab.com/jq_resume/?skill=opensource"><text:span text:style-name="T30_40">Hosting</text:span></text:a></text:span><text:span text:style-name="T30_41">,</text:span><text:span text:style-name="T30_42"><text:a xlink:type="simple" xlink:href="http://listingslab.com/jq_resume/?skill=seo"><text:span text:style-name="T30_43">Search</text:span></text:a></text:span><text:span text:style-name="T30_44"><text:a xlink:type="simple" xlink:href="http://listingslab.com/jq_resume/?skill=seo"><text:span text:style-name="T30_45"><text:s/></text:span></text:a></text:span><text:span text:style-name="T30_46"><text:a xlink:type="simple" xlink:href="http://listingslab.com/jq_resume/?skill=seo"><text:span text:style-name="T30_47">Marketing</text:span></text:a></text:span><text:span text:style-name="T30_48">,</text:span><text:span text:style-name="T30_49"><text:a xlink:type="simple" xlink:href="http://listingslab.com/jq_resume/?skill=mobile"><text:span text:style-name="T30_50">Responsive</text:span></text:a></text:span><text:span text:style-name="T30_51"><text:a xlink:type="simple" xlink:href="http://listingslab.com/jq_resume/?skill=mobile"><text:span text:style-name="T30_52"><text:s/></text:span></text:a></text:span><text:span text:style-name="T30_53"><text:a xlink:type="simple" xlink:href="http://listingslab.com/jq_resume/?skill=mobile"><text:span text:style-name="T30_54">Design</text:span></text:a></text:span></text:p>
        </text:list-item>
      </text:list>
      <text:p text:style-name="P31"><text:span text:style-name="T31_1"><text:a xlink:type="simple" xlink:href="http://listingslab.com/jq_resume/?job=ll"><text:span text:style-name="T31_2">Software</text:span></text:a></text:span><text:span text:style-name="T31_3"><text:a xlink:type="simple" xlink:href="http://listingslab.com/jq_resume/?job=ll"><text:span text:style-name="T31_4"><text:s/></text:span></text:a></text:span><text:span text:style-name="T31_5"><text:a xlink:type="simple" xlink:href="http://listingslab.com/jq_resume/?job=ll"><text:span text:style-name="T31_6">Engineer</text:span></text:a></text:span><text:span text:style-name="T31_7"><text:a xlink:type="simple" xlink:href="http://listingslab.com/jq_resume/?job=ll"><text:span text:style-name="T31_8">,<text:s/></text:span></text:a></text:span><text:span text:style-name="T31_9"><text:a xlink:type="simple" xlink:href="http://listingslab.com/jq_resume/?job=ll"><text:span text:style-name="T31_10">Listingslab</text:span></text:a></text:span></text:p>
      <text:p text:style-name="P32"><text:span text:style-name="T32_1"><text:a xlink:type="simple" xlink:href="http://listingslab.com/jq_resume/?job=ll"><text:span text:style-name="T32_2">Jan</text:span></text:a></text:span><text:span text:style-name="T32_3"><text:a xlink:type="simple" xlink:href="http://listingslab.com/jq_resume/?job=ll"><text:span text:style-name="T32_4"><text:s/>2007<text:s/>-<text:s/></text:span></text:a></text:span><text:span text:style-name="T32_5"><text:a xlink:type="simple" xlink:href="http://listingslab.com/jq_resume/?job=ll"><text:span text:style-name="T32_6">Present</text:span></text:a></text:span></text:p>
      <text:list text:style-name="LS3" xml:id="list6">
        <text:list-item>
          <text:p text:style-name="P33"><text:span text:style-name="T33_1">For</text:span><text:span text:style-name="T33_2"><text:s/></text:span><text:span text:style-name="T33_3">the</text:span><text:span text:style-name="T33_4"><text:s/></text:span><text:span text:style-name="T33_5">past</text:span><text:span text:style-name="T33_6"><text:s/></text:span><text:span text:style-name="T33_7">seven</text:span><text:span text:style-name="T33_8"><text:s/></text:span><text:span text:style-name="T33_9">years</text:span><text:span text:style-name="T33_10"><text:s/></text:span><text:span text:style-name="T33_11">I</text:span><text:span text:style-name="T33_12"><text:s/></text:span><text:span text:style-name="T33_13">have</text:span><text:span text:style-name="T33_14"><text:s/></text:span><text:span text:style-name="T33_15">been</text:span><text:span text:style-name="T33_16"><text:s/></text:span><text:span text:style-name="T33_17">running</text:span><text:span text:style-name="T33_18"><text:s/></text:span><text:span text:style-name="T33_19">a</text:span><text:span text:style-name="T33_20"><text:s/></text:span><text:span text:style-name="T33_21">small</text:span><text:span text:style-name="T33_22"><text:s/></text:span><text:span text:style-name="T33_23">business</text:span><text:span text:style-name="T33_24"><text:s/></text:span><text:span text:style-name="T33_25">called</text:span><text:span text:style-name="T33_26"><text:s/></text:span><text:span text:style-name="T33_27">Listingslab</text:span><text:span text:style-name="T33_28"><text:s/></text:span><text:span text:style-name="T33_29">providing</text:span><text:span text:style-name="T33_30"><text:s/></text:span><text:span text:style-name="T33_31">Software</text:span><text:span text:style-name="T33_32"><text:s/></text:span><text:span text:style-name="T33_33">Engineering</text:span><text:span text:style-name="T33_34"><text:s/></text:span><text:span text:style-name="T33_35">Services</text:span><text:span text:style-name="T33_36"><text:s/></text:span><text:span text:style-name="T33_37">to</text:span><text:span text:style-name="T33_38"><text:s/></text:span><text:span text:style-name="T33_39">a</text:span><text:span text:style-name="T33_40"><text:s/></text:span><text:span text:style-name="T33_41">global</text:span><text:span text:style-name="T33_42"><text:s/></text:span><text:span text:style-name="T33_43">market</text:span><text:span text:style-name="T33_44">.<text:s/></text:span><text:span text:style-name="T33_45">We</text:span><text:span text:style-name="T33_46">'</text:span><text:span text:style-name="T33_47">ve</text:span><text:span text:style-name="T33_48"><text:s/></text:span><text:span text:style-name="T33_49">created</text:span><text:span text:style-name="T33_50"><text:s/></text:span><text:span text:style-name="T33_51">cutting</text:span><text:span text:style-name="T33_52"><text:s/></text:span><text:span text:style-name="T33_53">edge</text:span><text:span text:style-name="T33_54"><text:s/></text:span><text:span text:style-name="T33_55">websites</text:span><text:span text:style-name="T33_56"><text:s/></text:span><text:span text:style-name="T33_57">and</text:span><text:span text:style-name="T33_58"><text:s/></text:span><text:span text:style-name="T33_59">Applications</text:span><text:span text:style-name="T33_60"><text:s/></text:span><text:span text:style-name="T33_61">using</text:span><text:span text:style-name="T33_62"><text:s/></text:span><text:span text:style-name="T33_63">free</text:span><text:span text:style-name="T33_64"><text:s/></text:span><text:span text:style-name="T33_65">Open</text:span><text:span text:style-name="T33_66"><text:s/></text:span><text:span text:style-name="T33_67">Source</text:span><text:span text:style-name="T33_68"><text:s/></text:span><text:span text:style-name="T33_69">technology</text:span><text:span text:style-name="T33_70"><text:s/></text:span><text:span text:style-name="T33_71">for</text:span><text:span text:style-name="T33_72"><text:s/></text:span><text:span text:style-name="T33_73">clients</text:span><text:span text:style-name="T33_74"><text:s/></text:span><text:span text:style-name="T33_75">all</text:span><text:span text:style-name="T33_76"><text:s/></text:span><text:span text:style-name="T33_77">over</text:span><text:span text:style-name="T33_78"><text:s/></text:span><text:span text:style-name="T33_79">the</text:span><text:span text:style-name="T33_80"><text:s/></text:span><text:span text:style-name="T33_81">world</text:span><text:span text:style-name="T33_82">.</text:span></text:p>
        </text:list-item>
        <text:list-item>
          <text:p text:style-name="P34"><text:span text:style-name="T34_1">Managed</text:span><text:span text:style-name="T34_2"><text:s/></text:span><text:span text:style-name="T34_3">client</text:span><text:span text:style-name="T34_4"><text:s/></text:span><text:span text:style-name="T34_5">feature</text:span><text:span text:style-name="T34_6"><text:s/></text:span><text:span text:style-name="T34_7">and</text:span><text:span text:style-name="T34_8"><text:s/></text:span><text:span text:style-name="T34_9">support</text:span><text:span text:style-name="T34_10"><text:s/></text:span><text:span text:style-name="T34_11">requests</text:span><text:span text:style-name="T34_12"><text:s/></text:span><text:span text:style-name="T34_13">for</text:span><text:span text:style-name="T34_14"><text:s/></text:span><text:span text:style-name="T34_15">Living</text:span><text:span text:style-name="T34_16"><text:s/></text:span><text:span text:style-name="T34_17">Websites</text:span><text:span text:style-name="T34_18"><text:s/></text:span><text:span text:style-name="T34_19">Cloud</text:span><text:span text:style-name="T34_20"><text:s/>(20+<text:s/></text:span><text:span text:style-name="T34_21">websites</text:span><text:span text:style-name="T34_22">)</text:span></text:p>
        </text:list-item>
        <text:list-item>
          <text:p text:style-name="P35"><text:span text:style-name="T35_1">Took</text:span><text:span text:style-name="T35_2"><text:s/></text:span><text:span text:style-name="T35_3">signed</text:span><text:span text:style-name="T35_4">-</text:span><text:span text:style-name="T35_5">off</text:span><text:span text:style-name="T35_6"><text:s/></text:span><text:span text:style-name="T35_7">Photoshop</text:span><text:span text:style-name="T35_8"><text:s/></text:span><text:span text:style-name="T35_9">layouts</text:span><text:span text:style-name="T35_10"><text:s/></text:span><text:span text:style-name="T35_11">and</text:span><text:span text:style-name="T35_12"><text:s/></text:span><text:span text:style-name="T35_13">created</text:span><text:span text:style-name="T35_14"><text:s/></text:span><text:span text:style-name="T35_15">advanced</text:span><text:span text:style-name="T35_16"><text:s/></text:span><text:span text:style-name="T35_17">Responsive</text:span><text:span text:style-name="T35_18"><text:s/></text:span><text:span text:style-name="T35_19">themes</text:span><text:span text:style-name="T35_20">.</text:span></text:p>
        </text:list-item>
        <text:list-item>
          <text:p text:style-name="P36"><text:span text:style-name="T36_1">Developed</text:span><text:span text:style-name="T36_2"><text:s/></text:span><text:span text:style-name="T36_3">original</text:span><text:span text:style-name="T36_4"><text:s/></text:span><text:span text:style-name="T36_5">WordPress</text:span><text:span text:style-name="T36_6"><text:s/></text:span><text:span text:style-name="T36_7">Themes</text:span><text:span text:style-name="T36_8"><text:s/></text:span><text:span text:style-name="T36_9">HTML</text:span><text:span text:style-name="T36_10">5<text:s/>/<text:s/></text:span><text:span text:style-name="T36_11">CSS</text:span><text:span text:style-name="T36_12">3<text:s/>/<text:s/></text:span><text:span text:style-name="T36_13">XML</text:span><text:span text:style-name="T36_14"><text:s/></text:span><text:span text:style-name="T36_15">to</text:span><text:span text:style-name="T36_16"><text:s/></text:span><text:span text:style-name="T36_17">W</text:span><text:span text:style-name="T36_18">3</text:span><text:span text:style-name="T36_19">C</text:span><text:span text:style-name="T36_20"><text:s/></text:span><text:span text:style-name="T36_21">standards</text:span></text:p>
        </text:list-item>
      </text:list>
      <text:list text:style-name="LS4" xml:id="list10">
        <text:list-item>
          <text:p text:style-name="P37"><text:span text:style-name="T37_1">Skills</text:span><text:span text:style-name="T37_2">:<text:s/></text:span><text:span text:style-name="T37_3"><text:a xlink:type="simple" xlink:href="http://listingslab.com/jq_resume/?skill=uidesign"><text:span text:style-name="T37_4">HTML</text:span></text:a></text:span><text:span text:style-name="T37_5"><text:a xlink:type="simple" xlink:href="http://listingslab.com/jq_resume/?skill=uidesign"><text:span text:style-name="T37_6"><text:s/>5,<text:s/></text:span></text:a></text:span><text:span text:style-name="T37_7"><text:a xlink:type="simple" xlink:href="http://listingslab.com/jq_resume/?skill=uidesign"><text:span text:style-name="T37_8">CSS</text:span></text:a></text:span><text:span text:style-name="T37_9"><text:a xlink:type="simple" xlink:href="http://listingslab.com/jq_resume/?skill=uidesign"><text:span text:style-name="T37_10"><text:s/>3,<text:s/></text:span></text:a></text:span><text:span text:style-name="T37_11"><text:a xlink:type="simple" xlink:href="http://listingslab.com/jq_resume/?skill=uidesign"><text:span text:style-name="T37_12">javaScript</text:span></text:a></text:span><text:span text:style-name="T37_13"><text:a xlink:type="simple" xlink:href="http://listingslab.com/jq_resume/?skill=uidesign"><text:span text:style-name="T37_14">,<text:s/></text:span></text:a></text:span><text:span text:style-name="T37_15"><text:a xlink:type="simple" xlink:href="http://listingslab.com/jq_resume/?skill=uidesign"><text:span text:style-name="T37_16">XML</text:span></text:a></text:span><text:span text:style-name="T37_17"><text:a xlink:type="simple" xlink:href="http://listingslab.com/jq_resume/?skill=uidesign"><text:span text:style-name="T37_18">,<text:s/></text:span></text:a></text:span><text:span text:style-name="T37_19"><text:a xlink:type="simple" xlink:href="http://listingslab.com/jq_resume/?skill=uidesign"><text:span text:style-name="T37_20">JSON</text:span></text:a></text:span><text:span text:style-name="T37_21">,</text:span><text:span text:style-name="T37_22"><text:a xlink:type="simple" xlink:href="http://listingslab.com/jq_resume/?skill=wordpress"><text:span text:style-name="T37_23">WordPress</text:span></text:a></text:span><text:span text:style-name="T37_24">,<text:s/></text:span><text:span text:style-name="T37_25"><text:a xlink:type="simple" xlink:href="http://listingslab.com/jq_resume/?skill=jquery"><text:span text:style-name="T37_26">jQuery</text:span></text:a></text:span><text:span text:style-name="T37_27">,<text:s/></text:span><text:span text:style-name="T37_28"><text:a xlink:type="simple" xlink:href="http://listingslab.com/jq_resume/?skill=opensource"><text:span text:style-name="T37_29">API</text:span></text:a></text:span><text:span text:style-name="T37_30"><text:a xlink:type="simple" xlink:href="http://listingslab.com/jq_resume/?skill=opensource"><text:span text:style-name="T37_31"><text:s/></text:span></text:a></text:span><text:span text:style-name="T37_32"><text:a xlink:type="simple" xlink:href="http://listingslab.com/jq_resume/?skill=opensource"><text:span text:style-name="T37_33">Development</text:span></text:a></text:span><text:span text:style-name="T37_34"><text:a xlink:type="simple" xlink:href="http://listingslab.com/jq_resume/?skill=opensource"><text:span text:style-name="T37_35"><text:s/>&amp;<text:s/></text:span></text:a></text:span><text:span text:style-name="T37_36"><text:a xlink:type="simple" xlink:href="http://listingslab.com/jq_resume/?skill=opensource"><text:span text:style-name="T37_37">Integration</text:span></text:a></text:span><text:span text:style-name="T37_38">,<text:s/></text:span><text:span text:style-name="T37_39"><text:a xlink:type="simple" xlink:href="http://listingslab.com/jq_resume/?skill=opensource"><text:span text:style-name="T37_40">UNIX</text:span></text:a></text:span><text:span text:style-name="T37_41"><text:a xlink:type="simple" xlink:href="http://listingslab.com/jq_resume/?skill=opensource"><text:span text:style-name="T37_42"><text:s/></text:span></text:a></text:span><text:span text:style-name="T37_43"><text:a xlink:type="simple" xlink:href="http://listingslab.com/jq_resume/?skill=opensource"><text:span text:style-name="T37_44">Hosting</text:span></text:a></text:span><text:span text:style-name="T37_45">,<text:s/></text:span><text:span text:style-name="T37_46"><text:a xlink:type="simple" xlink:href="http://listingslab.com/jq_resume/?skill=drupal"><text:span text:style-name="T37_47">Drupal</text:span></text:a></text:span><text:span text:style-name="T37_48"><text:a xlink:type="simple" xlink:href="http://listingslab.com/jq_resume/?skill=drupal"><text:span text:style-name="T37_49">,<text:s/></text:span></text:a></text:span><text:span text:style-name="T37_50"><text:a xlink:type="simple" xlink:href="http://listingslab.com/jq_resume/?skill=drupal"><text:span text:style-name="T37_51">PHP</text:span></text:a></text:span><text:span text:style-name="T37_52"><text:a xlink:type="simple" xlink:href="http://listingslab.com/jq_resume/?skill=drupal"><text:span text:style-name="T37_53">/</text:span></text:a></text:span><text:span text:style-name="T37_54"><text:a xlink:type="simple" xlink:href="http://listingslab.com/jq_resume/?skill=drupal"><text:span text:style-name="T37_55">MySQL</text:span></text:a></text:span><text:span text:style-name="T37_56">,<text:s/></text:span><text:span text:style-name="T37_57">Source</text:span><text:span text:style-name="T37_58"><text:s/></text:span><text:span text:style-name="T37_59">Control</text:span><text:span text:style-name="T37_60">,<text:s/></text:span><text:span text:style-name="T37_61">GitHub</text:span><text:span text:style-name="T37_62">,<text:s/></text:span><text:span text:style-name="T37_63">Agile</text:span><text:span text:style-name="T37_64"><text:s/>&amp;<text:s/></text:span><text:span text:style-name="T37_65">SCRUM</text:span><text:span text:style-name="T37_66">,<text:s/></text:span><text:span text:style-name="T37_67">Photoshop</text:span><text:span text:style-name="T37_68">,<text:s/></text:span><text:span text:style-name="T37_69">Illustrator</text:span><text:span text:style-name="T37_70">,<text:s/></text:span><text:span text:style-name="T37_71">Flash</text:span><text:span text:style-name="T37_72">,<text:s/></text:span><text:span text:style-name="T37_73">InDesign</text:span></text:p>
        </text:list-item>
      </text:list>
      <text:p text:style-name="P38"><text:span text:style-name="T38_1"><text:a xlink:type="simple" xlink:href="http://listingslab.com/jq_resume/?job=velo"><text:span text:style-name="T38_2">Senior</text:span></text:a></text:span><text:span text:style-name="T38_3"><text:a xlink:type="simple" xlink:href="http://listingslab.com/jq_resume/?job=velo"><text:span text:style-name="T38_4"><text:s/></text:span></text:a></text:span><text:span text:style-name="T38_5"><text:a xlink:type="simple" xlink:href="http://listingslab.com/jq_resume/?job=velo"><text:span text:style-name="T38_6">Developer</text:span></text:a></text:span><text:span text:style-name="T38_7"><text:a xlink:type="simple" xlink:href="http://listingslab.com/jq_resume/?job=velo"><text:span text:style-name="T38_8">,<text:s/></text:span></text:a></text:span><text:span text:style-name="T38_9"><text:a xlink:type="simple" xlink:href="http://listingslab.com/jq_resume/?job=velo"><text:span text:style-name="T38_10">Velo</text:span></text:a></text:span><text:span text:style-name="T38_11"><text:a xlink:type="simple" xlink:href="http://listingslab.com/jq_resume/?job=velo"><text:span text:style-name="T38_12">//</text:span></text:a></text:span></text:p>
      <text:p text:style-name="P39"><text:span text:style-name="T39_1"><text:a xlink:type="simple" xlink:href="http://listingslab.com/jq_resume/?job=velo"><text:span text:style-name="T39_2">Oct</text:span></text:a></text:span><text:span text:style-name="T39_3"><text:a xlink:type="simple" xlink:href="http://listingslab.com/jq_resume/?job=velo"><text:span text:style-name="T39_4"><text:s/>2010<text:s/>-<text:s/></text:span></text:a></text:span><text:span text:style-name="T39_5"><text:a xlink:type="simple" xlink:href="http://listingslab.com/jq_resume/?job=velo"><text:span text:style-name="T39_6">Dec</text:span></text:a></text:span><text:span text:style-name="T39_7"><text:a xlink:type="simple" xlink:href="http://listingslab.com/jq_resume/?job=velo"><text:span text:style-name="T39_8"><text:s/>2011</text:span></text:a></text:span></text:p>
      <text:list text:style-name="LS5" xml:id="list11">
        <text:list-item>
          <text:p text:style-name="P40"><text:span text:style-name="T40_1">WordPress</text:span><text:span text:style-name="T40_2"><text:s/></text:span><text:span text:style-name="T40_3">MultiSite</text:span><text:span text:style-name="T40_4"><text:s/></text:span><text:span text:style-name="T40_5">and</text:span><text:span text:style-name="T40_6"><text:s/></text:span><text:span text:style-name="T40_7">custom</text:span><text:span text:style-name="T40_8"><text:s/></text:span><text:span text:style-name="T40_9">module</text:span><text:span text:style-name="T40_10"><text:s/></text:span><text:span text:style-name="T40_11">and</text:span><text:span text:style-name="T40_12"><text:s/></text:span><text:span text:style-name="T40_13">theme</text:span><text:span text:style-name="T40_14"><text:s/></text:span><text:span text:style-name="T40_15">development</text:span><text:span text:style-name="T40_16"><text:s/></text:span><text:span text:style-name="T40_17">for</text:span><text:span text:style-name="T40_18"><text:s/></text:span><text:span text:style-name="T40_19">multiple</text:span><text:span text:style-name="T40_20"><text:s/></text:span><text:span text:style-name="T40_21">clients</text:span><text:span text:style-name="T40_22"><text:s/></text:span><text:span text:style-name="T40_23">and</text:span><text:span text:style-name="T40_24"><text:s/></text:span><text:span text:style-name="T40_25">partner</text:span><text:span text:style-name="T40_26"><text:s/></text:span><text:span text:style-name="T40_27">sites</text:span></text:p>
        </text:list-item>
        <text:list-item>
          <text:p text:style-name="P41"><text:span text:style-name="T41_1">Flash</text:span><text:span text:style-name="T41_2"><text:s/>&amp;<text:s/></text:span><text:span text:style-name="T41_3">Server</text:span><text:span text:style-name="T41_4"><text:s/></text:span><text:span text:style-name="T41_5">Side</text:span><text:span text:style-name="T41_6"><text:s/></text:span><text:span text:style-name="T41_7">Scripting</text:span></text:p>
        </text:list-item>
      </text:list>
      <text:list text:style-name="LS6" xml:id="list13">
        <text:list-item>
          <text:p text:style-name="P42"><text:span text:style-name="T42_1">Skills</text:span><text:span text:style-name="T42_2">:<text:s/></text:span><text:span text:style-name="T42_3"><text:a xlink:type="simple" xlink:href="http://listingslab.com/jq_resume/?skill=wordpress"><text:span text:style-name="T42_4">WordPress</text:span></text:a></text:span><text:span text:style-name="T42_5">,<text:s/></text:span><text:span text:style-name="T42_6"><text:a xlink:type="simple" xlink:href="http://listingslab.com/jq_resume/?skill=flash"><text:span text:style-name="T42_7">Web</text:span></text:a></text:span><text:span text:style-name="T42_8"><text:a xlink:type="simple" xlink:href="http://listingslab.com/jq_resume/?skill=flash"><text:span text:style-name="T42_9"><text:s/></text:span></text:a></text:span><text:span text:style-name="T42_10"><text:a xlink:type="simple" xlink:href="http://listingslab.com/jq_resume/?skill=flash"><text:span text:style-name="T42_11">Graphics</text:span></text:a></text:span><text:span text:style-name="T42_12">,<text:s/></text:span><text:span text:style-name="T42_13">Java</text:span><text:span text:style-name="T42_14"><text:s/>/<text:s/></text:span><text:span text:style-name="T42_15">JSP</text:span><text:span text:style-name="T42_16"><text:s/>&amp;<text:s/></text:span><text:span text:style-name="T42_17">Server</text:span><text:span text:style-name="T42_18"><text:s/></text:span><text:span text:style-name="T42_19">Side</text:span><text:span text:style-name="T42_20"><text:s/></text:span><text:span text:style-name="T42_21">Scripting</text:span></text:p>
        </text:list-item>
      </text:list>
      <text:p text:style-name="P43"><text:span text:style-name="T43_1"><text:a xlink:type="simple" xlink:href="http://listingslab.com/jq_resume/?job=fmg"><text:span text:style-name="T43_2">Lead</text:span></text:a></text:span><text:span text:style-name="T43_3"><text:a xlink:type="simple" xlink:href="http://listingslab.com/jq_resume/?job=fmg"><text:span text:style-name="T43_4"><text:s/></text:span></text:a></text:span><text:span text:style-name="T43_5"><text:a xlink:type="simple" xlink:href="http://listingslab.com/jq_resume/?job=fmg"><text:span text:style-name="T43_6">Product</text:span></text:a></text:span><text:span text:style-name="T43_7"><text:a xlink:type="simple" xlink:href="http://listingslab.com/jq_resume/?job=fmg"><text:span text:style-name="T43_8"><text:s/></text:span></text:a></text:span><text:span text:style-name="T43_9"><text:a xlink:type="simple" xlink:href="http://listingslab.com/jq_resume/?job=fmg"><text:span text:style-name="T43_10">Developer</text:span></text:a></text:span><text:span text:style-name="T43_11"><text:a xlink:type="simple" xlink:href="http://listingslab.com/jq_resume/?job=fmg"><text:span text:style-name="T43_12">,<text:s/></text:span></text:a></text:span><text:span text:style-name="T43_13"><text:a xlink:type="simple" xlink:href="http://listingslab.com/jq_resume/?job=fmg"><text:span text:style-name="T43_14">FMG</text:span></text:a></text:span></text:p>
      <text:p text:style-name="P44"><text:span text:style-name="T44_1"><text:a xlink:type="simple" xlink:href="http://listingslab.com/jq_resume/?job=fmg"><text:span text:style-name="T44_2">Nov</text:span></text:a></text:span><text:span text:style-name="T44_3"><text:a xlink:type="simple" xlink:href="http://listingslab.com/jq_resume/?job=fmg"><text:span text:style-name="T44_4"><text:s/>2005<text:s/>-<text:s/></text:span></text:a></text:span><text:span text:style-name="T44_5"><text:a xlink:type="simple" xlink:href="http://listingslab.com/jq_resume/?job=fmg"><text:span text:style-name="T44_6">Dec</text:span></text:a></text:span><text:span text:style-name="T44_7"><text:a xlink:type="simple" xlink:href="http://listingslab.com/jq_resume/?job=fmg"><text:span text:style-name="T44_8"><text:s/>2006</text:span></text:a></text:span></text:p>
      <text:list text:style-name="LS7" xml:id="list14">
        <text:list-item>
          <text:p text:style-name="P45"><text:span text:style-name="T45_1">Created</text:span><text:span text:style-name="T45_2"><text:s/></text:span><text:span text:style-name="T45_3">an</text:span><text:span text:style-name="T45_4"><text:s/></text:span><text:span text:style-name="T45_5">industry</text:span><text:span text:style-name="T45_6"><text:s/></text:span><text:span text:style-name="T45_7">leading</text:span><text:span text:style-name="T45_8"><text:s/></text:span><text:span text:style-name="T45_9">magazine</text:span><text:span text:style-name="T45_10"><text:s/></text:span><text:span text:style-name="T45_11">publishing</text:span><text:span text:style-name="T45_12"><text:s/></text:span><text:span text:style-name="T45_13">application</text:span><text:span text:style-name="T45_14"><text:s/></text:span><text:span text:style-name="T45_15">called</text:span><text:span text:style-name="T45_16"><text:s/></text:span><text:span text:style-name="T45_17">Ceros</text:span><text:span text:style-name="T45_18"><text:s/></text:span><text:span text:style-name="T45_19">using</text:span><text:span text:style-name="T45_20"><text:s/></text:span><text:span text:style-name="T45_21">Flash</text:span><text:span text:style-name="T45_22">.</text:span></text:p>
        </text:list-item>
        <text:list-item>
          <text:p text:style-name="P46"><text:span text:style-name="T46_1">Created</text:span><text:span text:style-name="T46_2"><text:s/></text:span><text:span text:style-name="T46_3">complete</text:span><text:span text:style-name="T46_4"><text:s/></text:span><text:span text:style-name="T46_5">working</text:span><text:span text:style-name="T46_6"><text:s/></text:span><text:span text:style-name="T46_7">prototype</text:span><text:span text:style-name="T46_8"><text:s/></text:span><text:span text:style-name="T46_9">from</text:span><text:span text:style-name="T46_10"><text:s/></text:span><text:span text:style-name="T46_11">the</text:span><text:span text:style-name="T46_12"><text:s/></text:span><text:span text:style-name="T46_13">ground</text:span><text:span text:style-name="T46_14"><text:s/></text:span><text:span text:style-name="T46_15">up</text:span><text:span text:style-name="T46_16">,<text:s/></text:span><text:span text:style-name="T46_17">seeing</text:span><text:span text:style-name="T46_18"><text:s/></text:span><text:span text:style-name="T46_19">it</text:span><text:span text:style-name="T46_20"><text:s/></text:span><text:span text:style-name="T46_21">through</text:span><text:span text:style-name="T46_22"><text:s/></text:span><text:span text:style-name="T46_23">till</text:span><text:span text:style-name="T46_24"><text:s/></text:span><text:span text:style-name="T46_25">launch</text:span></text:p>
        </text:list-item>
        <text:list-item>
          <text:p text:style-name="P47"><text:span text:style-name="T47_1">API</text:span><text:span text:style-name="T47_2"><text:s/></text:span><text:span text:style-name="T47_3">Development</text:span><text:span text:style-name="T47_4"><text:s/></text:span><text:span text:style-name="T47_5">and</text:span><text:span text:style-name="T47_6"><text:s/></text:span><text:span text:style-name="T47_7">Integration</text:span></text:p>
        </text:list-item>
        <text:list-item>
          <text:p text:style-name="P48"><text:span text:style-name="T48_1">Product</text:span><text:span text:style-name="T48_2"><text:s/></text:span><text:span text:style-name="T48_3">has</text:span><text:span text:style-name="T48_4"><text:s/></text:span><text:span text:style-name="T48_5">been</text:span><text:span text:style-name="T48_6"><text:s/></text:span><text:span text:style-name="T48_7">sold</text:span><text:span text:style-name="T48_8"><text:s/></text:span><text:span text:style-name="T48_9">commercially</text:span><text:span text:style-name="T48_10"><text:s/></text:span><text:span text:style-name="T48_11">since</text:span><text:span text:style-name="T48_12"><text:s/></text:span><text:span text:style-name="T48_13">summer</text:span><text:span text:style-name="T48_14"><text:s/>2006</text:span></text:p>
        </text:list-item>
      </text:list>
      <text:list text:style-name="LS8" xml:id="list18">
        <text:list-item>
          <text:p text:style-name="P49"><text:span text:style-name="T49_1">Skills</text:span><text:span text:style-name="T49_2">:<text:s/></text:span><text:span text:style-name="T49_3"><text:a xlink:type="simple" xlink:href="http://listingslab.com/jq_resume/?skill=flash"><text:span text:style-name="T49_4">Flash</text:span></text:a></text:span><text:span text:style-name="T49_5">,<text:s/></text:span><text:span text:style-name="T49_6"><text:a xlink:type="simple" xlink:href="http://listingslab.com/jq_resume/_swf/eastenders/"><text:span text:style-name="T49_7">XML</text:span></text:a></text:span><text:span text:style-name="T49_8">,<text:s/></text:span><text:span text:style-name="T49_9"><text:a xlink:type="simple" xlink:href="http://listingslab.com/jq_resume/?skill=opensource"><text:span text:style-name="T49_10">LAMP</text:span></text:a></text:span><text:span text:style-name="T49_11"><text:a xlink:type="simple" xlink:href="http://listingslab.com/jq_resume/?skill=opensource"><text:span text:style-name="T49_12">,<text:s/></text:span></text:a></text:span><text:span text:style-name="T49_13"><text:a xlink:type="simple" xlink:href="http://listingslab.com/jq_resume/?skill=opensource"><text:span text:style-name="T49_14">PHP</text:span></text:a></text:span><text:span text:style-name="T49_15"><text:a xlink:type="simple" xlink:href="http://listingslab.com/jq_resume/?skill=opensource"><text:span text:style-name="T49_16">,<text:s/></text:span></text:a></text:span><text:span text:style-name="T49_17"><text:a xlink:type="simple" xlink:href="http://listingslab.com/jq_resume/?skill=opensource"><text:span text:style-name="T49_18">MySQL</text:span></text:a></text:span><text:span text:style-name="T49_19">,<text:s/></text:span><text:span text:style-name="T49_20"><text:a xlink:type="simple" xlink:href="http://listingslab.com/jq_resume/?skill=wordpress"><text:span text:style-name="T49_21">WordPress</text:span></text:a></text:span></text:p>
        </text:list-item>
      </text:list>
      <text:p text:style-name="P50"><text:span text:style-name="T50_1"><text:a xlink:type="simple" xlink:href="http://listingslab.com/jq_resume/?job=ig"><text:span text:style-name="T50_2">Senior</text:span></text:a></text:span><text:span text:style-name="T50_3"><text:a xlink:type="simple" xlink:href="http://listingslab.com/jq_resume/?job=ig"><text:span text:style-name="T50_4"><text:s/></text:span></text:a></text:span><text:span text:style-name="T50_5"><text:a xlink:type="simple" xlink:href="http://listingslab.com/jq_resume/?job=ig"><text:span text:style-name="T50_6">Systems</text:span></text:a></text:span><text:span text:style-name="T50_7"><text:a xlink:type="simple" xlink:href="http://listingslab.com/jq_resume/?job=ig"><text:span text:style-name="T50_8"><text:s/></text:span></text:a></text:span><text:span text:style-name="T50_9"><text:a xlink:type="simple" xlink:href="http://listingslab.com/jq_resume/?job=ig"><text:span text:style-name="T50_10">Developer</text:span></text:a></text:span><text:span text:style-name="T50_11"><text:a xlink:type="simple" xlink:href="http://listingslab.com/jq_resume/?job=ig"><text:span text:style-name="T50_12">,<text:s/></text:span></text:a></text:span><text:span text:style-name="T50_13"><text:a xlink:type="simple" xlink:href="http://listingslab.com/jq_resume/?job=ig"><text:span text:style-name="T50_14">IG</text:span></text:a></text:span><text:span text:style-name="T50_15"><text:a xlink:type="simple" xlink:href="http://listingslab.com/jq_resume/?job=ig"><text:span text:style-name="T50_16"><text:s/></text:span></text:a></text:span><text:span text:style-name="T50_17"><text:a xlink:type="simple" xlink:href="http://listingslab.com/jq_resume/?job=ig"><text:span text:style-name="T50_18">Index</text:span></text:a></text:span></text:p>
      <text:p text:style-name="P51"><text:span text:style-name="T51_1"><text:a xlink:type="simple" xlink:href="http://listingslab.com/jq_resume/?job=ig"><text:span text:style-name="T51_2">Oct</text:span></text:a></text:span><text:span text:style-name="T51_3"><text:a xlink:type="simple" xlink:href="http://listingslab.com/jq_resume/?job=ig"><text:span text:style-name="T51_4"><text:s/>2004<text:s/>-<text:s/></text:span></text:a></text:span><text:span text:style-name="T51_5"><text:a xlink:type="simple" xlink:href="http://listingslab.com/jq_resume/?job=ig"><text:span text:style-name="T51_6">Nov</text:span></text:a></text:span><text:span text:style-name="T51_7"><text:a xlink:type="simple" xlink:href="http://listingslab.com/jq_resume/?job=ig"><text:span text:style-name="T51_8"><text:s/>2005</text:span></text:a></text:span></text:p>
      <text:list text:style-name="LS9" xml:id="list19">
        <text:list-item>
          <text:p text:style-name="P52"><text:span text:style-name="T52_1">Migrated</text:span><text:span text:style-name="T52_2"><text:s/></text:span><text:span text:style-name="T52_3">IG</text:span><text:span text:style-name="T52_4"><text:s/></text:span><text:span text:style-name="T52_5">Index</text:span><text:span text:style-name="T52_6"><text:s/></text:span><text:span text:style-name="T52_7">front</text:span><text:span text:style-name="T52_8"><text:s/></text:span><text:span text:style-name="T52_9">end</text:span><text:span text:style-name="T52_10"><text:s/></text:span><text:span text:style-name="T52_11">systems</text:span><text:span text:style-name="T52_12"><text:s/></text:span><text:span text:style-name="T52_13">to</text:span><text:span text:style-name="T52_14"><text:s/></text:span><text:span text:style-name="T52_15">a</text:span><text:span text:style-name="T52_16"><text:s/>3</text:span><text:span text:style-name="T52_17">rd</text:span><text:span text:style-name="T52_18"><text:s/></text:span><text:span text:style-name="T52_19">Generation</text:span><text:span text:style-name="T52_20"><text:s/></text:span><text:span text:style-name="T52_21">flash</text:span><text:span text:style-name="T52_22"><text:s/></text:span><text:span text:style-name="T52_23">platform</text:span></text:p>
        </text:list-item>
        <text:list-item>
          <text:p text:style-name="P53"><text:span text:style-name="T53_1">Part</text:span><text:span text:style-name="T53_2"><text:s/></text:span><text:span text:style-name="T53_3">of</text:span><text:span text:style-name="T53_4"><text:s/></text:span><text:span text:style-name="T53_5">a</text:span><text:span text:style-name="T53_6"><text:s/></text:span><text:span text:style-name="T53_7">large</text:span><text:span text:style-name="T53_8">,<text:s/></text:span><text:span text:style-name="T53_9">London</text:span><text:span text:style-name="T53_10"><text:s/></text:span><text:span text:style-name="T53_11">based</text:span><text:span text:style-name="T53_12"><text:s/></text:span><text:span text:style-name="T53_13">development</text:span><text:span text:style-name="T53_14"><text:s/></text:span><text:span text:style-name="T53_15">team</text:span></text:p>
        </text:list-item>
        <text:list-item>
          <text:p text:style-name="P54"><text:span text:style-name="T54_1">Lead</text:span><text:span text:style-name="T54_2"><text:s/></text:span><text:span text:style-name="T54_3">Flash</text:span><text:span text:style-name="T54_4"><text:s/></text:span><text:span text:style-name="T54_5">developer</text:span><text:span text:style-name="T54_6"><text:s/></text:span><text:span text:style-name="T54_7">in</text:span><text:span text:style-name="T54_8"><text:s/></text:span><text:span text:style-name="T54_9">the</text:span><text:span text:style-name="T54_10"><text:s/></text:span><text:span text:style-name="T54_11">creative</text:span><text:span text:style-name="T54_12"><text:s/></text:span><text:span text:style-name="T54_13">department</text:span></text:p>
        </text:list-item>
        <text:list-item>
          <text:p text:style-name="P55"><text:span text:style-name="T55_1">Execution</text:span><text:span text:style-name="T55_2"><text:s/></text:span><text:span text:style-name="T55_3">of</text:span><text:span text:style-name="T55_4"><text:s/></text:span><text:span text:style-name="T55_5">advertising</text:span><text:span text:style-name="T55_6"><text:s/></text:span><text:span text:style-name="T55_7">banners</text:span><text:span text:style-name="T55_8">,<text:s/></text:span><text:span text:style-name="T55_9">partner</text:span><text:span text:style-name="T55_10"><text:s/></text:span><text:span text:style-name="T55_11">websites</text:span><text:span text:style-name="T55_12"><text:s/></text:span><text:span text:style-name="T55_13">and</text:span><text:span text:style-name="T55_14"><text:s/></text:span><text:span text:style-name="T55_15">Marketing</text:span><text:span text:style-name="T55_16"><text:s/></text:span><text:span text:style-name="T55_17">campaigns</text:span><text:span text:style-name="T55_18">.</text:span></text:p>
        </text:list-item>
      </text:list>
      <text:list text:style-name="LS10" xml:id="list23">
        <text:list-item>
          <text:p text:style-name="P56"><text:span text:style-name="T56_1">Skills</text:span><text:span text:style-name="T56_2">:<text:s/></text:span><text:span text:style-name="T56_3"><text:a xlink:type="simple" xlink:href="http://listingslab.com/jq_resume/?skill=flash"><text:span text:style-name="T56_4">Flash</text:span></text:a></text:span><text:span text:style-name="T56_5">,<text:s/></text:span><text:span text:style-name="T56_6"><text:a xlink:type="simple" xlink:href="http://listingslab.com/jq_resume/_swf/eastenders/"><text:span text:style-name="T56_7">XML</text:span></text:a></text:span><text:span text:style-name="T56_8">,<text:s/>.</text:span><text:span text:style-name="T56_9">Net</text:span><text:span text:style-name="T56_10">,<text:s/></text:span><text:span text:style-name="T56_11">Java</text:span><text:span text:style-name="T56_12">,<text:s/></text:span><text:span text:style-name="T56_13">JavaScript</text:span><text:span text:style-name="T56_14">,<text:s/></text:span><text:span text:style-name="T56_15">Data</text:span><text:span text:style-name="T56_16"><text:s/></text:span><text:span text:style-name="T56_17">Driven</text:span><text:span text:style-name="T56_18"><text:s/></text:span><text:span text:style-name="T56_19">Flash</text:span><text:span text:style-name="T56_20">,<text:s/></text:span><text:span text:style-name="T56_21">Gaming</text:span><text:span text:style-name="T56_22"><text:s/></text:span><text:span text:style-name="T56_23">Industry</text:span></text:p>
        </text:list-item>
      </text:list>
      <text:p text:style-name="P57"><text:span text:style-name="T57_1"><text:a xlink:type="simple" xlink:href="http://listingslab.com/jq_resume/?job=cantor"><text:span text:style-name="T57_2">Systems</text:span></text:a></text:span><text:span text:style-name="T57_3"><text:a xlink:type="simple" xlink:href="http://listingslab.com/jq_resume/?job=cantor"><text:span text:style-name="T57_4"><text:s/></text:span></text:a></text:span><text:span text:style-name="T57_5"><text:a xlink:type="simple" xlink:href="http://listingslab.com/jq_resume/?job=cantor"><text:span text:style-name="T57_6">Developer</text:span></text:a></text:span><text:span text:style-name="T57_7"><text:a xlink:type="simple" xlink:href="http://listingslab.com/jq_resume/?job=cantor"><text:span text:style-name="T57_8">,<text:s/></text:span></text:a></text:span><text:span text:style-name="T57_9"><text:a xlink:type="simple" xlink:href="http://listingslab.com/jq_resume/?job=cantor"><text:span text:style-name="T57_10">Cantor</text:span></text:a></text:span><text:span text:style-name="T57_11"><text:a xlink:type="simple" xlink:href="http://listingslab.com/jq_resume/?job=cantor"><text:span text:style-name="T57_12"><text:s/></text:span></text:a></text:span><text:span text:style-name="T57_13"><text:a xlink:type="simple" xlink:href="http://listingslab.com/jq_resume/?job=cantor"><text:span text:style-name="T57_14">Fitzgerald</text:span></text:a></text:span></text:p>
      <text:p text:style-name="P58"><text:span text:style-name="T58_1"><text:a xlink:type="simple" xlink:href="http://listingslab.com/jq_resume/?job=cantor"><text:span text:style-name="T58_2">Sep</text:span></text:a></text:span><text:span text:style-name="T58_3"><text:a xlink:type="simple" xlink:href="http://listingslab.com/jq_resume/?job=cantor"><text:span text:style-name="T58_4"><text:s/>2003<text:s/>-<text:s/></text:span></text:a></text:span><text:span text:style-name="T58_5"><text:a xlink:type="simple" xlink:href="http://listingslab.com/jq_resume/?job=cantor"><text:span text:style-name="T58_6">Aug</text:span></text:a></text:span><text:span text:style-name="T58_7"><text:a xlink:type="simple" xlink:href="http://listingslab.com/jq_resume/?job=cantor"><text:span text:style-name="T58_8"><text:s/>2004</text:span></text:a></text:span></text:p>
      <text:list text:style-name="LS11" xml:id="list24">
        <text:list-item>
          <text:p text:style-name="P59"><text:span text:style-name="T59_1">Joined</text:span><text:span text:style-name="T59_2"><text:s/></text:span><text:span text:style-name="T59_3">a</text:span><text:span text:style-name="T59_4"><text:s/></text:span><text:span text:style-name="T59_5">small</text:span><text:span text:style-name="T59_6"><text:s/></text:span><text:span text:style-name="T59_7">front</text:span><text:span text:style-name="T59_8"><text:s/></text:span><text:span text:style-name="T59_9">end</text:span><text:span text:style-name="T59_10"><text:s/></text:span><text:span text:style-name="T59_11">development</text:span><text:span text:style-name="T59_12"><text:s/></text:span><text:span text:style-name="T59_13">team</text:span><text:span text:style-name="T59_14"><text:s/></text:span><text:span text:style-name="T59_15">in</text:span><text:span text:style-name="T59_16"><text:s/></text:span><text:span text:style-name="T59_17">a</text:span><text:span text:style-name="T59_18"><text:s/></text:span><text:span text:style-name="T59_19">large</text:span><text:span text:style-name="T59_20">,<text:s/></text:span><text:span text:style-name="T59_21">global</text:span><text:span text:style-name="T59_22"><text:s/></text:span><text:span text:style-name="T59_23">bank</text:span></text:p>
        </text:list-item>
        <text:list-item>
          <text:p text:style-name="P60"><text:span text:style-name="T60_1">Developed</text:span><text:span text:style-name="T60_2"><text:s/></text:span><text:span text:style-name="T60_3">financial</text:span><text:span text:style-name="T60_4"><text:s/></text:span><text:span text:style-name="T60_5">gambling</text:span><text:span text:style-name="T60_6"><text:s/></text:span><text:span text:style-name="T60_7">applications</text:span><text:span text:style-name="T60_8"><text:s/></text:span><text:span text:style-name="T60_9">in</text:span><text:span text:style-name="T60_10"><text:s/></text:span><text:span text:style-name="T60_11">Flash</text:span><text:span text:style-name="T60_12"><text:s/></text:span><text:span text:style-name="T60_13">MX</text:span></text:p>
        </text:list-item>
        <text:list-item>
          <text:p text:style-name="P61"><text:span text:style-name="T61_1">Integrated</text:span><text:span text:style-name="T61_2"><text:s/></text:span><text:span text:style-name="T61_3">a</text:span><text:span text:style-name="T61_4"><text:s/></text:span><text:span text:style-name="T61_5">sophisticated</text:span><text:span text:style-name="T61_6"><text:s/></text:span><text:span text:style-name="T61_7">java</text:span><text:span text:style-name="T61_8">-</text:span><text:span text:style-name="T61_9">based</text:span><text:span text:style-name="T61_10"><text:s/></text:span><text:span text:style-name="T61_11">pricing</text:span><text:span text:style-name="T61_12"><text:s/></text:span><text:span text:style-name="T61_13">and</text:span><text:span text:style-name="T61_14"><text:s/></text:span><text:span text:style-name="T61_15">fulfilment</text:span><text:span text:style-name="T61_16"><text:s/></text:span><text:span text:style-name="T61_17">system</text:span><text:span text:style-name="T61_18"><text:s/></text:span><text:span text:style-name="T61_19">with</text:span><text:span text:style-name="T61_20"><text:s/></text:span><text:span text:style-name="T61_21">flash</text:span><text:span text:style-name="T61_22"><text:s/></text:span><text:span text:style-name="T61_23">web</text:span><text:span text:style-name="T61_24"><text:s/></text:span><text:span text:style-name="T61_25">client</text:span><text:span text:style-name="T61_26"><text:s/></text:span><text:span text:style-name="T61_27">using</text:span><text:span text:style-name="T61_28"><text:s/></text:span><text:span text:style-name="T61_29">open</text:span><text:span text:style-name="T61_30"><text:s/></text:span><text:span text:style-name="T61_31">socket</text:span><text:span text:style-name="T61_32"><text:s/></text:span><text:span text:style-name="T61_33">XML</text:span><text:span text:style-name="T61_34"><text:s/></text:span><text:span text:style-name="T61_35">protocols</text:span></text:p>
        </text:list-item>
        <text:list-item>
          <text:p text:style-name="P62"><text:span text:style-name="T62_1">Handled</text:span><text:span text:style-name="T62_2"><text:s/></text:span><text:span text:style-name="T62_3">further</text:span><text:span text:style-name="T62_4"><text:s/></text:span><text:span text:style-name="T62_5">development</text:span><text:span text:style-name="T62_6"><text:s/></text:span><text:span text:style-name="T62_7">and</text:span><text:span text:style-name="T62_8"><text:s/></text:span><text:span text:style-name="T62_9">maintenance</text:span><text:span text:style-name="T62_10"><text:s/></text:span><text:span text:style-name="T62_11">of</text:span><text:span text:style-name="T62_12"><text:s/></text:span><text:span text:style-name="T62_13">Cantor</text:span><text:span text:style-name="T62_14"><text:s/></text:span><text:span text:style-name="T62_15">Fitzgerald</text:span><text:span text:style-name="T62_16"><text:s/></text:span><text:span text:style-name="T62_17">UK</text:span><text:span text:style-name="T62_18"><text:s/></text:span><text:span text:style-name="T62_19">web</text:span><text:span text:style-name="T62_20"><text:s/></text:span><text:span text:style-name="T62_21">properties</text:span><text:span text:style-name="T62_22">.</text:span></text:p>
        </text:list-item>
      </text:list>
      <text:list text:style-name="LS12" xml:id="list28">
        <text:list-item>
          <text:p text:style-name="P63"><text:span text:style-name="T63_1">Skills</text:span><text:span text:style-name="T63_2">:<text:s/></text:span><text:span text:style-name="T63_3"><text:a xlink:type="simple" xlink:href="http://listingslab.com/jq_resume/?skill=flash"><text:span text:style-name="T63_4">Flash</text:span></text:a></text:span><text:span text:style-name="T63_5">,<text:s/></text:span><text:span text:style-name="T63_6"><text:a xlink:type="simple" xlink:href="http://listingslab.com/jq_resume/_swf/eastenders/"><text:span text:style-name="T63_7">XML</text:span></text:a></text:span><text:span text:style-name="T63_8">,<text:s/></text:span><text:span text:style-name="T63_9">Java</text:span><text:span text:style-name="T63_10">,<text:s/></text:span><text:span text:style-name="T63_11">JavaScript</text:span><text:span text:style-name="T63_12">,<text:s/></text:span><text:span text:style-name="T63_13">Data</text:span><text:span text:style-name="T63_14"><text:s/></text:span><text:span text:style-name="T63_15">Driven</text:span><text:span text:style-name="T63_16"><text:s/></text:span><text:span text:style-name="T63_17">Flash</text:span><text:span text:style-name="T63_18">,<text:s/></text:span><text:span text:style-name="T63_19">Gaming</text:span><text:span text:style-name="T63_20"><text:s/></text:span><text:span text:style-name="T63_21">Industry</text:span></text:p>
        </text:list-item>
      </text:list>
      <text:p text:style-name="P64"><text:span text:style-name="T64_1"><text:a xlink:type="simple" xlink:href="http://listingslab.com/jq_resume/?job=eurobet"><text:span text:style-name="T64_2">Senior</text:span></text:a></text:span><text:span text:style-name="T64_3"><text:a xlink:type="simple" xlink:href="http://listingslab.com/jq_resume/?job=eurobet"><text:span text:style-name="T64_4"><text:s/></text:span></text:a></text:span><text:span text:style-name="T64_5"><text:a xlink:type="simple" xlink:href="http://listingslab.com/jq_resume/?job=eurobet"><text:span text:style-name="T64_6">Flash</text:span></text:a></text:span><text:span text:style-name="T64_7"><text:a xlink:type="simple" xlink:href="http://listingslab.com/jq_resume/?job=eurobet"><text:span text:style-name="T64_8"><text:s/></text:span></text:a></text:span><text:span text:style-name="T64_9"><text:a xlink:type="simple" xlink:href="http://listingslab.com/jq_resume/?job=eurobet"><text:span text:style-name="T64_10">Developer</text:span></text:a></text:span><text:span text:style-name="T64_11"><text:a xlink:type="simple" xlink:href="http://listingslab.com/jq_resume/?job=eurobet"><text:span text:style-name="T64_12">,<text:s/></text:span></text:a></text:span><text:span text:style-name="T64_13"><text:a xlink:type="simple" xlink:href="http://listingslab.com/jq_resume/?job=eurobet"><text:span text:style-name="T64_14">Eurobet</text:span></text:a></text:span></text:p>
      <text:p text:style-name="P65"><text:span text:style-name="T65_1"><text:a xlink:type="simple" xlink:href="http://listingslab.com/jq_resume/?job=eurobet"><text:span text:style-name="T65_2">Apr</text:span></text:a></text:span><text:span text:style-name="T65_3"><text:a xlink:type="simple" xlink:href="http://listingslab.com/jq_resume/?job=eurobet"><text:span text:style-name="T65_4"><text:s/>2003<text:s/>-<text:s/></text:span></text:a></text:span><text:span text:style-name="T65_5"><text:a xlink:type="simple" xlink:href="http://listingslab.com/jq_resume/?job=eurobet"><text:span text:style-name="T65_6">Aug</text:span></text:a></text:span><text:span text:style-name="T65_7"><text:a xlink:type="simple" xlink:href="http://listingslab.com/jq_resume/?job=eurobet"><text:span text:style-name="T65_8"><text:s/>2003</text:span></text:a></text:span></text:p>
      <text:list text:style-name="LS13" xml:id="list29">
        <text:list-item>
          <text:p text:style-name="P66"><text:span text:style-name="T66_1">Coordinated</text:span><text:span text:style-name="T66_2"><text:s/></text:span><text:span text:style-name="T66_3">the</text:span><text:span text:style-name="T66_4"><text:s/></text:span><text:span text:style-name="T66_5">final</text:span><text:span text:style-name="T66_6"><text:s/></text:span><text:span text:style-name="T66_7">development</text:span><text:span text:style-name="T66_8"><text:s/></text:span><text:span text:style-name="T66_9">of</text:span><text:span text:style-name="T66_10"><text:s/></text:span><text:span text:style-name="T66_11">a</text:span><text:span text:style-name="T66_12"><text:s/></text:span><text:span text:style-name="T66_13">suite</text:span><text:span text:style-name="T66_14"><text:s/></text:span><text:span text:style-name="T66_15">of</text:span><text:span text:style-name="T66_16"><text:s/></text:span><text:span text:style-name="T66_17">real</text:span><text:span text:style-name="T66_18"><text:s/></text:span><text:span text:style-name="T66_19">casino</text:span><text:span text:style-name="T66_20"><text:s/></text:span><text:span text:style-name="T66_21">games</text:span><text:span text:style-name="T66_22"><text:s/></text:span><text:span text:style-name="T66_23">for</text:span><text:span text:style-name="T66_24"><text:s/></text:span><text:span text:style-name="T66_25">delivery</text:span><text:span text:style-name="T66_26"><text:s/></text:span><text:span text:style-name="T66_27">via</text:span><text:span text:style-name="T66_28"><text:s/></text:span><text:span text:style-name="T66_29">both</text:span><text:span text:style-name="T66_30"><text:s/></text:span><text:span text:style-name="T66_31">CD</text:span><text:span text:style-name="T66_32"><text:s/></text:span><text:span text:style-name="T66_33">Rom</text:span><text:span text:style-name="T66_34"><text:s/></text:span><text:span text:style-name="T66_35">and</text:span><text:span text:style-name="T66_36"><text:s/></text:span><text:span text:style-name="T66_37">Internet</text:span><text:span text:style-name="T66_38">.</text:span></text:p>
        </text:list-item>
        <text:list-item>
          <text:p text:style-name="P67"><text:span text:style-name="T67_1">Replaced</text:span><text:span text:style-name="T67_2"><text:s/></text:span><text:span text:style-name="T67_3">an</text:span><text:span text:style-name="T67_4"><text:s/></text:span><text:span text:style-name="T67_5">existing</text:span><text:span text:style-name="T67_6"><text:s/></text:span><text:span text:style-name="T67_7">suite</text:span><text:span text:style-name="T67_8"><text:s/></text:span><text:span text:style-name="T67_9">licensed</text:span><text:span text:style-name="T67_10"><text:s/></text:span><text:span text:style-name="T67_11">from</text:span><text:span text:style-name="T67_12"><text:s/></text:span><text:span text:style-name="T67_13">a</text:span><text:span text:style-name="T67_14"><text:s/></text:span><text:span text:style-name="T67_15">third</text:span><text:span text:style-name="T67_16"><text:s/></text:span><text:span text:style-name="T67_17">party</text:span><text:span text:style-name="T67_18">,<text:s/></text:span><text:span text:style-name="T67_19">saving</text:span><text:span text:style-name="T67_20"><text:s/></text:span><text:span text:style-name="T67_21">the</text:span><text:span text:style-name="T67_22"><text:s/></text:span><text:span text:style-name="T67_23">company</text:span><text:span text:style-name="T67_24"><text:s/>£4<text:s/></text:span><text:span text:style-name="T67_25">million</text:span><text:span text:style-name="T67_26"><text:s/></text:span><text:span text:style-name="T67_27">per</text:span><text:span text:style-name="T67_28"><text:s/></text:span><text:span text:style-name="T67_29">year</text:span></text:p>
        </text:list-item>
      </text:list>
      <text:list text:style-name="LS14" xml:id="list31">
        <text:list-item>
          <text:p text:style-name="P68"><text:span text:style-name="T68_1">Skills</text:span><text:span text:style-name="T68_2">:<text:s/></text:span><text:span text:style-name="T68_3"><text:a xlink:type="simple" xlink:href="http://listingslab.com/jq_resume/?skill=flash"><text:span text:style-name="T68_4">Flash</text:span></text:a></text:span><text:span text:style-name="T68_5">,<text:s/></text:span><text:span text:style-name="T68_6"><text:a xlink:type="simple" xlink:href="http://listingslab.com/jq_resume/_swf/eastenders/"><text:span text:style-name="T68_7">XML</text:span></text:a></text:span><text:span text:style-name="T68_8">,<text:s/></text:span><text:span text:style-name="T68_9"><text:a xlink:type="simple" xlink:href="http://listingslab.com/jq_resume/?skill=opensource"><text:span text:style-name="T68_10">LAMP</text:span></text:a></text:span><text:span text:style-name="T68_11"><text:a xlink:type="simple" xlink:href="http://listingslab.com/jq_resume/?skill=opensource"><text:span text:style-name="T68_12">,<text:s/></text:span></text:a></text:span><text:span text:style-name="T68_13"><text:a xlink:type="simple" xlink:href="http://listingslab.com/jq_resume/?skill=opensource"><text:span text:style-name="T68_14">PHP</text:span></text:a></text:span><text:span text:style-name="T68_15"><text:a xlink:type="simple" xlink:href="http://listingslab.com/jq_resume/?skill=opensource"><text:span text:style-name="T68_16">,<text:s/></text:span></text:a></text:span><text:span text:style-name="T68_17"><text:a xlink:type="simple" xlink:href="http://listingslab.com/jq_resume/?skill=opensource"><text:span text:style-name="T68_18">MySQL</text:span></text:a></text:span><text:span text:style-name="T68_19">,<text:s/></text:span><text:span text:style-name="T68_20"><text:a xlink:type="simple" xlink:href="http://listingslab.com/jq_resume/?skill=wordpress"><text:span text:style-name="T68_21">WordPress</text:span></text:a></text:span><text:span text:style-name="T68_22">,<text:s/></text:span><text:span text:style-name="T68_23">Gaming</text:span><text:span text:style-name="T68_24"><text:s/></text:span><text:span text:style-name="T68_25">Industry</text:span></text:p>
        </text:list-item>
      </text:list>
      <text:p text:style-name="P69"><text:span text:style-name="T69_1"><text:a xlink:type="simple" xlink:href="http://listingslab.com/jq_resume/?job=pb"><text:span text:style-name="T69_2">Flash</text:span></text:a></text:span><text:span text:style-name="T69_3"><text:a xlink:type="simple" xlink:href="http://listingslab.com/jq_resume/?job=pb"><text:span text:style-name="T69_4"><text:s/></text:span></text:a></text:span><text:span text:style-name="T69_5"><text:a xlink:type="simple" xlink:href="http://listingslab.com/jq_resume/?job=pb"><text:span text:style-name="T69_6">Developer</text:span></text:a></text:span><text:span text:style-name="T69_7"><text:a xlink:type="simple" xlink:href="http://listingslab.com/jq_resume/?job=pb"><text:span text:style-name="T69_8">,<text:s/></text:span></text:a></text:span><text:span text:style-name="T69_9"><text:a xlink:type="simple" xlink:href="http://listingslab.com/jq_resume/?job=pb"><text:span text:style-name="T69_10">Pearson</text:span></text:a></text:span><text:span text:style-name="T69_11"><text:a xlink:type="simple" xlink:href="http://listingslab.com/jq_resume/?job=pb"><text:span text:style-name="T69_12"><text:s/></text:span></text:a></text:span><text:span text:style-name="T69_13"><text:a xlink:type="simple" xlink:href="http://listingslab.com/jq_resume/?job=pb"><text:span text:style-name="T69_14">Broadband</text:span></text:a></text:span></text:p>
      <text:p text:style-name="P70"><text:span text:style-name="T70_1"><text:a xlink:type="simple" xlink:href="http://listingslab.com/jq_resume/?job=pb"><text:span text:style-name="T70_2">Sept</text:span></text:a></text:span><text:span text:style-name="T70_3"><text:a xlink:type="simple" xlink:href="http://listingslab.com/jq_resume/?job=pb"><text:span text:style-name="T70_4"><text:s/>2002<text:s/>-<text:s/></text:span></text:a></text:span><text:span text:style-name="T70_5"><text:a xlink:type="simple" xlink:href="http://listingslab.com/jq_resume/?job=pb"><text:span text:style-name="T70_6">Feb</text:span></text:a></text:span><text:span text:style-name="T70_7"><text:a xlink:type="simple" xlink:href="http://listingslab.com/jq_resume/?job=pb"><text:span text:style-name="T70_8"><text:s/>2003</text:span></text:a></text:span></text:p>
      <text:list text:style-name="LS15" xml:id="list32">
        <text:list-item>
          <text:p text:style-name="P71"><text:span text:style-name="T71_1">Developed</text:span><text:span text:style-name="T71_2"><text:s/></text:span><text:span text:style-name="T71_3">Flash</text:span><text:span text:style-name="T71_4"><text:s/></text:span><text:span text:style-name="T71_5">Games</text:span><text:span text:style-name="T71_6"><text:s/></text:span><text:span text:style-name="T71_7">for</text:span><text:span text:style-name="T71_8"><text:s/></text:span><text:span text:style-name="T71_9">Pearson</text:span><text:span text:style-name="T71_10"><text:s/></text:span><text:span text:style-name="T71_11">Broadband</text:span><text:span text:style-name="T71_12"><text:s/></text:span><text:span text:style-name="T71_13">developed</text:span><text:span text:style-name="T71_14"><text:s/></text:span><text:span text:style-name="T71_15">KnowledgeBox</text:span><text:span text:style-name="T71_16">,<text:s/></text:span><text:span text:style-name="T71_17">A</text:span><text:span text:style-name="T71_18"><text:s/></text:span><text:span text:style-name="T71_19">digital</text:span><text:span text:style-name="T71_20"><text:s/></text:span><text:span text:style-name="T71_21">learning</text:span><text:span text:style-name="T71_22"><text:s/></text:span><text:span text:style-name="T71_23">system</text:span><text:span text:style-name="T71_24"><text:s/></text:span><text:span text:style-name="T71_25">for</text:span><text:span text:style-name="T71_26"><text:s/></text:span><text:span text:style-name="T71_27">UK</text:span><text:span text:style-name="T71_28"><text:s/></text:span><text:span text:style-name="T71_29">schools</text:span></text:p>
        </text:list-item>
        <text:list-item>
          <text:p text:style-name="P72"><text:span text:style-name="T72_1">example</text:span><text:span text:style-name="T72_2"><text:s/></text:span><text:span text:style-name="T72_3"><text:a xlink:type="simple" xlink:href="http://listingslab.com/jq_resume/?example=_b_fractions_of_shape"><text:span text:style-name="T72_4">Maths</text:span></text:a></text:span><text:span text:style-name="T72_5"><text:a xlink:type="simple" xlink:href="http://listingslab.com/jq_resume/?example=_b_fractions_of_shape"><text:span text:style-name="T72_6"><text:s/></text:span></text:a></text:span><text:span text:style-name="T72_7"><text:a xlink:type="simple" xlink:href="http://listingslab.com/jq_resume/?example=_b_fractions_of_shape"><text:span text:style-name="T72_8">Application</text:span></text:a></text:span><text:span text:style-name="T72_9"><text:a xlink:type="simple" xlink:href="http://listingslab.com/jq_resume/?example=_b_fractions_of_shape"><text:span text:style-name="T72_10">,<text:s/></text:span></text:a></text:span><text:span text:style-name="T72_11"><text:a xlink:type="simple" xlink:href="http://listingslab.com/jq_resume/?example=_b_fractions_of_shape"><text:span text:style-name="T72_12">Fractions</text:span></text:a></text:span><text:span text:style-name="T72_13"><text:a xlink:type="simple" xlink:href="http://listingslab.com/jq_resume/?example=_b_fractions_of_shape"><text:span text:style-name="T72_14"><text:s/></text:span></text:a></text:span><text:span text:style-name="T72_15"><text:a xlink:type="simple" xlink:href="http://listingslab.com/jq_resume/?example=_b_fractions_of_shape"><text:span text:style-name="T72_16">of</text:span></text:a></text:span><text:span text:style-name="T72_17"><text:a xlink:type="simple" xlink:href="http://listingslab.com/jq_resume/?example=_b_fractions_of_shape"><text:span text:style-name="T72_18"><text:s/></text:span></text:a></text:span><text:span text:style-name="T72_19"><text:a xlink:type="simple" xlink:href="http://listingslab.com/jq_resume/?example=_b_fractions_of_shape"><text:span text:style-name="T72_20">Shape</text:span></text:a></text:span></text:p>
        </text:list-item>
      </text:list>
      <text:list text:style-name="LS16" xml:id="list34">
        <text:list-item>
          <text:p text:style-name="P73"><text:span text:style-name="T73_1">Skills</text:span><text:span text:style-name="T73_2">:<text:s/></text:span><text:span text:style-name="T73_3"><text:a xlink:type="simple" xlink:href="http://listingslab.com/jq_resume/?skill=flash"><text:span text:style-name="T73_4">Flash</text:span></text:a></text:span><text:span text:style-name="T73_5">,<text:s/></text:span><text:span text:style-name="T73_6"><text:a xlink:type="simple" xlink:href="http://listingslab.com/jq_resume/_swf/eastenders/"><text:span text:style-name="T73_7">XML</text:span></text:a></text:span><text:span text:style-name="T73_8">,<text:s/></text:span><text:span text:style-name="T73_9">Games</text:span><text:span text:style-name="T73_10">,<text:s/></text:span><text:span text:style-name="T73_11">WinCVS</text:span><text:span text:style-name="T73_12">,<text:s/></text:span><text:span text:style-name="T73_13">Bug</text:span><text:span text:style-name="T73_14"><text:s/></text:span><text:span text:style-name="T73_15">Tracking</text:span></text:p>
        </text:list-item>
      </text:list>
      <text:p text:style-name="P74"><text:span text:style-name="T74_1"><text:a xlink:type="simple" xlink:href="http://listingslab.com/jq_resume/?job=kyunet"><text:span text:style-name="T74_2">Senior</text:span></text:a></text:span><text:span text:style-name="T74_3"><text:a xlink:type="simple" xlink:href="http://listingslab.com/jq_resume/?job=kyunet"><text:span text:style-name="T74_4"><text:s/></text:span></text:a></text:span><text:span text:style-name="T74_5"><text:a xlink:type="simple" xlink:href="http://listingslab.com/jq_resume/?job=kyunet"><text:span text:style-name="T74_6">Web</text:span></text:a></text:span><text:span text:style-name="T74_7"><text:a xlink:type="simple" xlink:href="http://listingslab.com/jq_resume/?job=kyunet"><text:span text:style-name="T74_8"><text:s/></text:span></text:a></text:span><text:span text:style-name="T74_9"><text:a xlink:type="simple" xlink:href="http://listingslab.com/jq_resume/?job=kyunet"><text:span text:style-name="T74_10">Developer</text:span></text:a></text:span><text:span text:style-name="T74_11"><text:a xlink:type="simple" xlink:href="http://listingslab.com/jq_resume/?job=kyunet"><text:span text:style-name="T74_12">,<text:s/></text:span></text:a></text:span><text:span text:style-name="T74_13"><text:a xlink:type="simple" xlink:href="http://listingslab.com/jq_resume/?job=kyunet"><text:span text:style-name="T74_14">Kyunet</text:span></text:a></text:span><text:span text:style-name="T74_15"><text:a xlink:type="simple" xlink:href="http://listingslab.com/jq_resume/?job=kyunet"><text:span text:style-name="T74_16">,<text:s/></text:span></text:a></text:span><text:span text:style-name="T74_17"><text:a xlink:type="simple" xlink:href="http://listingslab.com/jq_resume/?job=kyunet"><text:span text:style-name="T74_18">Sydney</text:span></text:a></text:span></text:p>
      <text:p text:style-name="P75"><text:span text:style-name="T75_1"><text:a xlink:type="simple" xlink:href="http://listingslab.com/jq_resume/?job=kyunet"><text:span text:style-name="T75_2">Oct</text:span></text:a></text:span><text:span text:style-name="T75_3"><text:a xlink:type="simple" xlink:href="http://listingslab.com/jq_resume/?job=kyunet"><text:span text:style-name="T75_4"><text:s/>2001<text:s/>-<text:s/></text:span></text:a></text:span><text:span text:style-name="T75_5"><text:a xlink:type="simple" xlink:href="http://listingslab.com/jq_resume/?job=kyunet"><text:span text:style-name="T75_6">Aug</text:span></text:a></text:span><text:span text:style-name="T75_7"><text:a xlink:type="simple" xlink:href="http://listingslab.com/jq_resume/?job=kyunet"><text:span text:style-name="T75_8"><text:s/>2002</text:span></text:a></text:span></text:p>
      <text:list text:style-name="LS17" xml:id="list35">
        <text:list-item>
          <text:p text:style-name="P76"><text:span text:style-name="T76_1">Developed</text:span><text:span text:style-name="T76_2"><text:s/></text:span><text:span text:style-name="T76_3">all</text:span><text:span text:style-name="T76_4"><text:s/></text:span><text:span text:style-name="T76_5">ActionScript</text:span><text:span text:style-name="T76_6"><text:s/></text:span><text:span text:style-name="T76_7">and</text:span><text:span text:style-name="T76_8"><text:s/></text:span><text:span text:style-name="T76_9">integration</text:span><text:span text:style-name="T76_10"><text:s/></text:span><text:span text:style-name="T76_11">of</text:span><text:span text:style-name="T76_12"><text:s/></text:span><text:span text:style-name="T76_13">Flash</text:span><text:span text:style-name="T76_14"><text:s/></text:span><text:span text:style-name="T76_15">into</text:span><text:span text:style-name="T76_16"><text:s/></text:span><text:span text:style-name="T76_17">Study</text:span><text:span text:style-name="T76_18">-</text:span><text:span text:style-name="T76_19">now</text:span><text:span text:style-name="T76_20">.</text:span><text:span text:style-name="T76_21">com</text:span><text:span text:style-name="T76_22">,<text:s/></text:span><text:span text:style-name="T76_23">an</text:span><text:span text:style-name="T76_24"><text:s/></text:span><text:span text:style-name="T76_25">e</text:span><text:span text:style-name="T76_26">-</text:span><text:span text:style-name="T76_27">learning</text:span><text:span text:style-name="T76_28"><text:s/></text:span><text:span text:style-name="T76_29">website</text:span><text:span text:style-name="T76_30"><text:s/></text:span><text:span text:style-name="T76_31">to</text:span><text:span text:style-name="T76_32"><text:s/></text:span><text:span text:style-name="T76_33">teach</text:span><text:span text:style-name="T76_34"><text:s/></text:span><text:span text:style-name="T76_35">business</text:span><text:span text:style-name="T76_36"><text:s/></text:span><text:span text:style-name="T76_37">English</text:span><text:span text:style-name="T76_38"><text:s/></text:span><text:span text:style-name="T76_39">to</text:span><text:span text:style-name="T76_40"><text:s/></text:span><text:span text:style-name="T76_41">Japanese</text:span><text:span text:style-name="T76_42"><text:s/></text:span><text:span text:style-name="T76_43">speakers</text:span><text:span text:style-name="T76_44">.</text:span></text:p>
        </text:list-item>
        <text:list-item>
          <text:p text:style-name="P77"><text:span text:style-name="T77_1">Produced</text:span><text:span text:style-name="T77_2"><text:s/></text:span><text:span text:style-name="T77_3">the</text:span><text:span text:style-name="T77_4"><text:s/></text:span><text:span text:style-name="T77_5">DHTML</text:span><text:span text:style-name="T77_6"><text:s/></text:span><text:span text:style-name="T77_7">in</text:span><text:span text:style-name="T77_8"><text:s/></text:span><text:span text:style-name="T77_9">the</text:span><text:span text:style-name="T77_10"><text:s/></text:span><text:span text:style-name="T77_11">individual</text:span><text:span text:style-name="T77_12"><text:s/></text:span><text:span text:style-name="T77_13">lesson</text:span><text:span text:style-name="T77_14"><text:s/></text:span><text:span text:style-name="T77_15">pages</text:span><text:span text:style-name="T77_16"><text:s/></text:span><text:span text:style-name="T77_17">using</text:span><text:span text:style-name="T77_18"><text:s/></text:span><text:span text:style-name="T77_19">Dreamweaver</text:span><text:span text:style-name="T77_20"><text:s/></text:span><text:span text:style-name="T77_21">and</text:span><text:span text:style-name="T77_22"><text:s/></text:span><text:span text:style-name="T77_23">Macromedia</text:span><text:span text:style-name="T77_24"><text:s/></text:span><text:span text:style-name="T77_25">CourseBuilder</text:span><text:span text:style-name="T77_26">.</text:span></text:p>
        </text:list-item>
        <text:list-item>
          <text:p text:style-name="P78"><text:span text:style-name="T78_1">Development</text:span><text:span text:style-name="T78_2"><text:s/></text:span><text:span text:style-name="T78_3">of</text:span><text:span text:style-name="T78_4"><text:s/></text:span><text:span text:style-name="T78_5">a</text:span><text:span text:style-name="T78_6"><text:s/></text:span><text:span text:style-name="T78_7">streaming</text:span><text:span text:style-name="T78_8"><text:s/></text:span><text:span text:style-name="T78_9">technology</text:span><text:span text:style-name="T78_10"><text:s/></text:span><text:span text:style-name="T78_11">to</text:span><text:span text:style-name="T78_12"><text:s/></text:span><text:span text:style-name="T78_13">deliver</text:span><text:span text:style-name="T78_14"><text:s/></text:span><text:span text:style-name="T78_15">Flash</text:span><text:span text:style-name="T78_16"><text:s/></text:span><text:span text:style-name="T78_17">MX</text:span><text:span text:style-name="T78_18"><text:s/></text:span><text:span text:style-name="T78_19">video</text:span><text:span text:style-name="T78_20">,<text:s/></text:span><text:span text:style-name="T78_21">a</text:span><text:span text:style-name="T78_22"><text:s/></text:span><text:span text:style-name="T78_23">similar</text:span><text:span text:style-name="T78_24"><text:s/></text:span><text:span text:style-name="T78_25">audio</text:span><text:span text:style-name="T78_26"><text:s/>(</text:span><text:span text:style-name="T78_27">MP</text:span><text:span text:style-name="T78_28">3)<text:s/></text:span><text:span text:style-name="T78_29">delivery</text:span><text:span text:style-name="T78_30"><text:s/></text:span><text:span text:style-name="T78_31">system</text:span></text:p>
        </text:list-item>
      </text:list>
      <text:list text:style-name="LS18" xml:id="list38">
        <text:list-item>
          <text:p text:style-name="P79"><text:span text:style-name="T79_1">Skills</text:span><text:span text:style-name="T79_2">:<text:s/></text:span><text:span text:style-name="T79_3"><text:a xlink:type="simple" xlink:href="http://listingslab.com/jq_resume/?skill=flash"><text:span text:style-name="T79_4">Web</text:span></text:a></text:span><text:span text:style-name="T79_5"><text:a xlink:type="simple" xlink:href="http://listingslab.com/jq_resume/?skill=flash"><text:span text:style-name="T79_6"><text:s/></text:span></text:a></text:span><text:span text:style-name="T79_7"><text:a xlink:type="simple" xlink:href="http://listingslab.com/jq_resume/?skill=flash"><text:span text:style-name="T79_8">Graphics</text:span></text:a></text:span><text:span text:style-name="T79_9">,<text:s/></text:span><text:span text:style-name="T79_10">Flash</text:span><text:span text:style-name="T79_11"><text:s/></text:span><text:span text:style-name="T79_12">MX</text:span><text:span text:style-name="T79_13">,<text:s/></text:span><text:span text:style-name="T79_14">Macromedia</text:span><text:span text:style-name="T79_15">,<text:s/></text:span><text:span text:style-name="T79_16">ActionScript</text:span><text:span text:style-name="T79_17">,<text:s/></text:span><text:span text:style-name="T79_18">DHTML</text:span><text:span text:style-name="T79_19">,<text:s/></text:span><text:span text:style-name="T79_20">CSS</text:span><text:span text:style-name="T79_21"><text:s/>1</text:span></text:p>
        </text:list-item>
      </text:list>
      <text:p text:style-name="P80"><text:span text:style-name="T80_1"><text:a xlink:type="simple" xlink:href="http://listingslab.com/jq_resume/?job=kpe"><text:span text:style-name="T80_2">Senior</text:span></text:a></text:span><text:span text:style-name="T80_3"><text:a xlink:type="simple" xlink:href="http://listingslab.com/jq_resume/?job=kpe"><text:span text:style-name="T80_4"><text:s/></text:span></text:a></text:span><text:span text:style-name="T80_5"><text:a xlink:type="simple" xlink:href="http://listingslab.com/jq_resume/?job=kpe"><text:span text:style-name="T80_6">Flash</text:span></text:a></text:span><text:span text:style-name="T80_7"><text:a xlink:type="simple" xlink:href="http://listingslab.com/jq_resume/?job=kpe"><text:span text:style-name="T80_8"><text:s/></text:span></text:a></text:span><text:span text:style-name="T80_9"><text:a xlink:type="simple" xlink:href="http://listingslab.com/jq_resume/?job=kpe"><text:span text:style-name="T80_10">Developer</text:span></text:a></text:span><text:span text:style-name="T80_11"><text:a xlink:type="simple" xlink:href="http://listingslab.com/jq_resume/?job=kpe"><text:span text:style-name="T80_12">,<text:s/></text:span></text:a></text:span><text:span text:style-name="T80_13"><text:a xlink:type="simple" xlink:href="http://listingslab.com/jq_resume/?job=kpe"><text:span text:style-name="T80_14">KPE</text:span></text:a></text:span><text:span text:style-name="T80_15"><text:a xlink:type="simple" xlink:href="http://listingslab.com/jq_resume/?job=kpe"><text:span text:style-name="T80_16"><text:s/></text:span></text:a></text:span><text:span text:style-name="T80_17"><text:a xlink:type="simple" xlink:href="http://listingslab.com/jq_resume/?job=kpe"><text:span text:style-name="T80_18">London</text:span></text:a></text:span></text:p>
      <text:p text:style-name="P81"><text:span text:style-name="T81_1"><text:a xlink:type="simple" xlink:href="http://listingslab.com/jq_resume/?job=kpe"><text:span text:style-name="T81_2">Feb</text:span></text:a></text:span><text:span text:style-name="T81_3"><text:a xlink:type="simple" xlink:href="http://listingslab.com/jq_resume/?job=kpe"><text:span text:style-name="T81_4"><text:s/>2000<text:s/>-<text:s/></text:span></text:a></text:span><text:span text:style-name="T81_5"><text:a xlink:type="simple" xlink:href="http://listingslab.com/jq_resume/?job=kpe"><text:span text:style-name="T81_6">Jul</text:span></text:a></text:span><text:span text:style-name="T81_7"><text:a xlink:type="simple" xlink:href="http://listingslab.com/jq_resume/?job=kpe"><text:span text:style-name="T81_8"><text:s/>2001</text:span></text:a></text:span></text:p>
      <text:list text:style-name="LS19" xml:id="list39">
        <text:list-item>
          <text:p text:style-name="P82"><text:span text:style-name="T82_1">Lead</text:span><text:span text:style-name="T82_2"><text:s/></text:span><text:span text:style-name="T82_3">Flash</text:span><text:span text:style-name="T82_4"><text:s/></text:span><text:span text:style-name="T82_5">Developer</text:span><text:span text:style-name="T82_6"><text:s/></text:span><text:span text:style-name="T82_7">in</text:span><text:span text:style-name="T82_8"><text:s/></text:span><text:span text:style-name="T82_9">the</text:span><text:span text:style-name="T82_10"><text:s/></text:span><text:span text:style-name="T82_11">creative</text:span><text:span text:style-name="T82_12"><text:s/></text:span><text:span text:style-name="T82_13">department</text:span><text:span text:style-name="T82_14">,<text:s/></text:span><text:span text:style-name="T82_15">bridging</text:span><text:span text:style-name="T82_16"><text:s/></text:span><text:span text:style-name="T82_17">the</text:span><text:span text:style-name="T82_18"><text:s/></text:span><text:span text:style-name="T82_19">creative</text:span><text:span text:style-name="T82_20"><text:s/></text:span><text:span text:style-name="T82_21">and</text:span><text:span text:style-name="T82_22"><text:s/></text:span><text:span text:style-name="T82_23">technical</text:span><text:span text:style-name="T82_24"><text:s/></text:span><text:span text:style-name="T82_25">teams</text:span><text:span text:style-name="T82_26"><text:s/></text:span><text:span text:style-name="T82_27">of</text:span><text:span text:style-name="T82_28"><text:s/></text:span><text:span text:style-name="T82_29">a</text:span><text:span text:style-name="T82_30"><text:s/></text:span><text:span text:style-name="T82_31">large</text:span><text:span text:style-name="T82_32"><text:s/></text:span><text:span text:style-name="T82_33">London</text:span><text:span text:style-name="T82_34"><text:s/></text:span><text:span text:style-name="T82_35">Agency</text:span><text:span text:style-name="T82_36">.</text:span></text:p>
        </text:list-item>
        <text:list-item>
          <text:p text:style-name="P83"><text:span text:style-name="T83_1">Developed</text:span><text:span text:style-name="T83_2"><text:s/></text:span><text:span text:style-name="T83_3">the</text:span><text:span text:style-name="T83_4"><text:s/></text:span><text:span text:style-name="T83_5">ActionScript</text:span><text:span text:style-name="T83_6"><text:s/></text:span><text:span text:style-name="T83_7">behind</text:span><text:span text:style-name="T83_8"><text:s/></text:span><text:span text:style-name="T83_9">several</text:span><text:span text:style-name="T83_10"><text:s/></text:span><text:span text:style-name="T83_11">online</text:span><text:span text:style-name="T83_12"><text:s/></text:span><text:span text:style-name="T83_13">flash</text:span><text:span text:style-name="T83_14"><text:s/></text:span><text:span text:style-name="T83_15">games</text:span><text:span text:style-name="T83_16"><text:s/></text:span><text:span text:style-name="T83_17">and</text:span><text:span text:style-name="T83_18"><text:s/></text:span><text:span text:style-name="T83_19">viral</text:span><text:span text:style-name="T83_20"><text:s/></text:span><text:span text:style-name="T83_21">marketing</text:span><text:span text:style-name="T83_22"><text:s/></text:span><text:span text:style-name="T83_23">campaigns</text:span><text:span text:style-name="T83_24">.</text:span></text:p>
        </text:list-item>
        <text:list-item>
          <text:p text:style-name="P84"><text:span text:style-name="T84_1">Created</text:span><text:span text:style-name="T84_2"><text:s/></text:span><text:span text:style-name="T84_3">an</text:span><text:span text:style-name="T84_4"><text:s/></text:span><text:span text:style-name="T84_5">early</text:span><text:span text:style-name="T84_6"><text:s/></text:span><text:span text:style-name="T84_7">Interwoven</text:span><text:span text:style-name="T84_8"><text:s/></text:span><text:span text:style-name="T84_9">CMS</text:span><text:span text:style-name="T84_10"><text:s/></text:span><text:span text:style-name="T84_11">using</text:span><text:span text:style-name="T84_12"><text:s/></text:span><text:span text:style-name="T84_13">an</text:span><text:span text:style-name="T84_14"><text:s/></text:span><text:span text:style-name="T84_15">XML</text:span><text:span text:style-name="T84_16"><text:s/></text:span><text:span text:style-name="T84_17">protocol</text:span></text:p>
        </text:list-item>
        <text:list-item>
          <text:p text:style-name="P85"><text:span text:style-name="T85_1">Worked</text:span><text:span text:style-name="T85_2"><text:s/></text:span><text:span text:style-name="T85_3">with</text:span><text:span text:style-name="T85_4"><text:s/></text:span><text:span text:style-name="T85_5">Entertainment</text:span><text:span text:style-name="T85_6">,<text:s/></text:span><text:span text:style-name="T85_7">and</text:span><text:span text:style-name="T85_8"><text:s/></text:span><text:span text:style-name="T85_9">became</text:span><text:span text:style-name="T85_10"><text:s/></text:span><text:span text:style-name="T85_11">familiar</text:span><text:span text:style-name="T85_12"><text:s/></text:span><text:span text:style-name="T85_13">with</text:span><text:span text:style-name="T85_14"><text:s/></text:span><text:span text:style-name="T85_15">the</text:span><text:span text:style-name="T85_16"><text:s/></text:span><text:span text:style-name="T85_17">processes</text:span><text:span text:style-name="T85_18"><text:s/></text:span><text:span text:style-name="T85_19">and</text:span><text:span text:style-name="T85_20"><text:s/></text:span><text:span text:style-name="T85_21">software</text:span><text:span text:style-name="T85_22"><text:s/></text:span><text:span text:style-name="T85_23">used</text:span><text:span text:style-name="T85_24"><text:s/></text:span><text:span text:style-name="T85_25">in</text:span><text:span text:style-name="T85_26"><text:s/></text:span><text:span text:style-name="T85_27">the</text:span><text:span text:style-name="T85_28"><text:s/></text:span><text:span text:style-name="T85_29">production</text:span><text:span text:style-name="T85_30"><text:s/></text:span><text:span text:style-name="T85_31">of</text:span><text:span text:style-name="T85_32"><text:s/></text:span><text:span text:style-name="T85_33">film</text:span><text:span text:style-name="T85_34"><text:s/></text:span><text:span text:style-name="T85_35">for</text:span><text:span text:style-name="T85_36"><text:s/></text:span><text:span text:style-name="T85_37">both</text:span><text:span text:style-name="T85_38"><text:s/></text:span><text:span text:style-name="T85_39">television</text:span><text:span text:style-name="T85_40"><text:s/></text:span><text:span text:style-name="T85_41">and</text:span><text:span text:style-name="T85_42"><text:s/></text:span><text:span text:style-name="T85_43">for</text:span><text:span text:style-name="T85_44"><text:s/></text:span><text:span text:style-name="T85_45">the</text:span><text:span text:style-name="T85_46"><text:s/></text:span><text:span text:style-name="T85_47">Internet</text:span><text:span text:style-name="T85_48">,<text:s/></text:span><text:span text:style-name="T85_49">including</text:span><text:span text:style-name="T85_50"><text:s/></text:span><text:span text:style-name="T85_51">shooting</text:span><text:span text:style-name="T85_52">,<text:s/></text:span><text:span text:style-name="T85_53">editing</text:span><text:span text:style-name="T85_54"><text:s/></text:span><text:span text:style-name="T85_55">and</text:span><text:span text:style-name="T85_56"><text:s/></text:span><text:span text:style-name="T85_57">post</text:span><text:span text:style-name="T85_58">-</text:span><text:span text:style-name="T85_59">production</text:span><text:span text:style-name="T85_60">.</text:span></text:p>
        </text:list-item>
        <text:list-item>
          <text:p text:style-name="P86"><text:span text:style-name="T86_1">Clients</text:span><text:span text:style-name="T86_2"><text:s/></text:span><text:span text:style-name="T86_3">included</text:span><text:span text:style-name="T86_4"><text:s/></text:span><text:span text:style-name="T86_5">Channel</text:span><text:span text:style-name="T86_6"><text:s/>4,<text:s/></text:span><text:span text:style-name="T86_7">Initial</text:span><text:span text:style-name="T86_8"><text:s/></text:span><text:span text:style-name="T86_9">Launch</text:span><text:span text:style-name="T86_10"><text:s/></text:span><text:span text:style-name="T86_11">website</text:span><text:span text:style-name="T86_12"><text:s/></text:span><text:span text:style-name="T86_13">for</text:span><text:span text:style-name="T86_14"><text:s/></text:span><text:span text:style-name="T86_15">the</text:span><text:span text:style-name="T86_16"><text:s/></text:span><text:span text:style-name="T86_17">E</text:span><text:span text:style-name="T86_18">4<text:s/></text:span><text:span text:style-name="T86_19">digital</text:span><text:span text:style-name="T86_20"><text:s/></text:span><text:span text:style-name="T86_21">entertainment</text:span><text:span text:style-name="T86_22"><text:s/></text:span><text:span text:style-name="T86_23">channel</text:span><text:span text:style-name="T86_24">.</text:span></text:p>
        </text:list-item>
      </text:list>
      <text:list text:style-name="LS20" xml:id="list44">
        <text:list-item>
          <text:p text:style-name="P87"><text:span text:style-name="T87_1">Skills</text:span><text:span text:style-name="T87_2">:<text:s/></text:span><text:span text:style-name="T87_3"><text:a xlink:type="simple" xlink:href="http://listingslab.com/jq_resume/?skill=flash"><text:span text:style-name="T87_4">Flash</text:span></text:a></text:span><text:span text:style-name="T87_5">,<text:s/></text:span><text:span text:style-name="T87_6"><text:a xlink:type="simple" xlink:href="http://listingslab.com/jq_resume/_swf/eastenders/"><text:span text:style-name="T87_7">XML</text:span></text:a></text:span><text:span text:style-name="T87_8">,<text:s/></text:span><text:span text:style-name="T87_9">Advertising</text:span><text:span text:style-name="T87_10"><text:s/></text:span><text:span text:style-name="T87_11">Agency</text:span><text:span text:style-name="T87_12">,<text:s/></text:span><text:span text:style-name="T87_13">Web</text:span><text:span text:style-name="T87_14"><text:s/></text:span><text:span text:style-name="T87_15">Graphics</text:span><text:span text:style-name="T87_16">,<text:s/></text:span><text:span text:style-name="T87_17">Video</text:span><text:span text:style-name="T87_18">,<text:s/></text:span><text:span text:style-name="T87_19">Animation</text:span></text:p>
        </text:list-item>
      </text:list>
      <text:p text:style-name="P88"><text:span text:style-name="T88_1"><text:a xlink:type="simple" xlink:href="http://listingslab.com/jq_resume/?job=4mat"><text:span text:style-name="T88_2">Web</text:span></text:a></text:span><text:span text:style-name="T88_3"><text:a xlink:type="simple" xlink:href="http://listingslab.com/jq_resume/?job=4mat"><text:span text:style-name="T88_4"><text:s/></text:span></text:a></text:span><text:span text:style-name="T88_5"><text:a xlink:type="simple" xlink:href="http://listingslab.com/jq_resume/?job=4mat"><text:span text:style-name="T88_6">Developer</text:span></text:a></text:span><text:span text:style-name="T88_7"><text:a xlink:type="simple" xlink:href="http://listingslab.com/jq_resume/?job=4mat"><text:span text:style-name="T88_8">,<text:s/>4</text:span></text:a></text:span><text:span text:style-name="T88_9"><text:a xlink:type="simple" xlink:href="http://listingslab.com/jq_resume/?job=4mat"><text:span text:style-name="T88_10">MAT</text:span></text:a></text:span></text:p>
      <text:p text:style-name="P89"><text:span text:style-name="T89_1"><text:a xlink:type="simple" xlink:href="http://listingslab.com/jq_resume/?job=4mat"><text:span text:style-name="T89_2">May</text:span></text:a></text:span><text:span text:style-name="T89_3"><text:a xlink:type="simple" xlink:href="http://listingslab.com/jq_resume/?job=4mat"><text:span text:style-name="T89_4"><text:s/>1999<text:s/>-<text:s/></text:span></text:a></text:span><text:span text:style-name="T89_5"><text:a xlink:type="simple" xlink:href="http://listingslab.com/jq_resume/?job=4mat"><text:span text:style-name="T89_6">Jan</text:span></text:a></text:span><text:span text:style-name="T89_7"><text:a xlink:type="simple" xlink:href="http://listingslab.com/jq_resume/?job=4mat"><text:span text:style-name="T89_8"><text:s/>2000</text:span></text:a></text:span></text:p>
      <text:list text:style-name="LS21" xml:id="list45">
        <text:list-item>
          <text:p text:style-name="P90"><text:span text:style-name="T90_1">Gained</text:span><text:span text:style-name="T90_2"><text:s/></text:span><text:span text:style-name="T90_3">a</text:span><text:span text:style-name="T90_4"><text:s/></text:span><text:span text:style-name="T90_5">grounding</text:span><text:span text:style-name="T90_6"><text:s/></text:span><text:span text:style-name="T90_7">in</text:span><text:span text:style-name="T90_8"><text:s/></text:span><text:span text:style-name="T90_9">basic</text:span><text:span text:style-name="T90_10"><text:s/></text:span><text:span text:style-name="T90_11">middleware</text:span><text:span text:style-name="T90_12"><text:s/></text:span><text:span text:style-name="T90_13">development</text:span><text:span text:style-name="T90_14"><text:s/></text:span><text:span text:style-name="T90_15">using</text:span><text:span text:style-name="T90_16"><text:s/></text:span><text:span text:style-name="T90_17">MicroSoft</text:span><text:span text:style-name="T90_18"><text:s/></text:span><text:span text:style-name="T90_19">ASP</text:span></text:p>
        </text:list-item>
        <text:list-item>
          <text:p text:style-name="P91"><text:span text:style-name="T91_1">I</text:span><text:span text:style-name="T91_2"><text:s/></text:span><text:span text:style-name="T91_3">developed</text:span><text:span text:style-name="T91_4"><text:s/></text:span><text:span text:style-name="T91_5">a</text:span><text:span text:style-name="T91_6"><text:s/></text:span><text:span text:style-name="T91_7">method</text:span><text:span text:style-name="T91_8"><text:s/></text:span><text:span text:style-name="T91_9">of</text:span><text:span text:style-name="T91_10"><text:s/></text:span><text:span text:style-name="T91_11">retrieving</text:span><text:span text:style-name="T91_12"><text:s/></text:span><text:span text:style-name="T91_13">live</text:span><text:span text:style-name="T91_14"><text:s/></text:span><text:span text:style-name="T91_15">database</text:span><text:span text:style-name="T91_16"><text:s/></text:span><text:span text:style-name="T91_17">information</text:span><text:span text:style-name="T91_18"><text:s/></text:span><text:span text:style-name="T91_19">and</text:span><text:span text:style-name="T91_20"><text:s/></text:span><text:span text:style-name="T91_21">inserting</text:span><text:span text:style-name="T91_22"><text:s/></text:span><text:span text:style-name="T91_23">it</text:span><text:span text:style-name="T91_24"><text:s/></text:span><text:span text:style-name="T91_25">into</text:span><text:span text:style-name="T91_26"><text:s/></text:span><text:span text:style-name="T91_27">a</text:span><text:span text:style-name="T91_28"><text:s/></text:span><text:span text:style-name="T91_29">browser</text:span><text:span text:style-name="T91_30"><text:s/></text:span><text:span text:style-name="T91_31">based</text:span><text:span text:style-name="T91_32"><text:s/></text:span><text:span text:style-name="T91_33">flash</text:span><text:span text:style-name="T91_34"><text:s/></text:span><text:span text:style-name="T91_35">movie</text:span><text:span text:style-name="T91_36">.<text:s/></text:span><text:span text:style-name="T91_37">This</text:span><text:span text:style-name="T91_38"><text:s/></text:span><text:span text:style-name="T91_39">was</text:span><text:span text:style-name="T91_40"><text:s/></text:span><text:span text:style-name="T91_41">the</text:span><text:span text:style-name="T91_42"><text:s/></text:span><text:span text:style-name="T91_43">first</text:span><text:span text:style-name="T91_44"><text:s/></text:span><text:span text:style-name="T91_45">prototype</text:span><text:span text:style-name="T91_46"><text:s/></text:span><text:span text:style-name="T91_47">for</text:span><text:span text:style-name="T91_48"><text:s/></text:span><text:span text:style-name="T91_49">the</text:span><text:span text:style-name="T91_50"><text:s/>'</text:span><text:span text:style-name="T91_51">data</text:span><text:span text:style-name="T91_52">-</text:span><text:span text:style-name="T91_53">driven</text:span><text:span text:style-name="T91_54"><text:s/></text:span><text:span text:style-name="T91_55">flash</text:span><text:span text:style-name="T91_56">'<text:s/></text:span><text:span text:style-name="T91_57">products</text:span><text:span text:style-name="T91_58"><text:s/></text:span><text:span text:style-name="T91_59">I</text:span><text:span text:style-name="T91_60"><text:s/></text:span><text:span text:style-name="T91_61">have</text:span><text:span text:style-name="T91_62"><text:s/></text:span><text:span text:style-name="T91_63">developed</text:span><text:span text:style-name="T91_64"><text:s/></text:span><text:span text:style-name="T91_65">ever</text:span><text:span text:style-name="T91_66"><text:s/></text:span><text:span text:style-name="T91_67">since</text:span><text:span text:style-name="T91_68">.</text:span></text:p>
        </text:list-item>
      </text:list>
      <text:list text:style-name="LS22" xml:id="list47">
        <text:list-item>
          <text:p text:style-name="P92"><text:span text:style-name="T92_1">Skills</text:span><text:span text:style-name="T92_2">:<text:s/></text:span><text:span text:style-name="T92_3"><text:a xlink:type="simple" xlink:href="http://listingslab.com/jq_resume/?skill=flash"><text:span text:style-name="T92_4">Flash</text:span></text:a></text:span><text:span text:style-name="T92_5">,<text:s/></text:span><text:span text:style-name="T92_6"><text:a xlink:type="simple" xlink:href="http://listingslab.com/jq_resume/_swf/eastenders/"><text:span text:style-name="T92_7">XML</text:span></text:a></text:span><text:span text:style-name="T92_8">,<text:s/></text:span><text:span text:style-name="T92_9">MicroSoft</text:span><text:span text:style-name="T92_10"><text:s/></text:span><text:span text:style-name="T92_11">ASP</text:span><text:span text:style-name="T92_12">,<text:s/></text:span><text:span text:style-name="T92_13">Data</text:span><text:span text:style-name="T92_14">-</text:span><text:span text:style-name="T92_15">driven</text:span><text:span text:style-name="T92_16"><text:s/></text:span><text:span text:style-name="T92_17">Flash</text:span><text:span text:style-name="T92_18">,<text:s/></text:span><text:span text:style-name="T92_19">Web</text:span><text:span text:style-name="T92_20"><text:s/></text:span><text:span text:style-name="T92_21">Development</text:span><text:span text:style-name="T92_22">,<text:s/></text:span><text:span text:style-name="T92_23">HTML</text:span><text:span text:style-name="T92_24"><text:s/>1</text:span></text:p>
        </text:list-item>
      </text:list>
      <text:p text:style-name="P93"><text:span text:style-name="T93_1"><text:a xlink:type="simple" xlink:href="http://listingslab.com/jq_resume/?job=asp"><text:span text:style-name="T93_2">Flash</text:span></text:a></text:span><text:span text:style-name="T93_3"><text:a xlink:type="simple" xlink:href="http://listingslab.com/jq_resume/?job=asp"><text:span text:style-name="T93_4"><text:s/></text:span></text:a></text:span><text:span text:style-name="T93_5"><text:a xlink:type="simple" xlink:href="http://listingslab.com/jq_resume/?job=asp"><text:span text:style-name="T93_6">Developer</text:span></text:a></text:span><text:span text:style-name="T93_7"><text:a xlink:type="simple" xlink:href="http://listingslab.com/jq_resume/?job=asp"><text:span text:style-name="T93_8">,<text:s/></text:span></text:a></text:span><text:span text:style-name="T93_9"><text:a xlink:type="simple" xlink:href="http://listingslab.com/jq_resume/?job=asp"><text:span text:style-name="T93_10">Aspinalls</text:span></text:a></text:span><text:span text:style-name="T93_11"><text:a xlink:type="simple" xlink:href="http://listingslab.com/jq_resume/?job=asp"><text:span text:style-name="T93_12"><text:s/></text:span></text:a></text:span><text:span text:style-name="T93_13"><text:a xlink:type="simple" xlink:href="http://listingslab.com/jq_resume/?job=asp"><text:span text:style-name="T93_14">Online</text:span></text:a></text:span><text:span text:style-name="T93_15"><text:a xlink:type="simple" xlink:href="http://listingslab.com/jq_resume/?job=asp"><text:span text:style-name="T93_16"><text:s/></text:span></text:a></text:span><text:span text:style-name="T93_17"><text:a xlink:type="simple" xlink:href="http://listingslab.com/jq_resume/?job=asp"><text:span text:style-name="T93_18">Casino</text:span></text:a></text:span></text:p>
      <text:p text:style-name="P94"><text:span text:style-name="T94_1"><text:a xlink:type="simple" xlink:href="http://listingslab.com/jq_resume/?job=asp"><text:span text:style-name="T94_2">May</text:span></text:a></text:span><text:span text:style-name="T94_3"><text:a xlink:type="simple" xlink:href="http://listingslab.com/jq_resume/?job=asp"><text:span text:style-name="T94_4"><text:s/>1999<text:s/>-<text:s/></text:span></text:a></text:span><text:span text:style-name="T94_5"><text:a xlink:type="simple" xlink:href="http://listingslab.com/jq_resume/?job=asp"><text:span text:style-name="T94_6">July</text:span></text:a></text:span><text:span text:style-name="T94_7"><text:a xlink:type="simple" xlink:href="http://listingslab.com/jq_resume/?job=asp"><text:span text:style-name="T94_8"><text:s/>1999</text:span></text:a></text:span></text:p>
      <text:list text:style-name="LS23" xml:id="list48">
        <text:list-item>
          <text:p text:style-name="P95"><text:span text:style-name="T95_1">Development</text:span><text:span text:style-name="T95_2"><text:s/></text:span><text:span text:style-name="T95_3">of</text:span><text:span text:style-name="T95_4"><text:s/></text:span><text:span text:style-name="T95_5">a</text:span><text:span text:style-name="T95_6"><text:s/></text:span><text:span text:style-name="T95_7">series</text:span><text:span text:style-name="T95_8"><text:s/></text:span><text:span text:style-name="T95_9">of</text:span><text:span text:style-name="T95_10"><text:s/></text:span><text:span text:style-name="T95_11">viral</text:span><text:span text:style-name="T95_12"><text:s/></text:span><text:span text:style-name="T95_13">marketing</text:span><text:span text:style-name="T95_14"><text:s/></text:span><text:span text:style-name="T95_15">game</text:span><text:span text:style-name="T95_16"><text:s/></text:span><text:span text:style-name="T95_17">promoting</text:span><text:span text:style-name="T95_18"><text:s/></text:span><text:span text:style-name="T95_19">the</text:span><text:span text:style-name="T95_20"><text:s/></text:span><text:span text:style-name="T95_21">online</text:span><text:span text:style-name="T95_22"><text:s/></text:span><text:span text:style-name="T95_23">casino</text:span><text:span text:style-name="T95_24"><text:s/></text:span><text:span text:style-name="T95_25">using</text:span><text:span text:style-name="T95_26"><text:s/></text:span><text:span text:style-name="T95_27">server</text:span><text:span text:style-name="T95_28"><text:s/></text:span><text:span text:style-name="T95_29">technology</text:span><text:span text:style-name="T95_30"><text:s/></text:span><text:span text:style-name="T95_31">written</text:span><text:span text:style-name="T95_32"><text:s/></text:span><text:span text:style-name="T95_33">in</text:span><text:span text:style-name="T95_34"><text:s/></text:span><text:span text:style-name="T95_35">Java</text:span><text:span text:style-name="T95_36">,<text:s/></text:span><text:span text:style-name="T95_37">and</text:span><text:span text:style-name="T95_38"><text:s/></text:span><text:span text:style-name="T95_39">XML</text:span><text:span text:style-name="T95_40"><text:s/></text:span><text:span text:style-name="T95_41">as</text:span><text:span text:style-name="T95_42"><text:s/></text:span><text:span text:style-name="T95_43">the</text:span><text:span text:style-name="T95_44"><text:s/></text:span><text:span text:style-name="T95_45">communication</text:span><text:span text:style-name="T95_46"><text:s/></text:span><text:span text:style-name="T95_47">protocol</text:span></text:p>
        </text:list-item>
        <text:list-item>
          <text:p text:style-name="P96"><text:span text:style-name="T96_1">Flash</text:span><text:span text:style-name="T96_2"><text:s/></text:span><text:span text:style-name="T96_3">XML</text:span><text:span text:style-name="T96_4"><text:s/></text:span><text:span text:style-name="T96_5">Socket</text:span><text:span text:style-name="T96_6"><text:s/></text:span><text:span text:style-name="T96_7">layer</text:span><text:span text:style-name="T96_8"><text:s/></text:span><text:span text:style-name="T96_9">connection</text:span><text:span text:style-name="T96_10">.<text:s/></text:span><text:span text:style-name="T96_11">Using</text:span><text:span text:style-name="T96_12"><text:s/></text:span><text:span text:style-name="T96_13">flash</text:span><text:span text:style-name="T96_14"><text:s/></text:span><text:span text:style-name="T96_15">version</text:span><text:span text:style-name="T96_16"><text:s/>5,<text:s/></text:span><text:span text:style-name="T96_17">I</text:span><text:span text:style-name="T96_18"><text:s/></text:span><text:span text:style-name="T96_19">was</text:span><text:span text:style-name="T96_20"><text:s/></text:span><text:span text:style-name="T96_21">instrumental</text:span><text:span text:style-name="T96_22"><text:s/></text:span><text:span text:style-name="T96_23">in</text:span><text:span text:style-name="T96_24"><text:s/></text:span><text:span text:style-name="T96_25">the</text:span><text:span text:style-name="T96_26"><text:s/></text:span><text:span text:style-name="T96_27">team</text:span><text:span text:style-name="T96_28"><text:s/></text:span><text:span text:style-name="T96_29">developing</text:span><text:span text:style-name="T96_30"><text:s/></text:span><text:span text:style-name="T96_31">real</text:span><text:span text:style-name="T96_32">-</text:span><text:span text:style-name="T96_33">time</text:span><text:span text:style-name="T96_34"><text:s/></text:span><text:span text:style-name="T96_35">communication</text:span><text:span text:style-name="T96_36"><text:s/></text:span><text:span text:style-name="T96_37">using</text:span><text:span text:style-name="T96_38"><text:s/></text:span><text:span text:style-name="T96_39">flash</text:span><text:span text:style-name="T96_40"><text:s/></text:span><text:span text:style-name="T96_41">XML</text:span><text:span text:style-name="T96_42"><text:s/></text:span><text:span text:style-name="T96_43">socket</text:span><text:span text:style-name="T96_44"><text:s/></text:span><text:span text:style-name="T96_45">layer</text:span><text:span text:style-name="T96_46">.<text:s/></text:span><text:span text:style-name="T96_47">I</text:span><text:span text:style-name="T96_48"><text:s/></text:span><text:span text:style-name="T96_49">oversaw</text:span><text:span text:style-name="T96_50"><text:s/></text:span><text:span text:style-name="T96_51">the</text:span><text:span text:style-name="T96_52"><text:s/></text:span><text:span text:style-name="T96_53">technical</text:span><text:span text:style-name="T96_54"><text:s/></text:span><text:span text:style-name="T96_55">team</text:span><text:span text:style-name="T96_56"><text:s/></text:span><text:span text:style-name="T96_57">for</text:span><text:span text:style-name="T96_58"><text:s/></text:span><text:span text:style-name="T96_59">this</text:span><text:span text:style-name="T96_60"><text:s/></text:span><text:span text:style-name="T96_61">production</text:span><text:span text:style-name="T96_62"><text:s/></text:span><text:span text:style-name="T96_63">to</text:span><text:span text:style-name="T96_64"><text:s/></text:span><text:span text:style-name="T96_65">working</text:span><text:span text:style-name="T96_66"><text:s/></text:span><text:span text:style-name="T96_67">prototype</text:span><text:span text:style-name="T96_68"><text:s/></text:span><text:span text:style-name="T96_69">stage</text:span><text:span text:style-name="T96_70">.</text:span></text:p>
        </text:list-item>
      </text:list>
      <text:list text:style-name="LS24" xml:id="list50">
        <text:list-item>
          <text:p text:style-name="P97"><text:span text:style-name="T97_1">Skills</text:span><text:span text:style-name="T97_2">:<text:s/></text:span><text:span text:style-name="T97_3"><text:a xlink:type="simple" xlink:href="http://listingslab.com/jq_resume/?skill=flash"><text:span text:style-name="T97_4">Flash</text:span></text:a></text:span><text:span text:style-name="T97_5">,<text:s/></text:span><text:span text:style-name="T97_6"><text:a xlink:type="simple" xlink:href="http://listingslab.com/jq_resume/_swf/eastenders/"><text:span text:style-name="T97_7">XML</text:span></text:a></text:span><text:span text:style-name="T97_8">,<text:s/></text:span><text:span text:style-name="T97_9">Data</text:span><text:span text:style-name="T97_10"><text:s/></text:span><text:span text:style-name="T97_11">Driven</text:span><text:span text:style-name="T97_12"><text:s/></text:span><text:span text:style-name="T97_13">Flash</text:span><text:span text:style-name="T97_14">,<text:s/></text:span><text:span text:style-name="T97_15">Gaming</text:span><text:span text:style-name="T97_16"><text:s/></text:span><text:span text:style-name="T97_17">Industry</text:span></text:p>
        </text:list-item>
      </text:list>
      <text:p text:style-name="P98"/>
      <text:p text:style-name="P99"/>
      <text:p text:style-name="P100"/>
      <text:h text:style-name="P101" text:outline-level="10"><text:bookmark-start text:name="h.e61kdk9oeypq"/><text:bookmark-end text:name="h.e61kdk9oeypq"/><text:span text:style-name="T101_1"><text:a xlink:type="simple" xlink:href="http://listingslab.com/jq_resume/?section=examples"><text:span text:style-name="T101_2">Online</text:span></text:a></text:span><text:span text:style-name="T101_3"><text:a xlink:type="simple" xlink:href="http://listingslab.com/jq_resume/?section=examples"><text:span text:style-name="T101_4"><text:s/></text:span></text:a></text:span><text:span text:style-name="T101_5"><text:a xlink:type="simple" xlink:href="http://listingslab.com/jq_resume/?section=examples"><text:span text:style-name="T101_6">Portfolio</text:span></text:a></text:span></text:h>
      <text:p text:style-name="P102"><text:span text:style-name="T102_1">Green</text:span><text:span text:style-name="T102_2"><text:s/>&amp;<text:s/></text:span><text:span text:style-name="T102_3">White</text:span><text:span text:style-name="T102_4"><text:s/></text:span><text:span text:style-name="T102_5">Group</text:span><text:span text:style-name="T102_6"><text:s/></text:span><text:span text:style-name="T102_7">Travel</text:span><text:span text:style-name="T102_8"><text:s/></text:span><text:span text:style-name="T102_9">Websites</text:span></text:p>
      <text:list text:style-name="LS25" xml:id="list51">
        <text:list-item>
          <text:p text:style-name="P103"><text:span text:style-name="T103_1"><text:a xlink:type="simple" xlink:href="http://cote-dazur-green-white.com/"><text:span text:style-name="T103_2">Côte</text:span></text:a></text:span><text:span text:style-name="T103_3"><text:a xlink:type="simple" xlink:href="http://cote-dazur-green-white.com/"><text:span text:style-name="T103_4"><text:s/></text:span></text:a></text:span><text:span text:style-name="T103_5"><text:a xlink:type="simple" xlink:href="http://cote-dazur-green-white.com/"><text:span text:style-name="T103_6">d</text:span></text:a></text:span><text:span text:style-name="T103_7"><text:a xlink:type="simple" xlink:href="http://cote-dazur-green-white.com/"><text:span text:style-name="T103_8">'</text:span></text:a></text:span><text:span text:style-name="T103_9"><text:a xlink:type="simple" xlink:href="http://cote-dazur-green-white.com/"><text:span text:style-name="T103_10">Azur</text:span></text:a></text:span><text:span text:style-name="T103_11"><text:a xlink:type="simple" xlink:href="http://cote-dazur-green-white.com/"><text:span text:style-name="T103_12"><text:s/></text:span></text:a></text:span><text:span text:style-name="T103_13"><text:a xlink:type="simple" xlink:href="http://cote-dazur-green-white.com/"><text:span text:style-name="T103_14">Green</text:span></text:a></text:span><text:span text:style-name="T103_15"><text:a xlink:type="simple" xlink:href="http://cote-dazur-green-white.com/"><text:span text:style-name="T103_16"><text:s/>&amp;<text:s/></text:span></text:a></text:span><text:span text:style-name="T103_17"><text:a xlink:type="simple" xlink:href="http://cote-dazur-green-white.com/"><text:span text:style-name="T103_18">White</text:span></text:a></text:span></text:p>
        </text:list-item>
        <text:list-item>
          <text:p text:style-name="P104"><text:span text:style-name="T104_1"><text:a xlink:type="simple" xlink:href="http://chamonix-green-white.com/"><text:span text:style-name="T104_2">Chamonix</text:span></text:a></text:span><text:span text:style-name="T104_3"><text:a xlink:type="simple" xlink:href="http://chamonix-green-white.com/"><text:span text:style-name="T104_4"><text:s/></text:span></text:a></text:span><text:span text:style-name="T104_5"><text:a xlink:type="simple" xlink:href="http://chamonix-green-white.com/"><text:span text:style-name="T104_6">Green</text:span></text:a></text:span><text:span text:style-name="T104_7"><text:a xlink:type="simple" xlink:href="http://chamonix-green-white.com/"><text:span text:style-name="T104_8"><text:s/>&amp;<text:s/></text:span></text:a></text:span><text:span text:style-name="T104_9"><text:a xlink:type="simple" xlink:href="http://chamonix-green-white.com/"><text:span text:style-name="T104_10">White</text:span></text:a></text:span></text:p>
        </text:list-item>
        <text:list-item>
          <text:p text:style-name="P105"><text:span text:style-name="T105_1"><text:a xlink:type="simple" xlink:href="http://adelaide-green-white.com/"><text:span text:style-name="T105_2">Adelaide</text:span></text:a></text:span><text:span text:style-name="T105_3"><text:a xlink:type="simple" xlink:href="http://adelaide-green-white.com/"><text:span text:style-name="T105_4"><text:s/></text:span></text:a></text:span><text:span text:style-name="T105_5"><text:a xlink:type="simple" xlink:href="http://adelaide-green-white.com/"><text:span text:style-name="T105_6">Green</text:span></text:a></text:span><text:span text:style-name="T105_7"><text:a xlink:type="simple" xlink:href="http://adelaide-green-white.com/"><text:span text:style-name="T105_8"><text:s/>&amp;<text:s/></text:span></text:a></text:span><text:span text:style-name="T105_9"><text:a xlink:type="simple" xlink:href="http://adelaide-green-white.com/"><text:span text:style-name="T105_10">White</text:span></text:a></text:span></text:p>
        </text:list-item>
        <text:list-item>
          <text:p text:style-name="P106"><text:span text:style-name="T106_1"><text:a xlink:type="simple" xlink:href="http://beijing-green-white.com/"><text:span text:style-name="T106_2">Beijing</text:span></text:a></text:span><text:span text:style-name="T106_3"><text:a xlink:type="simple" xlink:href="http://beijing-green-white.com/"><text:span text:style-name="T106_4"><text:s/></text:span></text:a></text:span><text:span text:style-name="T106_5"><text:a xlink:type="simple" xlink:href="http://beijing-green-white.com/"><text:span text:style-name="T106_6">Green</text:span></text:a></text:span><text:span text:style-name="T106_7"><text:a xlink:type="simple" xlink:href="http://beijing-green-white.com/"><text:span text:style-name="T106_8"><text:s/>&amp;<text:s/></text:span></text:a></text:span><text:span text:style-name="T106_9"><text:a xlink:type="simple" xlink:href="http://beijing-green-white.com/"><text:span text:style-name="T106_10">White</text:span></text:a></text:span></text:p>
        </text:list-item>
      </text:list>
      <text:p text:style-name="P107"><text:span text:style-name="T107_1">WordPress</text:span><text:span text:style-name="T107_2"><text:s/></text:span><text:span text:style-name="T107_3">MultiSite</text:span><text:span text:style-name="T107_4"><text:s/>(</text:span><text:span text:style-name="T107_5">Living</text:span><text:span text:style-name="T107_6"><text:s/></text:span><text:span text:style-name="T107_7">Websites</text:span><text:span text:style-name="T107_8"><text:s/></text:span><text:span text:style-name="T107_9">Cloud</text:span><text:span text:style-name="T107_10"><text:s/></text:span><text:span text:style-name="T107_11">Microsites</text:span><text:span text:style-name="T107_12">)</text:span></text:p>
      <text:list text:style-name="LS26" xml:id="list55">
        <text:list-item>
          <text:p text:style-name="P108"><text:span text:style-name="T108_1"><text:a xlink:type="simple" xlink:href="http://listingslab.com/"><text:span text:style-name="T108_2">Listingslab</text:span></text:a></text:span><text:span text:style-name="T108_3"><text:a xlink:type="simple" xlink:href="http://listingslab.com/"><text:span text:style-name="T108_4"><text:s/></text:span></text:a></text:span><text:span text:style-name="T108_5"><text:a xlink:type="simple" xlink:href="http://listingslab.com/"><text:span text:style-name="T108_6">Software</text:span></text:a></text:span><text:span text:style-name="T108_7"><text:a xlink:type="simple" xlink:href="http://listingslab.com/"><text:span text:style-name="T108_8"><text:s/></text:span></text:a></text:span><text:span text:style-name="T108_9"><text:a xlink:type="simple" xlink:href="http://listingslab.com/"><text:span text:style-name="T108_10">Engineering</text:span></text:a></text:span></text:p>
        </text:list-item>
        <text:list-item>
          <text:p text:style-name="P109"><text:span text:style-name="T109_1"><text:a xlink:type="simple" xlink:href="http://living-websites-cloud.eu/"><text:span text:style-name="T109_2">Living</text:span></text:a></text:span><text:span text:style-name="T109_3"><text:a xlink:type="simple" xlink:href="http://living-websites-cloud.eu/"><text:span text:style-name="T109_4"><text:s/></text:span></text:a></text:span><text:span text:style-name="T109_5"><text:a xlink:type="simple" xlink:href="http://living-websites-cloud.eu/"><text:span text:style-name="T109_6">Websites</text:span></text:a></text:span><text:span text:style-name="T109_7"><text:a xlink:type="simple" xlink:href="http://living-websites-cloud.eu/"><text:span text:style-name="T109_8"><text:s/></text:span></text:a></text:span><text:span text:style-name="T109_9"><text:a xlink:type="simple" xlink:href="http://living-websites-cloud.eu/"><text:span text:style-name="T109_10">Cloud</text:span></text:a></text:span></text:p>
        </text:list-item>
        <text:list-item>
          <text:p text:style-name="P110"><text:span text:style-name="T110_1"><text:a xlink:type="simple" xlink:href="http://spotify-playlists.eu/"><text:span text:style-name="T110_2">Spotify</text:span></text:a></text:span><text:span text:style-name="T110_3"><text:a xlink:type="simple" xlink:href="http://spotify-playlists.eu/"><text:span text:style-name="T110_4"><text:s/></text:span></text:a></text:span><text:span text:style-name="T110_5"><text:a xlink:type="simple" xlink:href="http://spotify-playlists.eu/"><text:span text:style-name="T110_6">Playlists</text:span></text:a></text:span></text:p>
        </text:list-item>
        <text:list-item>
          <text:p text:style-name="P111"><text:span text:style-name="T111_1"><text:a xlink:type="simple" xlink:href="http://investment-opportunities.social/"><text:span text:style-name="T111_2">Social</text:span></text:a></text:span><text:span text:style-name="T111_3"><text:a xlink:type="simple" xlink:href="http://investment-opportunities.social/"><text:span text:style-name="T111_4"><text:s/></text:span></text:a></text:span><text:span text:style-name="T111_5"><text:a xlink:type="simple" xlink:href="http://investment-opportunities.social/"><text:span text:style-name="T111_6">Investment</text:span></text:a></text:span><text:span text:style-name="T111_7"><text:a xlink:type="simple" xlink:href="http://investment-opportunities.social/"><text:span text:style-name="T111_8"><text:s/></text:span></text:a></text:span><text:span text:style-name="T111_9"><text:a xlink:type="simple" xlink:href="http://investment-opportunities.social/"><text:span text:style-name="T111_10">Opportunities</text:span></text:a></text:span></text:p>
        </text:list-item>
        <text:list-item>
          <text:p text:style-name="P112"><text:span text:style-name="T112_1"><text:a xlink:type="simple" xlink:href="http://the-office-bar.eu/"><text:span text:style-name="T112_2">The</text:span></text:a></text:span><text:span text:style-name="T112_3"><text:a xlink:type="simple" xlink:href="http://the-office-bar.eu/"><text:span text:style-name="T112_4"><text:s/></text:span></text:a></text:span><text:span text:style-name="T112_5"><text:a xlink:type="simple" xlink:href="http://the-office-bar.eu/"><text:span text:style-name="T112_6">Office</text:span></text:a></text:span><text:span text:style-name="T112_7"><text:a xlink:type="simple" xlink:href="http://the-office-bar.eu/"><text:span text:style-name="T112_8"><text:s/></text:span></text:a></text:span><text:span text:style-name="T112_9"><text:a xlink:type="simple" xlink:href="http://the-office-bar.eu/"><text:span text:style-name="T112_10">Bar</text:span></text:a></text:span><text:span text:style-name="T112_11"><text:a xlink:type="simple" xlink:href="http://the-office-bar.eu/"><text:span text:style-name="T112_12">,<text:s/></text:span></text:a></text:span><text:span text:style-name="T112_13"><text:a xlink:type="simple" xlink:href="http://the-office-bar.eu/"><text:span text:style-name="T112_14">Argentière</text:span></text:a></text:span></text:p>
        </text:list-item>
        <text:list-item>
          <text:p text:style-name="P113"><text:span text:style-name="T113_1"><text:a xlink:type="simple" xlink:href="https://www.google.com/search?q=papillon+chamonix"><text:span text:style-name="T113_2">Papillon</text:span></text:a></text:span><text:span text:style-name="T113_3"><text:a xlink:type="simple" xlink:href="https://www.google.com/search?q=papillon+chamonix"><text:span text:style-name="T113_4">,<text:s/></text:span></text:a></text:span><text:span text:style-name="T113_5"><text:a xlink:type="simple" xlink:href="https://www.google.com/search?q=papillon+chamonix"><text:span text:style-name="T113_6">Chamonix</text:span></text:a></text:span></text:p>
        </text:list-item>
        <text:list-item>
          <text:p text:style-name="P114"><text:span text:style-name="T114_1"><text:a xlink:type="simple" xlink:href="http://hello-allo.eu/"><text:span text:style-name="T114_2">Hello</text:span></text:a></text:span><text:span text:style-name="T114_3"><text:a xlink:type="simple" xlink:href="http://hello-allo.eu/"><text:span text:style-name="T114_4"><text:s/></text:span></text:a></text:span><text:span text:style-name="T114_5"><text:a xlink:type="simple" xlink:href="http://hello-allo.eu/"><text:span text:style-name="T114_6">Allo</text:span></text:a></text:span></text:p>
        </text:list-item>
        <text:list-item>
          <text:p text:style-name="P115"><text:span text:style-name="T115_1"><text:a xlink:type="simple" xlink:href="http://dandec.co.uk/"><text:span text:style-name="T115_2">DANDEC</text:span></text:a></text:span><text:span text:style-name="T115_3"><text:a xlink:type="simple" xlink:href="http://dandec.co.uk/"><text:span text:style-name="T115_4">,<text:s/></text:span></text:a></text:span><text:span text:style-name="T115_5"><text:a xlink:type="simple" xlink:href="http://dandec.co.uk/"><text:span text:style-name="T115_6">Berkhamsted</text:span></text:a></text:span></text:p>
        </text:list-item>
        <text:list-item>
          <text:p text:style-name="P116"><text:span text:style-name="T116_1"><text:a xlink:type="simple" xlink:href="http://funkyfoods.eu/"><text:span text:style-name="T116_2">Funky</text:span></text:a></text:span><text:span text:style-name="T116_3"><text:a xlink:type="simple" xlink:href="http://funkyfoods.eu/"><text:span text:style-name="T116_4"><text:s/></text:span></text:a></text:span><text:span text:style-name="T116_5"><text:a xlink:type="simple" xlink:href="http://funkyfoods.eu/"><text:span text:style-name="T116_6">Foods</text:span></text:a></text:span></text:p>
        </text:list-item>
        <text:list-item>
          <text:p text:style-name="P117"><text:span text:style-name="T117_1"><text:a xlink:type="simple" xlink:href="http://pepsolutions.com/"><text:span text:style-name="T117_2">PEP</text:span></text:a></text:span><text:span text:style-name="T117_3"><text:a xlink:type="simple" xlink:href="http://pepsolutions.com/"><text:span text:style-name="T117_4"><text:s/></text:span></text:a></text:span><text:span text:style-name="T117_5"><text:a xlink:type="simple" xlink:href="http://pepsolutions.com/"><text:span text:style-name="T117_6">Inc</text:span></text:a></text:span><text:span text:style-name="T117_7"><text:a xlink:type="simple" xlink:href="http://pepsolutions.com/"><text:span text:style-name="T117_8">.</text:span></text:a></text:span></text:p>
        </text:list-item>
        <text:list-item>
          <text:p text:style-name="P118"><text:span text:style-name="T118_1"><text:a xlink:type="simple" xlink:href="http://mariageclaireetphil.com/"><text:span text:style-name="T118_2">Le</text:span></text:a></text:span><text:span text:style-name="T118_3"><text:a xlink:type="simple" xlink:href="http://mariageclaireetphil.com/"><text:span text:style-name="T118_4"><text:s/></text:span></text:a></text:span><text:span text:style-name="T118_5"><text:a xlink:type="simple" xlink:href="http://mariageclaireetphil.com/"><text:span text:style-name="T118_6">Mariage</text:span></text:a></text:span><text:span text:style-name="T118_7"><text:a xlink:type="simple" xlink:href="http://mariageclaireetphil.com/"><text:span text:style-name="T118_8"><text:s/></text:span></text:a></text:span><text:span text:style-name="T118_9"><text:a xlink:type="simple" xlink:href="http://mariageclaireetphil.com/"><text:span text:style-name="T118_10">de</text:span></text:a></text:span><text:span text:style-name="T118_11"><text:a xlink:type="simple" xlink:href="http://mariageclaireetphil.com/"><text:span text:style-name="T118_12"><text:s/></text:span></text:a></text:span><text:span text:style-name="T118_13"><text:a xlink:type="simple" xlink:href="http://mariageclaireetphil.com/"><text:span text:style-name="T118_14">Claire</text:span></text:a></text:span><text:span text:style-name="T118_15"><text:a xlink:type="simple" xlink:href="http://mariageclaireetphil.com/"><text:span text:style-name="T118_16"><text:s/></text:span></text:a></text:span><text:span text:style-name="T118_17"><text:a xlink:type="simple" xlink:href="http://mariageclaireetphil.com/"><text:span text:style-name="T118_18">et</text:span></text:a></text:span><text:span text:style-name="T118_19"><text:a xlink:type="simple" xlink:href="http://mariageclaireetphil.com/"><text:span text:style-name="T118_20"><text:s/></text:span></text:a></text:span><text:span text:style-name="T118_21"><text:a xlink:type="simple" xlink:href="http://mariageclaireetphil.com/"><text:span text:style-name="T118_22">Philippe</text:span></text:a></text:span></text:p>
        </text:list-item>
        <text:list-item>
          <text:p text:style-name="P119"><text:span text:style-name="T119_1"><text:a xlink:type="simple" xlink:href="http://www.allmountainperformance.com/"><text:span text:style-name="T119_2">All</text:span></text:a></text:span><text:span text:style-name="T119_3"><text:a xlink:type="simple" xlink:href="http://www.allmountainperformance.com/"><text:span text:style-name="T119_4"><text:s/></text:span></text:a></text:span><text:span text:style-name="T119_5"><text:a xlink:type="simple" xlink:href="http://www.allmountainperformance.com/"><text:span text:style-name="T119_6">Mountain</text:span></text:a></text:span><text:span text:style-name="T119_7"><text:a xlink:type="simple" xlink:href="http://www.allmountainperformance.com/"><text:span text:style-name="T119_8"><text:s/></text:span></text:a></text:span><text:span text:style-name="T119_9"><text:a xlink:type="simple" xlink:href="http://www.allmountainperformance.com/"><text:span text:style-name="T119_10">Performance</text:span></text:a></text:span></text:p>
        </text:list-item>
      </text:list>
      <text:p text:style-name="P120"><text:span text:style-name="T120_1">Web</text:span><text:span text:style-name="T120_2">,<text:s/></text:span><text:span text:style-name="T120_3">jQuery</text:span><text:span text:style-name="T120_4"><text:s/>&amp;<text:s/></text:span><text:span text:style-name="T120_5">Mobile</text:span><text:span text:style-name="T120_6"><text:s/></text:span><text:span text:style-name="T120_7">Apps</text:span></text:p>
      <text:list text:style-name="LS27" xml:id="list67">
        <text:list-item>
          <text:p text:style-name="P121"><text:span text:style-name="T121_1"><text:a xlink:type="simple" xlink:href="http://living-websites-cloud.eu/_listingslab/ceros/"><text:span text:style-name="T121_2">Ceros</text:span></text:a></text:span><text:span text:style-name="T121_3"><text:a xlink:type="simple" xlink:href="http://living-websites-cloud.eu/_listingslab/ceros/"><text:span text:style-name="T121_4"><text:s/></text:span></text:a></text:span><text:span text:style-name="T121_5"><text:a xlink:type="simple" xlink:href="http://living-websites-cloud.eu/_listingslab/ceros/"><text:span text:style-name="T121_6">Pricing</text:span></text:a></text:span><text:span text:style-name="T121_7"><text:s/></text:span></text:p>
        </text:list-item>
        <text:list-item>
          <text:p text:style-name="P122"><text:span text:style-name="T122_1">jQuery</text:span><text:span text:style-name="T122_2"><text:s/></text:span><text:span text:style-name="T122_3">pricing</text:span><text:span text:style-name="T122_4"><text:s/></text:span><text:span text:style-name="T122_5">demo</text:span></text:p>
        </text:list-item>
        <text:list-item>
          <text:p text:style-name="P123"><text:span text:style-name="T123_1"><text:a xlink:type="simple" xlink:href="https://github.com/listingslab/jq_resume"><text:span text:style-name="T123_2">jQuery</text:span></text:a></text:span><text:span text:style-name="T123_3"><text:a xlink:type="simple" xlink:href="https://github.com/listingslab/jq_resume"><text:span text:style-name="T123_4"><text:s/></text:span></text:a></text:span><text:span text:style-name="T123_5"><text:a xlink:type="simple" xlink:href="https://github.com/listingslab/jq_resume"><text:span text:style-name="T123_6">Resume</text:span></text:a></text:span><text:span text:style-name="T123_7"><text:s/></text:span></text:p>
        </text:list-item>
        <text:list-item>
          <text:p text:style-name="P124"><text:span text:style-name="T124_1">Download</text:span><text:span text:style-name="T124_2"><text:s/></text:span><text:span text:style-name="T124_3">this</text:span><text:span text:style-name="T124_4"><text:s/></text:span><text:span text:style-name="T124_5">Open</text:span><text:span text:style-name="T124_6"><text:s/></text:span><text:span text:style-name="T124_7">Source</text:span><text:span text:style-name="T124_8"><text:s/></text:span><text:span text:style-name="T124_9">Resume</text:span><text:span text:style-name="T124_10"><text:s/></text:span><text:span text:style-name="T124_11">and</text:span><text:span text:style-name="T124_12"><text:s/></text:span><text:span text:style-name="T124_13">reuse</text:span><text:span text:style-name="T124_14"><text:s/></text:span><text:span text:style-name="T124_15">it</text:span><text:span text:style-name="T124_16"><text:s/></text:span><text:span text:style-name="T124_17">for</text:span><text:span text:style-name="T124_18"><text:s/></text:span><text:span text:style-name="T124_19">free</text:span><text:span text:style-name="T124_20"><text:s/></text:span><text:span text:style-name="T124_21">from</text:span><text:span text:style-name="T124_22"><text:s/></text:span><text:span text:style-name="T124_23">GitHub</text:span></text:p>
        </text:list-item>
        <text:list-item>
          <text:p text:style-name="P125"><text:span text:style-name="T125_1"><text:a xlink:type="simple" xlink:href="http://massif-monitor.com/"><text:span text:style-name="T125_2">Massif</text:span></text:a></text:span><text:span text:style-name="T125_3"><text:a xlink:type="simple" xlink:href="http://massif-monitor.com/"><text:span text:style-name="T125_4"><text:s/></text:span></text:a></text:span><text:span text:style-name="T125_5"><text:a xlink:type="simple" xlink:href="http://massif-monitor.com/"><text:span text:style-name="T125_6">Monitor</text:span></text:a></text:span><text:span text:style-name="T125_7"><text:a xlink:type="simple" xlink:href="http://massif-monitor.com/"><text:span text:style-name="T125_8"><text:s/></text:span></text:a></text:span><text:span text:style-name="T125_9"><text:a xlink:type="simple" xlink:href="http://massif-monitor.com/"><text:span text:style-name="T125_10">Heartbeat</text:span></text:a></text:span><text:span text:style-name="T125_11"><text:s/></text:span></text:p>
        </text:list-item>
        <text:list-item>
          <text:p text:style-name="P126"><text:span text:style-name="T126_1">watch</text:span><text:span text:style-name="T126_2"><text:s/></text:span><text:span text:style-name="T126_3">users</text:span><text:span text:style-name="T126_4"><text:s/></text:span><text:span text:style-name="T126_5">moving</text:span><text:span text:style-name="T126_6"><text:s/></text:span><text:span text:style-name="T126_7">around</text:span><text:span text:style-name="T126_8"><text:s/></text:span><text:span text:style-name="T126_9">your</text:span><text:span text:style-name="T126_10"><text:s/></text:span><text:span text:style-name="T126_11">website</text:span><text:span text:style-name="T126_12"><text:s/></text:span><text:span text:style-name="T126_13">in</text:span><text:span text:style-name="T126_14"><text:s/></text:span><text:span text:style-name="T126_15">real</text:span><text:span text:style-name="T126_16"><text:s/></text:span><text:span text:style-name="T126_17">time</text:span></text:p>
        </text:list-item>
        <text:list-item>
          <text:p text:style-name="P127"><text:span text:style-name="T127_1"><text:a xlink:type="simple" xlink:href="http://massif-ai.com/"><text:span text:style-name="T127_2">Artificial</text:span></text:a></text:span><text:span text:style-name="T127_3"><text:a xlink:type="simple" xlink:href="http://massif-ai.com/"><text:span text:style-name="T127_4"><text:s/></text:span></text:a></text:span><text:span text:style-name="T127_5"><text:a xlink:type="simple" xlink:href="http://massif-ai.com/"><text:span text:style-name="T127_6">Intelligence</text:span></text:a></text:span><text:span text:style-name="T127_7"><text:s/></text:span></text:p>
        </text:list-item>
        <text:list-item>
          <text:p text:style-name="P128"><text:span text:style-name="T128_1">Open</text:span><text:span text:style-name="T128_2"><text:s/></text:span><text:span text:style-name="T128_3">API</text:span><text:span text:style-name="T128_4"><text:s/></text:span><text:span text:style-name="T128_5">with</text:span><text:span text:style-name="T128_6"><text:s/></text:span><text:span text:style-name="T128_7">multiple</text:span><text:span text:style-name="T128_8"><text:s/></text:span><text:span text:style-name="T128_9">uses</text:span><text:span text:style-name="T128_10">,<text:s/></text:span><text:span text:style-name="T128_11">including</text:span><text:span text:style-name="T128_12"><text:s/></text:span><text:span text:style-name="T128_13">IP</text:span><text:span text:style-name="T128_14">/</text:span><text:span text:style-name="T128_15">GEO</text:span><text:span text:style-name="T128_16"><text:s/></text:span><text:span text:style-name="T128_17">Lookup</text:span></text:p>
        </text:list-item>
      </text:list>
      <text:p text:style-name="P129"><text:span text:style-name="T129_1">Find</text:span><text:span text:style-name="T129_2"><text:s/></text:span><text:span text:style-name="T129_3">us</text:span><text:span text:style-name="T129_4"><text:s/></text:span><text:span text:style-name="T129_5">online</text:span></text:p>
      <text:list text:style-name="LS28" xml:id="list75">
        <text:list-item>
          <text:p text:style-name="P130"><text:span text:style-name="T130_1"><text:a xlink:type="simple" xlink:href="https://www.google.com/search?q=listingslab"><text:span text:style-name="T130_2">Search</text:span></text:a></text:span><text:span text:style-name="T130_3"><text:a xlink:type="simple" xlink:href="https://www.google.com/search?q=listingslab"><text:span text:style-name="T130_4"><text:s/></text:span></text:a></text:span><text:span text:style-name="T130_5"><text:a xlink:type="simple" xlink:href="https://www.google.com/search?q=listingslab"><text:span text:style-name="T130_6">Google</text:span></text:a></text:span><text:span text:style-name="T130_7"><text:a xlink:type="simple" xlink:href="https://www.google.com/search?q=listingslab"><text:span text:style-name="T130_8"><text:s/></text:span></text:a></text:span><text:span text:style-name="T130_9"><text:a xlink:type="simple" xlink:href="https://www.google.com/search?q=listingslab"><text:span text:style-name="T130_10">for</text:span></text:a></text:span><text:span text:style-name="T130_11"><text:a xlink:type="simple" xlink:href="https://www.google.com/search?q=listingslab"><text:span text:style-name="T130_12"><text:s/>'</text:span></text:a></text:span><text:span text:style-name="T130_13"><text:a xlink:type="simple" xlink:href="https://www.google.com/search?q=listingslab"><text:span text:style-name="T130_14">listingslab</text:span></text:a></text:span><text:span text:style-name="T130_15"><text:a xlink:type="simple" xlink:href="https://www.google.com/search?q=listingslab"><text:span text:style-name="T130_16">'</text:span></text:a></text:span></text:p>
        </text:list-item>
        <text:list-item>
          <text:p text:style-name="P131"><text:span text:style-name="T131_1"><text:a xlink:type="simple" xlink:href="https://plus.google.com/+ChrisD_listingslab"><text:span text:style-name="T131_2">Google</text:span></text:a></text:span><text:span text:style-name="T131_3"><text:a xlink:type="simple" xlink:href="https://plus.google.com/+ChrisD_listingslab"><text:span text:style-name="T131_4"><text:s/>+</text:span></text:a></text:span><text:span text:style-name="T131_5">,<text:s/></text:span><text:span text:style-name="T131_6"><text:a xlink:type="simple" xlink:href="https://www.youtube.com/user/listingslab"><text:span text:style-name="T131_7">YouTube</text:span></text:a></text:span></text:p>
        </text:list-item>
        <text:list-item>
          <text:p text:style-name="P132"><text:span text:style-name="T132_1"><text:a xlink:type="simple" xlink:href="https://www.facebook.com/Chris.Dorward"><text:span text:style-name="T132_2">Facebook</text:span></text:a></text:span><text:span text:style-name="T132_3">,<text:s/></text:span><text:span text:style-name="T132_4"><text:a xlink:type="simple" xlink:href="https://twitter.com/listingslab"><text:span text:style-name="T132_5">Twitter</text:span></text:a></text:span></text:p>
        </text:list-item>
        <text:list-item>
          <text:p text:style-name="P133"><text:span text:style-name="T133_1"><text:a xlink:type="simple" xlink:href="https://www.linkedin.com/in/listingslab"><text:span text:style-name="T133_2">Linkedin</text:span></text:a></text:span></text:p>
        </text:list-item>
        <text:list-item>
          <text:p text:style-name="P134"><text:span text:style-name="T134_1"><text:a xlink:type="simple" xlink:href="https://www.flickr.com/photos/listingslab/"><text:span text:style-name="T134_2">Flickr</text:span></text:a></text:span><text:span text:style-name="T134_3">,<text:s/></text:span><text:span text:style-name="T134_4"><text:a xlink:type="simple" xlink:href="http://instagram.com/listingslab"><text:span text:style-name="T134_5">Instagram</text:span></text:a></text:span></text:p>
        </text:list-item>
        <text:list-item>
          <text:p text:style-name="P135"><text:span text:style-name="T135_1"><text:a xlink:type="simple" xlink:href="http://vimeo.com/listingslab"><text:span text:style-name="T135_2">Vimeo</text:span></text:a></text:span><text:span text:style-name="T135_3">,<text:s/></text:span><text:span text:style-name="T135_4"><text:a xlink:type="simple" xlink:href="https://play.spotify.com/user/1119299877/starred?play=true&amp;utm_source=open.spotify.com&amp;utm_medium=open"><text:span text:style-name="T135_5">Spotify</text:span></text:a></text:span></text:p>
        </text:list-item>
        <text:list-item>
          <text:p text:style-name="P136"/>
        </text:list-item>
        <text:list-item>
          <text:p text:style-name="P137"><text:span text:style-name="T137_1"><text:a xlink:type="simple" xlink:href="https://github.com/listingslab"><text:span text:style-name="T137_2">GitHub</text:span></text:a></text:span><text:span text:style-name="T137_3">,<text:s/></text:span><text:span text:style-name="T137_4"><text:a xlink:type="simple" xlink:href="http://listingslab.com/feed"><text:span text:style-name="T137_5">RSS</text:span></text:a></text:span></text:p>
        </text:list-item>
      </text:list>
      <text:p text:style-name="P138"><text:span text:style-name="T138_1">Flash</text:span><text:span text:style-name="T138_2"><text:s/></text:span><text:span text:style-name="T138_3">Examples</text:span><text:span text:style-name="T138_4"><text:s/></text:span></text:p>
      <text:p text:style-name="P139"><text:span text:style-name="T139_1">Old</text:span><text:span text:style-name="T139_2"><text:s/></text:span><text:span text:style-name="T139_3">School</text:span><text:span text:style-name="T139_4"><text:s/></text:span><text:span text:style-name="T139_5">Flash</text:span></text:p>
      <text:list text:style-name="LS29" xml:id="list83">
        <text:list-item>
          <text:p text:style-name="P140"><text:span text:style-name="T140_1"><text:a xlink:type="simple" xlink:href="http://listingslab.com/jq_resume/_swf/eastenders/"><text:span text:style-name="T140_2">Unfinished</text:span></text:a></text:span><text:span text:style-name="T140_3"><text:a xlink:type="simple" xlink:href="http://listingslab.com/jq_resume/_swf/eastenders/"><text:span text:style-name="T140_4"><text:s/></text:span></text:a></text:span><text:span text:style-name="T140_5"><text:a xlink:type="simple" xlink:href="http://listingslab.com/jq_resume/_swf/eastenders/"><text:span text:style-name="T140_6">Eastenders</text:span></text:a></text:span><text:span text:style-name="T140_7"><text:a xlink:type="simple" xlink:href="http://listingslab.com/jq_resume/_swf/eastenders/"><text:span text:style-name="T140_8"><text:s/></text:span></text:a></text:span><text:span text:style-name="T140_9"><text:a xlink:type="simple" xlink:href="http://listingslab.com/jq_resume/_swf/eastenders/"><text:span text:style-name="T140_10">Quiz</text:span></text:a></text:span><text:span text:style-name="T140_11"><text:s/></text:span></text:p>
        </text:list-item>
        <text:list-item>
          <text:p text:style-name="P141"><text:span text:style-name="T141_1">It</text:span><text:span text:style-name="T141_2">'</text:span><text:span text:style-name="T141_3">s</text:span><text:span text:style-name="T141_4"><text:s/></text:span><text:span text:style-name="T141_5">unfinished</text:span><text:span text:style-name="T141_6">,<text:s/></text:span><text:span text:style-name="T141_7">but</text:span><text:span text:style-name="T141_8"><text:s/></text:span><text:span text:style-name="T141_9">you</text:span><text:span text:style-name="T141_10"><text:s/></text:span><text:span text:style-name="T141_11">can</text:span><text:span text:style-name="T141_12"><text:s/></text:span><text:span text:style-name="T141_13">still</text:span><text:span text:style-name="T141_14"><text:s/></text:span><text:span text:style-name="T141_15">play</text:span><text:span text:style-name="T141_16"><text:s/></text:span><text:span text:style-name="T141_17">it</text:span><text:span text:style-name="T141_18">.<text:s/></text:span><text:span text:style-name="T141_19">An</text:span><text:span text:style-name="T141_20"><text:s/></text:span><text:span text:style-name="T141_21">example</text:span><text:span text:style-name="T141_22"><text:s/></text:span><text:span text:style-name="T141_23">of</text:span><text:span text:style-name="T141_24"><text:s/></text:span><text:span text:style-name="T141_25">XML</text:span><text:span text:style-name="T141_26"><text:s/></text:span><text:span text:style-name="T141_27">powered</text:span><text:span text:style-name="T141_28"><text:s/></text:span><text:span text:style-name="T141_29">Flash</text:span><text:span text:style-name="T141_30">.</text:span></text:p>
        </text:list-item>
        <text:list-item>
          <text:p text:style-name="P142"/>
        </text:list-item>
        <text:list-item>
          <text:p text:style-name="P143"><text:span text:style-name="T143_1"><text:a xlink:type="simple" xlink:href="http://listingslab.com/jq_resume/?example=_b_pl"><text:span text:style-name="T143_2">Penalty</text:span></text:a></text:span><text:span text:style-name="T143_3"><text:a xlink:type="simple" xlink:href="http://listingslab.com/jq_resume/?example=_b_pl"><text:span text:style-name="T143_4"><text:s/></text:span></text:a></text:span><text:span text:style-name="T143_5"><text:a xlink:type="simple" xlink:href="http://listingslab.com/jq_resume/?example=_b_pl"><text:span text:style-name="T143_6">Legends</text:span></text:a></text:span><text:span text:style-name="T143_7"><text:a xlink:type="simple" xlink:href="http://listingslab.com/jq_resume/?example=_b_pl"><text:span text:style-name="T143_8"><text:s/>(1998)</text:span></text:a></text:span><text:span text:style-name="T143_9"><text:s/></text:span></text:p>
        </text:list-item>
        <text:list-item>
          <text:p text:style-name="P144"><text:span text:style-name="T144_1">Make</text:span><text:span text:style-name="T144_2"><text:s/></text:span><text:span text:style-name="T144_3">it</text:span><text:span text:style-name="T144_4"><text:s/></text:span><text:span text:style-name="T144_5">right</text:span><text:span text:style-name="T144_6">.</text:span></text:p>
        </text:list-item>
      </text:list>
      <text:p text:style-name="P145"><text:span text:style-name="T145_1">Knowledge</text:span><text:span text:style-name="T145_2"><text:s/></text:span><text:span text:style-name="T145_3">Box</text:span><text:span text:style-name="T145_4"><text:s/></text:span><text:span text:style-name="T145_5">Games</text:span><text:span text:style-name="T145_6">,<text:s/></text:span><text:span text:style-name="T145_7">Elearning</text:span></text:p>
      <text:list text:style-name="LS30" xml:id="list88">
        <text:list-item>
          <text:p text:style-name="P146"><text:span text:style-name="T146_1"><text:a xlink:type="simple" xlink:href="http://listingslab.com/jq_resume/?example=_a_fractions_of_shape"><text:span text:style-name="T146_2">Fractions</text:span></text:a></text:span><text:span text:style-name="T146_3"><text:a xlink:type="simple" xlink:href="http://listingslab.com/jq_resume/?example=_a_fractions_of_shape"><text:span text:style-name="T146_4"><text:s/></text:span></text:a></text:span><text:span text:style-name="T146_5"><text:a xlink:type="simple" xlink:href="http://listingslab.com/jq_resume/?example=_a_fractions_of_shape"><text:span text:style-name="T146_6">of</text:span></text:a></text:span><text:span text:style-name="T146_7"><text:a xlink:type="simple" xlink:href="http://listingslab.com/jq_resume/?example=_a_fractions_of_shape"><text:span text:style-name="T146_8"><text:s/></text:span></text:a></text:span><text:span text:style-name="T146_9"><text:a xlink:type="simple" xlink:href="http://listingslab.com/jq_resume/?example=_a_fractions_of_shape"><text:span text:style-name="T146_10">Shape</text:span></text:a></text:span><text:span text:style-name="T146_11"><text:a xlink:type="simple" xlink:href="http://listingslab.com/jq_resume/?example=_a_fractions_of_shape"><text:span text:style-name="T146_12"><text:s/>(</text:span></text:a></text:span><text:span text:style-name="T146_13"><text:a xlink:type="simple" xlink:href="http://listingslab.com/jq_resume/?example=_a_fractions_of_shape"><text:span text:style-name="T146_14">Young</text:span></text:a></text:span><text:span text:style-name="T146_15"><text:a xlink:type="simple" xlink:href="http://listingslab.com/jq_resume/?example=_a_fractions_of_shape"><text:span text:style-name="T146_16">)</text:span></text:a></text:span></text:p>
        </text:list-item>
        <text:list-item>
          <text:p text:style-name="P147"><text:span text:style-name="T147_1"><text:a xlink:type="simple" xlink:href="http://listingslab.com/jq_resume/?example=_a_number_grid"><text:span text:style-name="T147_2">Number</text:span></text:a></text:span><text:span text:style-name="T147_3"><text:a xlink:type="simple" xlink:href="http://listingslab.com/jq_resume/?example=_a_number_grid"><text:span text:style-name="T147_4"><text:s/></text:span></text:a></text:span><text:span text:style-name="T147_5"><text:a xlink:type="simple" xlink:href="http://listingslab.com/jq_resume/?example=_a_number_grid"><text:span text:style-name="T147_6">Grid</text:span></text:a></text:span><text:span text:style-name="T147_7"><text:a xlink:type="simple" xlink:href="http://listingslab.com/jq_resume/?example=_a_number_grid"><text:span text:style-name="T147_8"><text:s/>(</text:span></text:a></text:span><text:span text:style-name="T147_9"><text:a xlink:type="simple" xlink:href="http://listingslab.com/jq_resume/?example=_a_number_grid"><text:span text:style-name="T147_10">Young</text:span></text:a></text:span><text:span text:style-name="T147_11"><text:a xlink:type="simple" xlink:href="http://listingslab.com/jq_resume/?example=_a_number_grid"><text:span text:style-name="T147_12">)</text:span></text:a></text:span></text:p>
        </text:list-item>
        <text:list-item>
          <text:p text:style-name="P148"><text:span text:style-name="T148_1"><text:a xlink:type="simple" xlink:href="http://listingslab.com/jq_resume/?example=_b_fractions_of_shape"><text:span text:style-name="T148_2">Fractions</text:span></text:a></text:span><text:span text:style-name="T148_3"><text:a xlink:type="simple" xlink:href="http://listingslab.com/jq_resume/?example=_b_fractions_of_shape"><text:span text:style-name="T148_4"><text:s/></text:span></text:a></text:span><text:span text:style-name="T148_5"><text:a xlink:type="simple" xlink:href="http://listingslab.com/jq_resume/?example=_b_fractions_of_shape"><text:span text:style-name="T148_6">of</text:span></text:a></text:span><text:span text:style-name="T148_7"><text:a xlink:type="simple" xlink:href="http://listingslab.com/jq_resume/?example=_b_fractions_of_shape"><text:span text:style-name="T148_8"><text:s/></text:span></text:a></text:span><text:span text:style-name="T148_9"><text:a xlink:type="simple" xlink:href="http://listingslab.com/jq_resume/?example=_b_fractions_of_shape"><text:span text:style-name="T148_10">Shape</text:span></text:a></text:span><text:span text:style-name="T148_11"><text:a xlink:type="simple" xlink:href="http://listingslab.com/jq_resume/?example=_b_fractions_of_shape"><text:span text:style-name="T148_12"><text:s/>(</text:span></text:a></text:span><text:span text:style-name="T148_13"><text:a xlink:type="simple" xlink:href="http://listingslab.com/jq_resume/?example=_b_fractions_of_shape"><text:span text:style-name="T148_14">Old</text:span></text:a></text:span><text:span text:style-name="T148_15"><text:a xlink:type="simple" xlink:href="http://listingslab.com/jq_resume/?example=_b_fractions_of_shape"><text:span text:style-name="T148_16">)</text:span></text:a></text:span></text:p>
        </text:list-item>
        <text:list-item>
          <text:p text:style-name="P149"><text:span text:style-name="T149_1"><text:a xlink:type="simple" xlink:href="http://listingslab.com/jq_resume/?example=_b_number_grid"><text:span text:style-name="T149_2">Number</text:span></text:a></text:span><text:span text:style-name="T149_3"><text:a xlink:type="simple" xlink:href="http://listingslab.com/jq_resume/?example=_b_number_grid"><text:span text:style-name="T149_4"><text:s/></text:span></text:a></text:span><text:span text:style-name="T149_5"><text:a xlink:type="simple" xlink:href="http://listingslab.com/jq_resume/?example=_b_number_grid"><text:span text:style-name="T149_6">Grid</text:span></text:a></text:span><text:span text:style-name="T149_7"><text:a xlink:type="simple" xlink:href="http://listingslab.com/jq_resume/?example=_b_number_grid"><text:span text:style-name="T149_8"><text:s/>(</text:span></text:a></text:span><text:span text:style-name="T149_9"><text:a xlink:type="simple" xlink:href="http://listingslab.com/jq_resume/?example=_b_number_grid"><text:span text:style-name="T149_10">Old</text:span></text:a></text:span><text:span text:style-name="T149_11"><text:a xlink:type="simple" xlink:href="http://listingslab.com/jq_resume/?example=_b_number_grid"><text:span text:style-name="T149_12">)</text:span></text:a></text:span></text:p>
        </text:list-item>
      </text:list>
      <text:p text:style-name="P150"><text:span text:style-name="T150_1">Templates</text:span><text:span text:style-name="T150_2"><text:s/></text:span><text:span text:style-name="T150_3">from</text:span><text:span text:style-name="T150_4"><text:s/></text:span><text:span text:style-name="T150_5">PhotoShop</text:span><text:span text:style-name="T150_6"><text:s/></text:span></text:p>
      <text:p text:style-name="P151"><text:span text:style-name="T151_1">Creating</text:span><text:span text:style-name="T151_2"><text:s/></text:span><text:span text:style-name="T151_3">fully</text:span><text:span text:style-name="T151_4"><text:s/></text:span><text:span text:style-name="T151_5">accessible</text:span><text:span text:style-name="T151_6"><text:s/></text:span><text:span text:style-name="T151_7">sites</text:span><text:span text:style-name="T151_8"><text:s/></text:span><text:span text:style-name="T151_9">hand</text:span><text:span text:style-name="T151_10">-</text:span><text:span text:style-name="T151_11">coded</text:span><text:span text:style-name="T151_12"><text:s/></text:span><text:span text:style-name="T151_13">in</text:span><text:span text:style-name="T151_14"><text:s/></text:span><text:span text:style-name="T151_15">standards</text:span><text:span text:style-name="T151_16">-</text:span><text:span text:style-name="T151_17">compliant</text:span><text:span text:style-name="T151_18"><text:s/></text:span><text:span text:style-name="T151_19">HTML</text:span><text:span text:style-name="T151_20">5/</text:span><text:span text:style-name="T151_21">CSS</text:span><text:span text:style-name="T151_22"><text:s/>3/</text:span><text:span text:style-name="T151_23">jQuery</text:span><text:span text:style-name="T151_24"><text:s/></text:span><text:span text:style-name="T151_25">from</text:span><text:span text:style-name="T151_26"><text:s/></text:span><text:span text:style-name="T151_27">layouts</text:span></text:p>
      <text:list text:style-name="LS31" xml:id="list92">
        <text:list-item>
          <text:p text:style-name="P152"><text:span text:style-name="T152_1"><text:a xlink:type="simple" xlink:href="http://3ride.fr/"><text:span text:style-name="T152_2">3</text:span></text:a></text:span><text:span text:style-name="T152_3"><text:a xlink:type="simple" xlink:href="http://3ride.fr/"><text:span text:style-name="T152_4">Ride</text:span></text:a></text:span><text:span text:style-name="T152_5"><text:a xlink:type="simple" xlink:href="http://3ride.fr/"><text:span text:style-name="T152_6"><text:s/></text:span></text:a></text:span><text:span text:style-name="T152_7"><text:a xlink:type="simple" xlink:href="http://3ride.fr/"><text:span text:style-name="T152_8">Snowboard</text:span></text:a></text:span><text:span text:style-name="T152_9"><text:a xlink:type="simple" xlink:href="http://3ride.fr/"><text:span text:style-name="T152_10"><text:s/></text:span></text:a></text:span><text:span text:style-name="T152_11"><text:a xlink:type="simple" xlink:href="http://3ride.fr/"><text:span text:style-name="T152_12">Rental</text:span></text:a></text:span></text:p>
        </text:list-item>
        <text:list-item>
          <text:p text:style-name="P153"><text:span text:style-name="T153_1"><text:a xlink:type="simple" xlink:href="http://midlands-cherry-picker-hire.co.uk/"><text:span text:style-name="T153_2">Midlands</text:span></text:a></text:span><text:span text:style-name="T153_3"><text:a xlink:type="simple" xlink:href="http://midlands-cherry-picker-hire.co.uk/"><text:span text:style-name="T153_4"><text:s/></text:span></text:a></text:span><text:span text:style-name="T153_5"><text:a xlink:type="simple" xlink:href="http://midlands-cherry-picker-hire.co.uk/"><text:span text:style-name="T153_6">Cherry</text:span></text:a></text:span><text:span text:style-name="T153_7"><text:a xlink:type="simple" xlink:href="http://midlands-cherry-picker-hire.co.uk/"><text:span text:style-name="T153_8"><text:s/></text:span></text:a></text:span><text:span text:style-name="T153_9"><text:a xlink:type="simple" xlink:href="http://midlands-cherry-picker-hire.co.uk/"><text:span text:style-name="T153_10">Picker</text:span></text:a></text:span><text:span text:style-name="T153_11"><text:a xlink:type="simple" xlink:href="http://midlands-cherry-picker-hire.co.uk/"><text:span text:style-name="T153_12"><text:s/></text:span></text:a></text:span><text:span text:style-name="T153_13"><text:a xlink:type="simple" xlink:href="http://midlands-cherry-picker-hire.co.uk/"><text:span text:style-name="T153_14">Hire</text:span></text:a></text:span></text:p>
        </text:list-item>
      </text:list>
      <text:p text:style-name="P15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Open Sans" svg:font-family="Open San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3Level0" style:family="text">
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4Level0" style:family="text">
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5Level0" style:family="text">
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6Level0" style:family="text">
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7Level0" style:family="text">
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8Level0" style:family="text">
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9Level0" style:family="text">
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0Level0" style:family="text">
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text:list-style style:name="LS20">
      <text:list-level-style-bullet text:bullet-char="●" text:style-name="List20Level0" text:level="1">
        <style:list-level-properties text:space-before="0.635cm" text:min-label-width="0.635cm" fo:text-align="start"/>
  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  </text:list-level-style-bullet>
      <text:list-level-style-bullet text:bullet-char="○" text:style-name="List2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1Level0" style:family="text">
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text:list-style style:name="LS21">
      <text:list-level-style-bullet text:bullet-char="●" text:style-name="List21Level0" text:level="1">
        <style:list-level-properties text:space-before="0.635cm" text:min-label-width="0.635cm" fo:text-align="start"/>
  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  </text:list-level-style-bullet>
      <text:list-level-style-bullet text:bullet-char="○" text:style-name="List2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2Level0" style:family="text">
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text:list-style style:name="LS22">
      <text:list-level-style-bullet text:bullet-char="●" text:style-name="List22Level0" text:level="1">
        <style:list-level-properties text:space-before="0.635cm" text:min-label-width="0.635cm" fo:text-align="start"/>
  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  </text:list-level-style-bullet>
      <text:list-level-style-bullet text:bullet-char="○" text:style-name="List2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3Level0" style:family="text">
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text:list-style style:name="LS23">
      <text:list-level-style-bullet text:bullet-char="●" text:style-name="List23Level0" text:level="1">
        <style:list-level-properties text:space-before="0.635cm" text:min-label-width="0.635cm" fo:text-align="start"/>
  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  </text:list-level-style-bullet>
      <text:list-level-style-bullet text:bullet-char="○" text:style-name="List2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4Level0" style:family="text">
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text:list-style style:name="LS24">
      <text:list-level-style-bullet text:bullet-char="●" text:style-name="List24Level0" text:level="1">
        <style:list-level-properties text:space-before="0.635cm" text:min-label-width="0.635cm" fo:text-align="start"/>
        <style:text-properties fo:background-color="#ffffff" fo:color="#555555" style:font-name="Open Sans" fo:font-size="11pt" style:font-name-asian="Open Sans" style:font-size-asian="11pt" style:font-name-complex="Open Sans" style:font-size-complex="11pt" style:text-underline-style="none"/>
      </text:list-level-style-bullet>
      <text:list-level-style-bullet text:bullet-char="○" text:style-name="List2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5Level0" style:family="text">
      <style:text-properties fo:background-color="#fbfbfb" fo:color="#555555" style:font-name="Open Sans" fo:font-size="11pt" style:font-name-asian="Open Sans" style:font-size-asian="11pt" style:font-name-complex="Open Sans" style:font-size-complex="11pt" style:text-underline-style="none"/>
    </style:style>
    <style:style style:name="List25Level1" style:family="text">
      <style:text-properties style:text-underline-style="none"/>
    </style:style>
    <style:style style:name="List25Level2" style:family="text">
      <style:text-properties style:text-underline-style="none"/>
    </style:style>
    <style:style style:name="List25Level3" style:family="text">
      <style:text-properties style:text-underline-style="none"/>
    </style:style>
    <style:style style:name="List25Level4" style:family="text">
      <style:text-properties style:text-underline-style="none"/>
    </style:style>
    <style:style style:name="List25Level5" style:family="text">
      <style:text-properties style:text-underline-style="none"/>
    </style:style>
    <style:style style:name="List25Level6" style:family="text">
      <style:text-properties style:text-underline-style="none"/>
    </style:style>
    <style:style style:name="List25Level7" style:family="text">
      <style:text-properties style:text-underline-style="none"/>
    </style:style>
    <style:style style:name="List25Level8" style:family="text">
      <style:text-properties style:text-underline-style="none"/>
    </style:style>
    <text:list-style style:name="LS25">
      <text:list-level-style-bullet text:bullet-char="●" text:style-name="List25Level0" text:level="1">
        <style:list-level-properties text:space-before="0.635cm" text:min-label-width="0.635cm" fo:text-align="start"/>
        <style:text-properties fo:background-color="#fbfbfb" fo:color="#555555" style:font-name="Open Sans" fo:font-size="11pt" style:font-name-asian="Open Sans" style:font-size-asian="11pt" style:font-name-complex="Open Sans" style:font-size-complex="11pt" style:text-underline-style="none"/>
      </text:list-level-style-bullet>
      <text:list-level-style-bullet text:bullet-char="○" text:style-name="List2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6Level0" style:family="text">
      <style:text-properties fo:background-color="#fbfbfb" fo:color="#555555" style:font-name="Open Sans" fo:font-size="11pt" style:font-name-asian="Open Sans" style:font-size-asian="11pt" style:font-name-complex="Open Sans" style:font-size-complex="11pt" style:text-underline-style="none"/>
    </style:style>
    <style:style style:name="List26Level1" style:family="text">
      <style:text-properties style:text-underline-style="none"/>
    </style:style>
    <style:style style:name="List26Level2" style:family="text">
      <style:text-properties style:text-underline-style="none"/>
    </style:style>
    <style:style style:name="List26Level3" style:family="text">
      <style:text-properties style:text-underline-style="none"/>
    </style:style>
    <style:style style:name="List26Level4" style:family="text">
      <style:text-properties style:text-underline-style="none"/>
    </style:style>
    <style:style style:name="List26Level5" style:family="text">
      <style:text-properties style:text-underline-style="none"/>
    </style:style>
    <style:style style:name="List26Level6" style:family="text">
      <style:text-properties style:text-underline-style="none"/>
    </style:style>
    <style:style style:name="List26Level7" style:family="text">
      <style:text-properties style:text-underline-style="none"/>
    </style:style>
    <style:style style:name="List26Level8" style:family="text">
      <style:text-properties style:text-underline-style="none"/>
    </style:style>
    <text:list-style style:name="LS26">
      <text:list-level-style-bullet text:bullet-char="●" text:style-name="List26Level0" text:level="1">
        <style:list-level-properties text:space-before="0.635cm" text:min-label-width="0.635cm" fo:text-align="start"/>
        <style:text-properties fo:background-color="#fbfbfb" fo:color="#555555" style:font-name="Open Sans" fo:font-size="11pt" style:font-name-asian="Open Sans" style:font-size-asian="11pt" style:font-name-complex="Open Sans" style:font-size-complex="11pt" style:text-underline-style="none"/>
      </text:list-level-style-bullet>
      <text:list-level-style-bullet text:bullet-char="○" text:style-name="List2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7Level0" style:family="text">
      <style:text-properties fo:background-color="#fbfbfb" fo:color="#555555" style:font-name="Open Sans" fo:font-size="11pt" style:font-name-asian="Open Sans" style:font-size-asian="11pt" style:font-name-complex="Open Sans" style:font-size-complex="11pt" style:text-underline-style="none"/>
    </style:style>
    <style:style style:name="List27Level1" style:family="text">
      <style:text-properties style:text-underline-style="none"/>
    </style:style>
    <style:style style:name="List27Level2" style:family="text">
      <style:text-properties style:text-underline-style="none"/>
    </style:style>
    <style:style style:name="List27Level3" style:family="text">
      <style:text-properties style:text-underline-style="none"/>
    </style:style>
    <style:style style:name="List27Level4" style:family="text">
      <style:text-properties style:text-underline-style="none"/>
    </style:style>
    <style:style style:name="List27Level5" style:family="text">
      <style:text-properties style:text-underline-style="none"/>
    </style:style>
    <style:style style:name="List27Level6" style:family="text">
      <style:text-properties style:text-underline-style="none"/>
    </style:style>
    <style:style style:name="List27Level7" style:family="text">
      <style:text-properties style:text-underline-style="none"/>
    </style:style>
    <style:style style:name="List27Level8" style:family="text">
      <style:text-properties style:text-underline-style="none"/>
    </style:style>
    <text:list-style style:name="LS27">
      <text:list-level-style-bullet text:bullet-char="●" text:style-name="List27Level0" text:level="1">
        <style:list-level-properties text:space-before="0.635cm" text:min-label-width="0.635cm" fo:text-align="start"/>
        <style:text-properties fo:background-color="#fbfbfb" fo:color="#555555" style:font-name="Open Sans" fo:font-size="11pt" style:font-name-asian="Open Sans" style:font-size-asian="11pt" style:font-name-complex="Open Sans" style:font-size-complex="11pt" style:text-underline-style="none"/>
      </text:list-level-style-bullet>
      <text:list-level-style-bullet text:bullet-char="○" text:style-name="List2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8Level0" style:family="text">
      <style:text-properties fo:background-color="#fbfbfb" fo:color="#555555" style:font-name="Open Sans" fo:font-size="11pt" style:font-name-asian="Open Sans" style:font-size-asian="11pt" style:font-name-complex="Open Sans" style:font-size-complex="11pt" style:text-underline-style="none"/>
    </style:style>
    <style:style style:name="List28Level1" style:family="text">
      <style:text-properties style:text-underline-style="none"/>
    </style:style>
    <style:style style:name="List28Level2" style:family="text">
      <style:text-properties style:text-underline-style="none"/>
    </style:style>
    <style:style style:name="List28Level3" style:family="text">
      <style:text-properties style:text-underline-style="none"/>
    </style:style>
    <style:style style:name="List28Level4" style:family="text">
      <style:text-properties style:text-underline-style="none"/>
    </style:style>
    <style:style style:name="List28Level5" style:family="text">
      <style:text-properties style:text-underline-style="none"/>
    </style:style>
    <style:style style:name="List28Level6" style:family="text">
      <style:text-properties style:text-underline-style="none"/>
    </style:style>
    <style:style style:name="List28Level7" style:family="text">
      <style:text-properties style:text-underline-style="none"/>
    </style:style>
    <style:style style:name="List28Level8" style:family="text">
      <style:text-properties style:text-underline-style="none"/>
    </style:style>
    <text:list-style style:name="LS28">
      <text:list-level-style-bullet text:bullet-char="●" text:style-name="List28Level0" text:level="1">
        <style:list-level-properties text:space-before="0.635cm" text:min-label-width="0.635cm" fo:text-align="start"/>
        <style:text-properties fo:background-color="#fbfbfb" fo:color="#555555" style:font-name="Open Sans" fo:font-size="11pt" style:font-name-asian="Open Sans" style:font-size-asian="11pt" style:font-name-complex="Open Sans" style:font-size-complex="11pt" style:text-underline-style="none"/>
      </text:list-level-style-bullet>
      <text:list-level-style-bullet text:bullet-char="○" text:style-name="List2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9Level0" style:family="text">
      <style:text-properties fo:background-color="#fbfbfb" fo:color="#555555" style:font-name="Open Sans" fo:font-size="11pt" style:font-name-asian="Open Sans" style:font-size-asian="11pt" style:font-name-complex="Open Sans" style:font-size-complex="11pt" style:text-underline-style="none"/>
    </style:style>
    <style:style style:name="List29Level1" style:family="text">
      <style:text-properties style:text-underline-style="none"/>
    </style:style>
    <style:style style:name="List29Level2" style:family="text">
      <style:text-properties style:text-underline-style="none"/>
    </style:style>
    <style:style style:name="List29Level3" style:family="text">
      <style:text-properties style:text-underline-style="none"/>
    </style:style>
    <style:style style:name="List29Level4" style:family="text">
      <style:text-properties style:text-underline-style="none"/>
    </style:style>
    <style:style style:name="List29Level5" style:family="text">
      <style:text-properties style:text-underline-style="none"/>
    </style:style>
    <style:style style:name="List29Level6" style:family="text">
      <style:text-properties style:text-underline-style="none"/>
    </style:style>
    <style:style style:name="List29Level7" style:family="text">
      <style:text-properties style:text-underline-style="none"/>
    </style:style>
    <style:style style:name="List29Level8" style:family="text">
      <style:text-properties style:text-underline-style="none"/>
    </style:style>
    <text:list-style style:name="LS29">
      <text:list-level-style-bullet text:bullet-char="●" text:style-name="List29Level0" text:level="1">
        <style:list-level-properties text:space-before="0.635cm" text:min-label-width="0.635cm" fo:text-align="start"/>
        <style:text-properties fo:background-color="#fbfbfb" fo:color="#555555" style:font-name="Open Sans" fo:font-size="11pt" style:font-name-asian="Open Sans" style:font-size-asian="11pt" style:font-name-complex="Open Sans" style:font-size-complex="11pt" style:text-underline-style="none"/>
      </text:list-level-style-bullet>
      <text:list-level-style-bullet text:bullet-char="○" text:style-name="List2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0Level0" style:family="text">
      <style:text-properties fo:background-color="#fbfbfb" fo:color="#555555" style:font-name="Open Sans" fo:font-size="11pt" style:font-name-asian="Open Sans" style:font-size-asian="11pt" style:font-name-complex="Open Sans" style:font-size-complex="11pt" style:text-underline-style="none"/>
    </style:style>
    <style:style style:name="List30Level1" style:family="text">
      <style:text-properties style:text-underline-style="none"/>
    </style:style>
    <style:style style:name="List30Level2" style:family="text">
      <style:text-properties style:text-underline-style="none"/>
    </style:style>
    <style:style style:name="List30Level3" style:family="text">
      <style:text-properties style:text-underline-style="none"/>
    </style:style>
    <style:style style:name="List30Level4" style:family="text">
      <style:text-properties style:text-underline-style="none"/>
    </style:style>
    <style:style style:name="List30Level5" style:family="text">
      <style:text-properties style:text-underline-style="none"/>
    </style:style>
    <style:style style:name="List30Level6" style:family="text">
      <style:text-properties style:text-underline-style="none"/>
    </style:style>
    <style:style style:name="List30Level7" style:family="text">
      <style:text-properties style:text-underline-style="none"/>
    </style:style>
    <style:style style:name="List30Level8" style:family="text">
      <style:text-properties style:text-underline-style="none"/>
    </style:style>
    <text:list-style style:name="LS30">
      <text:list-level-style-bullet text:bullet-char="●" text:style-name="List30Level0" text:level="1">
        <style:list-level-properties text:space-before="0.635cm" text:min-label-width="0.635cm" fo:text-align="start"/>
        <style:text-properties fo:background-color="#fbfbfb" fo:color="#555555" style:font-name="Open Sans" fo:font-size="11pt" style:font-name-asian="Open Sans" style:font-size-asian="11pt" style:font-name-complex="Open Sans" style:font-size-complex="11pt" style:text-underline-style="none"/>
      </text:list-level-style-bullet>
      <text:list-level-style-bullet text:bullet-char="○" text:style-name="List3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1Level0" style:family="text">
      <style:text-properties fo:background-color="#fbfbfb" fo:color="#555555" style:font-name="Open Sans" fo:font-size="11pt" style:font-name-asian="Open Sans" style:font-size-asian="11pt" style:font-name-complex="Open Sans" style:font-size-complex="11pt" style:text-underline-style="none"/>
    </style:style>
    <style:style style:name="List31Level1" style:family="text">
      <style:text-properties style:text-underline-style="none"/>
    </style:style>
    <style:style style:name="List31Level2" style:family="text">
      <style:text-properties style:text-underline-style="none"/>
    </style:style>
    <style:style style:name="List31Level3" style:family="text">
      <style:text-properties style:text-underline-style="none"/>
    </style:style>
    <style:style style:name="List31Level4" style:family="text">
      <style:text-properties style:text-underline-style="none"/>
    </style:style>
    <style:style style:name="List31Level5" style:family="text">
      <style:text-properties style:text-underline-style="none"/>
    </style:style>
    <style:style style:name="List31Level6" style:family="text">
      <style:text-properties style:text-underline-style="none"/>
    </style:style>
    <style:style style:name="List31Level7" style:family="text">
      <style:text-properties style:text-underline-style="none"/>
    </style:style>
    <style:style style:name="List31Level8" style:family="text">
      <style:text-properties style:text-underline-style="none"/>
    </style:style>
    <text:list-style style:name="LS31">
      <text:list-level-style-bullet text:bullet-char="●" text:style-name="List31Level0" text:level="1">
        <style:list-level-properties text:space-before="0.635cm" text:min-label-width="0.635cm" fo:text-align="start"/>
        <style:text-properties fo:background-color="#fbfbfb" fo:color="#555555" style:font-name="Open Sans" fo:font-size="11pt" style:font-name-asian="Open Sans" style:font-size-asian="11pt" style:font-name-complex="Open Sans" style:font-size-complex="11pt" style:text-underline-style="none"/>
      </text:list-level-style-bullet>
      <text:list-level-style-bullet text:bullet-char="○" text:style-name="List3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color="#999999" fo:font-size="8pt" style:font-size-asian="8pt" style:font-size-complex="8pt"/>
    </style:style>
    <style:style style:name="T1_2" style:family="text">
      <style:text-properties fo:color="#999999" fo:font-size="8pt" style:font-size-asian="8pt" style:font-size-complex="8pt"/>
    </style:style>
    <style:style style:name="T1_3" style:family="text">
      <style:text-properties fo:color="#999999" fo:font-size="8pt" style:font-size-asian="8pt" style:font-size-complex="8pt"/>
    </style:style>
    <style:style style:name="T1_4" style:family="text">
      <style:text-properties fo:color="#999999" fo:font-size="8pt" style:font-size-asian="8pt" style:font-size-complex="8pt"/>
    </style:style>
    <style:style style:name="T1_5" style:family="text">
      <style:text-properties fo:color="#999999" fo:font-size="8pt" style:font-size-asian="8pt" style:font-size-complex="8pt"/>
    </style:style>
    <style:style style:name="T1_6" style:family="text">
      <style:text-properties fo:color="#999999" fo:font-size="8pt" style:font-size-asian="8pt" style:font-size-complex="8pt"/>
    </style:style>
    <style:style style:name="T1_7" style:family="text">
      <style:text-properties fo:color="#999999" fo:font-size="8pt" style:font-size-asian="8pt" style:font-size-complex="8pt"/>
    </style:style>
    <style:style style:name="T1_8" style:family="text">
      <style:text-properties fo:color="#999999" fo:font-size="8pt" style:font-size-asian="8pt" style:font-size-complex="8pt"/>
    </style:style>
    <style:style style:name="T1_9" style:family="text">
      <style:text-properties fo:color="#999999" fo:font-size="8pt" style:font-size-asian="8pt" style:font-size-complex="8pt"/>
    </style:style>
    <style:style style:name="T1_10" style:family="text">
      <style:text-properties fo:color="#999999" fo:font-size="8pt" style:font-size-asian="8pt" style:font-size-complex="8pt"/>
    </style:style>
    <style:style style:name="T1_11" style:family="text">
      <style:text-properties fo:color="#999999" fo:font-size="8pt" style:font-size-asian="8pt" style:font-size-complex="8pt"/>
    </style:style>
    <style:style style:name="T1_12" style:family="text">
      <style:text-properties fo:color="#999999" fo:font-size="8pt" style:font-size-asian="8pt" style:font-size-complex="8pt"/>
    </style:style>
    <style:style style:name="T1_13" style:family="text"/>
    <style:style style:name="T1_14" style:family="text">
      <style:text-properties fo:color="#999999" fo:font-size="8pt" style:font-size-asian="8pt" style:font-size-complex="8pt"/>
    </style:style>
    <style:style style:name="T1_15" style:family="text"/>
    <style:style style:name="T1_16" style:family="text">
      <style:text-properties fo:color="#999999" fo:font-size="8pt" style:font-size-asian="8pt" style:font-size-complex="8pt"/>
    </style:style>
    <style:style style:name="T1_17" style:family="text"/>
    <style:style style:name="T1_18" style:family="text">
      <style:text-properties fo:color="#999999" fo:font-size="8pt" style:font-size-asian="8pt" style:font-size-complex="8pt"/>
    </style:style>
    <style:style style:name="T1_19" style:family="text"/>
    <style:style style:name="T1_20" style:family="text">
      <style:text-properties fo:color="#999999" fo:font-size="8pt" style:font-size-asian="8pt" style:font-size-complex="8pt"/>
    </style:style>
    <style:style style:name="T1_21" style:family="text"/>
    <style:style style:name="T1_22" style:family="text">
      <style:text-properties fo:color="#999999" fo:font-size="8pt" style:font-size-asian="8pt" style:font-size-complex="8pt"/>
    </style:style>
    <style:style style:name="T1_23" style:family="text"/>
    <style:style style:name="T1_24" style:family="text">
      <style:text-properties fo:color="#999999" fo:font-size="8pt" style:font-size-asian="8pt" style:font-size-complex="8pt"/>
    </style:style>
    <style:style style:name="T1_25" style:family="text"/>
    <style:style style:name="T1_26" style:family="text">
      <style:text-properties fo:color="#999999" fo:font-size="8pt" style:font-size-asian="8pt" style:font-size-complex="8pt"/>
    </style:style>
    <style:style style:name="T1_27" style:family="text"/>
    <style:style style:name="T1_28" style:family="text">
      <style:text-properties fo:color="#999999" fo:font-size="8pt" style:font-size-asian="8pt" style:font-size-complex="8pt"/>
    </style:style>
    <style:style style:name="T1_29" style:family="text"/>
    <style:style style:name="T1_30" style:family="text">
      <style:text-properties fo:color="#999999" fo:font-size="8pt" style:font-size-asian="8pt" style:font-size-complex="8pt"/>
    </style:style>
    <style:style style:name="T1_31" style:family="text">
      <style:text-properties fo:color="#999999" fo:font-size="8pt" style:font-size-asian="8pt" style:font-size-complex="8pt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color="#999999" fo:font-size="8pt" style:font-size-asian="8pt" style:font-size-complex="8pt"/>
    </style:style>
    <style:style style:name="T2_2" style:family="text">
      <style:text-properties fo:color="#999999" fo:font-size="8pt" style:font-size-asian="8pt" style:font-size-complex="8pt"/>
    </style:style>
    <style:style style:name="T2_3" style:family="text">
      <style:text-properties fo:color="#999999" fo:font-size="8pt" style:font-size-asian="8pt" style:font-size-complex="8pt"/>
    </style:style>
    <style:style style:name="T2_4" style:family="text">
      <style:text-properties fo:color="#999999" fo:font-size="8pt" style:font-size-asian="8pt" style:font-size-complex="8pt"/>
    </style:style>
    <style:style style:name="T2_5" style:family="text">
      <style:text-properties fo:color="#999999" fo:font-size="8pt" style:font-size-asian="8pt" style:font-size-complex="8pt"/>
    </style:style>
    <style:style style:name="T2_6" style:family="text">
      <style:text-properties fo:color="#999999" fo:font-size="8pt" style:font-size-asian="8pt" style:font-size-complex="8pt"/>
    </style:style>
    <style:style style:name="T2_7" style:family="text">
      <style:text-properties fo:color="#999999" fo:font-size="8pt" style:font-size-asian="8pt" style:font-size-complex="8pt"/>
    </style:style>
    <style:style style:name="T2_8" style:family="text">
      <style:text-properties fo:color="#999999" fo:font-size="8pt" style:font-size-asian="8pt" style:font-size-complex="8pt"/>
    </style:style>
    <style:style style:name="T2_9" style:family="text">
      <style:text-properties fo:color="#999999" fo:font-size="8pt" style:font-size-asian="8pt" style:font-size-complex="8pt"/>
    </style:style>
    <style:style style:name="T2_10" style:family="text">
      <style:text-properties fo:color="#999999" fo:font-size="8pt" style:font-size-asian="8pt" style:font-size-complex="8pt"/>
    </style:style>
    <style:style style:name="T2_11" style:family="text">
      <style:text-properties fo:color="#999999" fo:font-size="8pt" style:font-size-asian="8pt" style:font-size-complex="8pt"/>
    </style:style>
    <style:style style:name="T2_12" style:family="text">
      <style:text-properties fo:color="#999999" fo:font-size="8pt" style:font-size-asian="8pt" style:font-size-complex="8pt"/>
    </style:style>
    <style:style style:name="T2_13" style:family="text"/>
    <style:style style:name="T2_14" style:family="text">
      <style:text-properties fo:color="#999999" fo:font-size="8pt" style:font-size-asian="8pt" style:font-size-complex="8pt"/>
    </style:style>
    <style:style style:name="T2_15" style:family="text"/>
    <style:style style:name="T2_16" style:family="text">
      <style:text-properties fo:color="#999999" fo:font-size="8pt" style:font-size-asian="8pt" style:font-size-complex="8pt"/>
    </style:style>
    <style:style style:name="T2_17" style:family="text"/>
    <style:style style:name="T2_18" style:family="text">
      <style:text-properties fo:color="#999999" fo:font-size="8pt" style:font-size-asian="8pt" style:font-size-complex="8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>
      <style:text-properties fo:color="#999999" fo:font-size="8pt" style:font-size-asian="8pt" style:font-size-complex="8pt"/>
    </style:style>
    <style:style style:name="T3_3" style:family="text"/>
    <style:style style:name="T3_4" style:family="text">
      <style:text-properties fo:color="#999999" fo:font-size="8pt" style:font-size-asian="8pt" style:font-size-complex="8pt"/>
    </style:style>
    <style:style style:name="T3_5" style:family="text"/>
    <style:style style:name="T3_6" style:family="text">
      <style:text-properties fo:color="#999999" fo:font-size="8pt" style:font-size-asian="8pt" style:font-size-complex="8pt"/>
    </style:style>
    <style:style style:name="T3_7" style:family="text"/>
    <style:style style:name="T3_8" style:family="text">
      <style:text-properties fo:color="#999999" fo:font-size="8pt" style:font-size-asian="8pt" style:font-size-complex="8pt"/>
    </style:style>
    <style:style style:name="T3_9" style:family="text"/>
    <style:style style:name="T3_10" style:family="text">
      <style:text-properties fo:color="#999999" fo:font-size="8pt" style:font-size-asian="8pt" style:font-size-complex="8pt"/>
    </style:style>
    <style:style style:name="T3_11" style:family="text">
      <style:text-properties fo:color="#d9d9d9" fo:font-size="8pt" style:font-size-asian="8pt" style:font-size-complex="8pt"/>
    </style:style>
    <style:style style:name="T3_12" style:family="text"/>
    <style:style style:name="T3_13" style:family="text">
      <style:text-properties fo:color="#999999" fo:font-size="8pt" style:font-size-asian="8pt" style:font-size-complex="8pt"/>
    </style:style>
    <style:style style:name="T3_14" style:family="text">
      <style:text-properties fo:color="#d9d9d9" fo:font-size="8pt" style:font-size-asian="8pt" style:font-size-complex="8pt"/>
    </style:style>
  </office:automatic-styles>
  <office:master-styles>
    <style:master-page style:name="Standard" style:page-layout-name="pm1">
      <style:header>
        <text:p text:style-name="P1"><text:span text:style-name="T1_1">This</text:span><text:span text:style-name="T1_2"><text:s/></text:span><text:span text:style-name="T1_3">document</text:span><text:span text:style-name="T1_4"><text:s/></text:span><text:span text:style-name="T1_5">is</text:span><text:span text:style-name="T1_6"><text:s/></text:span><text:span text:style-name="T1_7">on</text:span><text:span text:style-name="T1_8"><text:s/></text:span><text:span text:style-name="T1_9">Google</text:span><text:span text:style-name="T1_10"><text:s/></text:span><text:span text:style-name="T1_11">Drive</text:span><text:span text:style-name="T1_12"><text:s/></text:span><text:span text:style-name="T1_13"><text:a xlink:type="simple" xlink:href="http://tinyurl.com/chris-dorward"><text:span text:style-name="T1_14">http</text:span></text:a></text:span><text:span text:style-name="T1_15"><text:a xlink:type="simple" xlink:href="http://tinyurl.com/chris-dorward"><text:span text:style-name="T1_16">://</text:span></text:a></text:span><text:span text:style-name="T1_17"><text:a xlink:type="simple" xlink:href="http://tinyurl.com/chris-dorward"><text:span text:style-name="T1_18">tinyurl</text:span></text:a></text:span><text:span text:style-name="T1_19"><text:a xlink:type="simple" xlink:href="http://tinyurl.com/chris-dorward"><text:span text:style-name="T1_20">.</text:span></text:a></text:span><text:span text:style-name="T1_21"><text:a xlink:type="simple" xlink:href="http://tinyurl.com/chris-dorward"><text:span text:style-name="T1_22">com</text:span></text:a></text:span><text:span text:style-name="T1_23"><text:a xlink:type="simple" xlink:href="http://tinyurl.com/chris-dorward"><text:span text:style-name="T1_24">/</text:span></text:a></text:span><text:span text:style-name="T1_25"><text:a xlink:type="simple" xlink:href="http://tinyurl.com/chris-dorward"><text:span text:style-name="T1_26">chris</text:span></text:a></text:span><text:span text:style-name="T1_27"><text:a xlink:type="simple" xlink:href="http://tinyurl.com/chris-dorward"><text:span text:style-name="T1_28">-</text:span></text:a></text:span><text:span text:style-name="T1_29"><text:a xlink:type="simple" xlink:href="http://tinyurl.com/chris-dorward"><text:span text:style-name="T1_30">dorward</text:span></text:a></text:span><text:span text:style-name="T1_31"><text:s/></text:span></text:p>
        <text:p text:style-name="P2"><text:span text:style-name="T2_1">and</text:span><text:span text:style-name="T2_2"><text:s/></text:span><text:span text:style-name="T2_3">as</text:span><text:span text:style-name="T2_4"><text:s/></text:span><text:span text:style-name="T2_5">a</text:span><text:span text:style-name="T2_6"><text:s/></text:span><text:span text:style-name="T2_7">Web</text:span><text:span text:style-name="T2_8"><text:s/></text:span><text:span text:style-name="T2_9">App</text:span><text:span text:style-name="T2_10"><text:s/></text:span><text:span text:style-name="T2_11">here</text:span><text:span text:style-name="T2_12"><text:s/></text:span><text:span text:style-name="T2_13"><text:a xlink:type="simple" xlink:href="http://listingslab.com/jq_resume"><text:span text:style-name="T2_14">jQuery</text:span></text:a></text:span><text:span text:style-name="T2_15"><text:a xlink:type="simple" xlink:href="http://listingslab.com/jq_resume"><text:span text:style-name="T2_16"><text:s/></text:span></text:a></text:span><text:span text:style-name="T2_17"><text:a xlink:type="simple" xlink:href="http://listingslab.com/jq_resume"><text:span text:style-name="T2_18">Resume</text:span></text:a></text:span></text:p>
        <text:p text:style-name="P3"><text:span text:style-name="T3_1"><text:a xlink:type="simple" xlink:href="https://docs.google.com/document/d/12PIj2eqU5mSL4oC1mUOi0cR4nQGU0COhXqF2UeOYFH0/edit?usp=sharing"><text:span text:style-name="T3_2">Front</text:span></text:a></text:span><text:span text:style-name="T3_3"><text:a xlink:type="simple" xlink:href="https://docs.google.com/document/d/12PIj2eqU5mSL4oC1mUOi0cR4nQGU0COhXqF2UeOYFH0/edit?usp=sharing"><text:span text:style-name="T3_4"><text:s/></text:span></text:a></text:span><text:span text:style-name="T3_5"><text:a xlink:type="simple" xlink:href="https://docs.google.com/document/d/12PIj2eqU5mSL4oC1mUOi0cR4nQGU0COhXqF2UeOYFH0/edit?usp=sharing"><text:span text:style-name="T3_6">End</text:span></text:a></text:span><text:span text:style-name="T3_7"><text:a xlink:type="simple" xlink:href="https://docs.google.com/document/d/12PIj2eqU5mSL4oC1mUOi0cR4nQGU0COhXqF2UeOYFH0/edit?usp=sharing"><text:span text:style-name="T3_8"><text:s/></text:span></text:a></text:span><text:span text:style-name="T3_9"><text:a xlink:type="simple" xlink:href="https://docs.google.com/document/d/12PIj2eqU5mSL4oC1mUOi0cR4nQGU0COhXqF2UeOYFH0/edit?usp=sharing"><text:span text:style-name="T3_10">Development</text:span></text:a></text:span><text:span text:style-name="T3_11"><text:s/></text:span><text:span text:style-name="T3_12"><text:a xlink:type="simple" xlink:href="https://docs.google.com/document/d/1n80DIc5zHJeKTXvkgIDatBZBfpcbC8a4CmVmufPtoKY/edit?usp=sharing"><text:span text:style-name="T3_13">Javascript</text:span></text:a></text:span><text:span text:style-name="T3_14">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